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Title">
      <style:text-properties fo:font-size="60pt" style:font-size-asian="60pt" style:font-size-complex="60pt"/>
    </style:style>
    <style:style style:name="P47" style:family="paragraph" style:parent-style-name="Footnote">
      <style:paragraph-properties fo:text-align="start" style:justify-single-word="false"/>
    </style:style>
    <style:style style:name="P48" style:family="paragraph" style:parent-style-name="Footnote">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center" style:justify-single-word="false"/>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Snippet">
      <style:text-properties style:font-name="Courier New1"/>
    </style:style>
    <style:style style:name="P58" style:family="paragraph" style:parent-style-name="Snippet">
      <style:text-properties fo:font-weight="normal" style:font-weight-asian="normal" style:font-weight-complex="normal"/>
    </style:style>
    <style:style style:name="P59" style:family="paragraph" style:parent-style-name="Heading_20_1">
      <style:paragraph-properties fo:text-align="justify" style:justify-single-word="false"/>
    </style:style>
    <style:style style:name="P60" style:family="paragraph" style:parent-style-name="Heading_20_1">
      <style:paragraph-properties fo:break-before="page"/>
    </style:style>
    <style:style style:name="P61" style:family="paragraph" style:parent-style-name="Contents_20_Heading">
      <style:paragraph-properties fo:break-before="page"/>
    </style:style>
    <style:style style:name="P62" style:family="paragraph" style:parent-style-name="Contents_20_1">
      <style:paragraph-properties>
        <style:tab-stops>
          <style:tab-stop style:position="7.0602in" style:type="right" style:leader-style="dotted" style:leader-text="."/>
        </style:tab-stops>
      </style:paragraph-properties>
    </style:style>
    <style:style style:name="P63" style:family="paragraph" style:parent-style-name="Contents_20_2">
      <style:paragraph-properties>
        <style:tab-stops>
          <style:tab-stop style:position="6.8839in" style:type="right"/>
        </style:tab-stops>
      </style:paragraph-properties>
    </style:style>
    <style:style style:name="P64" style:family="paragraph" style:parent-style-name="Table_20_Contents">
      <style:paragraph-properties fo:text-align="justify" style:justify-single-word="false"/>
    </style:style>
    <style:style style:name="P65" style:family="paragraph" style:parent-style-name="Index_20_1">
      <style:paragraph-properties>
        <style:tab-stops>
          <style:tab-stop style:position="7.0807in" style:type="right"/>
        </style:tab-stops>
      </style:paragraph-properties>
    </style:style>
    <style:style style:name="P66" style:family="paragraph" style:parent-style-name="Index_20_Separator">
      <style:paragraph-properties>
        <style:tab-stops/>
      </style:paragraph-properties>
    </style:style>
    <style:style style:name="P67" style:family="paragraph" style:parent-style-name="Text_20_body" style:master-page-name="Standard">
      <style:paragraph-properties style:page-number="auto"/>
    </style:style>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list-style-name="L3">
      <style:paragraph-properties fo:text-align="justify" style:justify-single-word="false"/>
    </style:style>
    <style:style style:name="P71" style:family="paragraph" style:parent-style-name="Text_20_body" style:list-style-name="L5">
      <style:paragraph-properties fo:text-align="justify" style:justify-single-word="false"/>
    </style:style>
    <style:style style:name="P72" style:family="paragraph" style:parent-style-name="Text_20_body" style:list-style-name="L1">
      <style:paragraph-properties fo:text-align="justify" style:justify-single-word="false"/>
    </style:style>
    <style:style style:name="P73" style:family="paragraph" style:parent-style-name="Text_20_body" style:list-style-name="L8">
      <style:paragraph-properties fo:text-align="justify" style:justify-single-word="false"/>
    </style:style>
    <style:style style:name="P74" style:family="paragraph" style:parent-style-name="Text_20_body" style:list-style-name="L10">
      <style:paragraph-properties fo:text-align="justify" style:justify-single-word="false"/>
    </style:style>
    <style:style style:name="P75" style:family="paragraph" style:parent-style-name="Text_20_body" style:list-style-name="L11">
      <style:paragraph-properties fo:text-align="justify" style:justify-single-word="false"/>
    </style:style>
    <style:style style:name="P76" style:family="paragraph" style:parent-style-name="Text_20_body" style:list-style-name="L13">
      <style:paragraph-properties fo:text-align="justify" style:justify-single-word="false"/>
    </style:style>
    <style:style style:name="P77" style:family="paragraph" style:parent-style-name="Text_20_body" style:list-style-name="L14">
      <style:paragraph-properties fo:text-align="justify" style:justify-single-word="false"/>
    </style:style>
    <style:style style:name="P78" style:family="paragraph" style:parent-style-name="Text_20_body" style:list-style-name="L15">
      <style:paragraph-properties fo:text-align="justify" style:justify-single-word="false"/>
    </style:style>
    <style:style style:name="P79" style:family="paragraph" style:parent-style-name="Text_20_body" style:list-style-name="L16">
      <style:paragraph-properties fo:text-align="justify" style:justify-single-word="false"/>
    </style:style>
    <style:style style:name="P80" style:family="paragraph" style:parent-style-name="Text_20_body" style:list-style-name="L17">
      <style:paragraph-properties fo:text-align="justify" style:justify-single-word="false"/>
    </style:style>
    <style:style style:name="P81" style:family="paragraph" style:parent-style-name="Text_20_body" style:list-style-name="L18">
      <style:paragraph-properties fo:text-align="justify" style:justify-single-word="false"/>
    </style:style>
    <style:style style:name="P82" style:family="paragraph" style:parent-style-name="Text_20_body" style:list-style-name="L19">
      <style:paragraph-properties fo:text-align="justify" style:justify-single-word="false"/>
    </style:style>
    <style:style style:name="P83" style:family="paragraph" style:parent-style-name="Text_20_body" style:list-style-name="L20">
      <style:paragraph-properties fo:text-align="justify" style:justify-single-word="false"/>
    </style:style>
    <style:style style:name="P84" style:family="paragraph" style:parent-style-name="Text_20_body" style:list-style-name="L21">
      <style:paragraph-properties fo:text-align="justify" style:justify-single-word="false"/>
    </style:style>
    <style:style style:name="P85" style:family="paragraph" style:parent-style-name="Text_20_body" style:list-style-name="L22">
      <style:paragraph-properties fo:text-align="justify" style:justify-single-word="false"/>
    </style:style>
    <style:style style:name="P86" style:family="paragraph" style:parent-style-name="Text_20_body" style:list-style-name="L23">
      <style:paragraph-properties fo:text-align="justify" style:justify-single-word="false"/>
    </style:style>
    <style:style style:name="P87" style:family="paragraph" style:parent-style-name="Text_20_body" style:list-style-name="L4"/>
    <style:style style:name="P88" style:family="paragraph" style:parent-style-name="Text_20_body" style:list-style-name="L5"/>
    <style:style style:name="P89" style:family="paragraph" style:parent-style-name="Text_20_body" style:list-style-name="L6"/>
    <style:style style:name="P90" style:family="paragraph" style:parent-style-name="Text_20_body" style:list-style-name="L7"/>
    <style:style style:name="P91" style:family="paragraph" style:parent-style-name="Text_20_body" style:list-style-name="L9"/>
    <style:style style:name="P92"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19756432" text:id="ct219756432">
          <text:insertion>
            <office:change-info>
              <dc:creator>Peter Camilleri</dc:creator>
              <dc:date>2015-04-25T23:41:00</dc:date>
            </office:change-info>
          </text:insertion>
        </text:changed-region>
        <text:changed-region xml:id="ct219756536" text:id="ct219756536">
          <text:insertion>
            <office:change-info>
              <dc:creator>Peter Camilleri</dc:creator>
              <dc:date>2015-04-25T23:42:00</dc:date>
            </office:change-info>
          </text:insertion>
        </text:changed-region>
        <text:changed-region xml:id="ct219765304" text:id="ct219765304">
          <text:insertion>
            <office:change-info>
              <dc:creator>Peter Camilleri</dc:creator>
              <dc:date>2015-04-26T13:40:00</dc:date>
            </office:change-info>
          </text:insertion>
        </text:changed-region>
        <text:changed-region xml:id="ct219765408" text:id="ct219765408">
          <text:insertion>
            <office:change-info>
              <dc:creator>Peter Camilleri</dc:creator>
              <dc:date>2015-04-26T13:39:00</dc:date>
            </office:change-info>
          </text:insertion>
        </text:changed-region>
        <text:changed-region xml:id="ct219765512" text:id="ct219765512">
          <text:insertion>
            <office:change-info>
              <dc:creator>Peter Camilleri</dc:creator>
              <dc:date>2015-04-26T13:40:00</dc:date>
            </office:change-info>
          </text:insertion>
        </text:changed-region>
        <text:changed-region xml:id="ct219766552" text:id="ct219766552">
          <text:insertion>
            <office:change-info>
              <dc:creator>Peter Camilleri</dc:creator>
              <dc:date>2015-04-26T13:46:00</dc:date>
            </office:change-info>
          </text:insertion>
        </text:changed-region>
        <text:changed-region xml:id="ct219766656" text:id="ct219766656">
          <text:insertion>
            <office:change-info>
              <dc:creator>Peter Camilleri</dc:creator>
              <dc:date>2015-04-26T13:47:00</dc:date>
            </office:change-info>
          </text:insertion>
        </text:changed-region>
        <text:changed-region xml:id="ct218221200" text:id="ct218221200">
          <text:insertion>
            <office:change-info>
              <dc:creator>Peter Camilleri</dc:creator>
              <dc:date>2015-04-25T13:09:00</dc:date>
            </office:change-info>
          </text:insertion>
        </text:changed-region>
        <text:changed-region xml:id="ct218221304" text:id="ct218221304">
          <text:insertion>
            <office:change-info>
              <dc:creator>Peter Camilleri</dc:creator>
              <dc:date>2015-04-25T13:10:00</dc:date>
            </office:change-info>
          </text:insertion>
        </text:changed-region>
        <text:changed-region xml:id="ct218221512" text:id="ct218221512">
          <text:insertion>
            <office:change-info>
              <dc:creator>Peter Camilleri</dc:creator>
              <dc:date>2015-04-25T13:11:00</dc:date>
            </office:change-info>
          </text:insertion>
        </text:changed-region>
        <text:changed-region xml:id="ct218221616" text:id="ct218221616">
          <text:deletion>
            <office:change-info>
              <dc:creator>Peter Camilleri</dc:creator>
              <dc:date>2015-04-25T13:26:00</dc:date>
            </office:change-info>
            <text:p text:style-name="Text_20_body">.even?</text:p>
          </text:deletion>
        </text:changed-region>
        <text:changed-region xml:id="ct218221720" text:id="ct218221720">
          <text:insertion>
            <office:change-info>
              <dc:creator>Peter Camilleri</dc:creator>
              <dc:date>2015-04-25T13:25:00</dc:date>
            </office:change-info>
          </text:insertion>
        </text:changed-region>
        <text:changed-region xml:id="ct218221824" text:id="ct218221824">
          <text:insertion>
            <office:change-info>
              <dc:creator>Peter Camilleri</dc:creator>
              <dc:date>2015-04-25T13:25:00</dc:date>
            </office:change-info>
          </text:insertion>
        </text:changed-region>
        <text:changed-region xml:id="ct218221928" text:id="ct218221928">
          <text:insertion>
            <office:change-info>
              <dc:creator>Peter Camilleri</dc:creator>
              <dc:date>2015-04-25T13:25:00</dc:date>
            </office:change-info>
          </text:insertion>
        </text:changed-region>
        <text:changed-region xml:id="ct218222032" text:id="ct218222032">
          <text:insertion>
            <office:change-info>
              <dc:creator>Peter Camilleri</dc:creator>
              <dc:date>2015-04-25T13:25:00</dc:date>
            </office:change-info>
          </text:insertion>
        </text:changed-region>
        <text:changed-region xml:id="ct218222136" text:id="ct218222136">
          <text:insertion>
            <office:change-info>
              <dc:creator>Peter Camilleri</dc:creator>
              <dc:date>2015-04-25T13:25:00</dc:date>
            </office:change-info>
          </text:insertion>
        </text:changed-region>
        <text:changed-region xml:id="ct218222240" text:id="ct218222240">
          <text:insertion>
            <office:change-info>
              <dc:creator>Peter Camilleri</dc:creator>
              <dc:date>2015-04-25T13:27:00</dc:date>
            </office:change-info>
          </text:insertion>
        </text:changed-region>
        <text:changed-region xml:id="ct218222344" text:id="ct218222344">
          <text:insertion>
            <office:change-info>
              <dc:creator>Peter Camilleri</dc:creator>
              <dc:date>2015-04-25T13:27:00</dc:date>
            </office:change-info>
          </text:insertion>
        </text:changed-region>
        <text:changed-region xml:id="ct218222448" text:id="ct218222448">
          <text:deletion>
            <office:change-info>
              <dc:creator>Peter Camilleri</dc:creator>
              <dc:date>2015-04-25T13:29:00</dc:date>
            </office:change-info>
            <text:p text:style-name="Text_20_body">.gcd</text:p>
          </text:deletion>
        </text:changed-region>
        <text:changed-region xml:id="ct218222552" text:id="ct218222552">
          <text:insertion>
            <office:change-info>
              <dc:creator>Peter Camilleri</dc:creator>
              <dc:date>2015-04-25T13:25:00</dc:date>
            </office:change-info>
          </text:insertion>
        </text:changed-region>
        <text:changed-region xml:id="ct218222656" text:id="ct218222656">
          <text:deletion>
            <office:change-info>
              <dc:creator>Peter Camilleri</dc:creator>
              <dc:date>2015-04-25T13:31:00</dc:date>
            </office:change-info>
            <text:p text:style-name="Text_20_body">.lcm</text:p>
          </text:deletion>
        </text:changed-region>
        <text:changed-region xml:id="ct218222760" text:id="ct218222760">
          <text:insertion>
            <office:change-info>
              <dc:creator>Peter Camilleri</dc:creator>
              <dc:date>2015-04-25T13:25:00</dc:date>
            </office:change-info>
          </text:insertion>
        </text:changed-region>
        <text:changed-region xml:id="ct218222968" text:id="ct218222968">
          <text:deletion>
            <office:change-info>
              <dc:creator>Peter Camilleri</dc:creator>
              <dc:date>2015-04-25T13:37:00</dc:date>
            </office:change-info>
            <text:p text:style-name="Text_20_body">.odd?</text:p>
          </text:deletion>
        </text:changed-region>
        <text:changed-region xml:id="ct218222864" text:id="ct218222864">
          <text:deletion>
            <office:change-info>
              <dc:creator>Peter Camilleri</dc:creator>
              <dc:date>2015-04-25T13:39:00</dc:date>
            </office:change-info>
            <text:p text:style-name="Text_20_body"/>
            <text:p text:style-name="Text_20_body"/>
          </text:deletion>
        </text:changed-region>
        <text:changed-region xml:id="ct218223072" text:id="ct218223072">
          <text:insertion>
            <office:change-info>
              <dc:creator>Peter Camilleri</dc:creator>
              <dc:date>2015-04-25T13:25:00</dc:date>
            </office:change-info>
          </text:insertion>
        </text:changed-region>
        <text:changed-region xml:id="ct218223176" text:id="ct218223176">
          <text:deletion>
            <office:change-info>
              <dc:creator>Peter Camilleri</dc:creator>
              <dc:date>2015-04-25T13:41:00</dc:date>
            </office:change-info>
            <text:p text:style-name="Text_20_body">2*</text:p>
          </text:deletion>
        </text:changed-region>
        <text:changed-region xml:id="ct218223280" text:id="ct218223280">
          <text:insertion>
            <office:change-info>
              <dc:creator>Peter Camilleri</dc:creator>
              <dc:date>2015-04-25T13:24:00</dc:date>
            </office:change-info>
          </text:insertion>
        </text:changed-region>
        <text:changed-region xml:id="ct218223384" text:id="ct218223384">
          <text:insertion>
            <office:change-info>
              <dc:creator>Peter Camilleri</dc:creator>
              <dc:date>2015-04-25T13:25:00</dc:date>
            </office:change-info>
          </text:insertion>
        </text:changed-region>
        <text:changed-region xml:id="ct218223488" text:id="ct218223488">
          <text:insertion>
            <office:change-info>
              <dc:creator>Peter Camilleri</dc:creator>
              <dc:date>2015-04-25T13:42:00</dc:date>
            </office:change-info>
          </text:insertion>
        </text:changed-region>
        <text:changed-region xml:id="ct218223592" text:id="ct218223592">
          <text:insertion>
            <office:change-info>
              <dc:creator>Peter Camilleri</dc:creator>
              <dc:date>2015-04-25T13:25:00</dc:date>
            </office:change-info>
          </text:insertion>
        </text:changed-region>
        <text:changed-region xml:id="ct218223696" text:id="ct218223696">
          <text:insertion>
            <office:change-info>
              <dc:creator>Peter Camilleri</dc:creator>
              <dc:date>2015-04-25T13:25:00</dc:date>
            </office:change-info>
          </text:insertion>
        </text:changed-region>
        <text:changed-region xml:id="ct218223800" text:id="ct218223800">
          <text:insertion>
            <office:change-info>
              <dc:creator>Peter Camilleri</dc:creator>
              <dc:date>2015-04-25T13:42:00</dc:date>
            </office:change-info>
          </text:insertion>
        </text:changed-region>
        <text:changed-region xml:id="ct218223904" text:id="ct218223904">
          <text:insertion>
            <office:change-info>
              <dc:creator>Peter Camilleri</dc:creator>
              <dc:date>2015-04-25T13:42:00</dc:date>
            </office:change-info>
          </text:insertion>
        </text:changed-region>
        <text:changed-region xml:id="ct218224008" text:id="ct218224008">
          <text:deletion>
            <office:change-info>
              <dc:creator>Peter Camilleri</dc:creator>
              <dc:date>2015-04-25T13:42:00</dc:date>
            </office:change-info>
            <text:p text:style-name="Text_20_body">2/</text:p>
          </text:deletion>
        </text:changed-region>
        <text:changed-region xml:id="ct218224112" text:id="ct218224112">
          <text:insertion>
            <office:change-info>
              <dc:creator>Peter Camilleri</dc:creator>
              <dc:date>2015-04-25T13:25:00</dc:date>
            </office:change-info>
          </text:insertion>
        </text:changed-region>
        <text:changed-region xml:id="ct219752688" text:id="ct219752688">
          <text:deletion>
            <office:change-info>
              <dc:creator>Peter Camilleri</dc:creator>
              <dc:date>2015-04-25T13:46:00</dc:date>
            </office:change-info>
            <text:p text:style-name="Standard"/>
            <text:p text:style-name="Text_20_body">&lt;&lt;</text:p>
          </text:deletion>
        </text:changed-region>
        <text:changed-region xml:id="ct219752792" text:id="ct219752792">
          <text:insertion>
            <office:change-info>
              <dc:creator>Peter Camilleri</dc:creator>
              <dc:date>2015-04-25T13:25:00</dc:date>
            </office:change-info>
          </text:insertion>
        </text:changed-region>
        <text:changed-region xml:id="ct219752896" text:id="ct219752896">
          <text:deletion>
            <office:change-info>
              <dc:creator>Peter Camilleri</dc:creator>
              <dc:date>2015-04-25T13:55:00</dc:date>
            </office:change-info>
            <text:p text:style-name="Standard"/>
            <text:p text:style-name="Text_20_body">&gt;&gt;</text:p>
          </text:deletion>
        </text:changed-region>
        <text:changed-region xml:id="ct219753000" text:id="ct219753000">
          <text:insertion>
            <office:change-info>
              <dc:creator>Peter Camilleri</dc:creator>
              <dc:date>2015-04-25T13:25:00</dc:date>
            </office:change-info>
          </text:insertion>
        </text:changed-region>
        <text:changed-region xml:id="ct219753104" text:id="ct219753104">
          <text:deletion>
            <office:change-info>
              <dc:creator>Peter Camilleri</dc:creator>
              <dc:date>2015-04-25T14:29:00</dc:date>
            </office:change-info>
            <text:p text:style-name="Standard"/>
            <text:p text:style-name="Text_20_body">and</text:p>
          </text:deletion>
        </text:changed-region>
        <text:changed-region xml:id="ct219753208" text:id="ct219753208">
          <text:insertion>
            <office:change-info>
              <dc:creator>Peter Camilleri</dc:creator>
              <dc:date>2015-04-25T13:25:00</dc:date>
            </office:change-info>
          </text:insertion>
        </text:changed-region>
        <text:changed-region xml:id="ct219753312" text:id="ct219753312">
          <text:deletion>
            <office:change-info>
              <dc:creator>Peter Camilleri</dc:creator>
              <dc:date>2015-04-25T14:31:00</dc:date>
            </office:change-info>
            <text:p text:style-name="Text_20_body"/>
            <text:p text:style-name="Text_20_body">com</text:p>
          </text:deletion>
        </text:changed-region>
        <text:changed-region xml:id="ct219753416" text:id="ct219753416">
          <text:insertion>
            <office:change-info>
              <dc:creator>Peter Camilleri</dc:creator>
              <dc:date>2015-04-25T13:25:00</dc:date>
            </office:change-info>
          </text:insertion>
        </text:changed-region>
        <text:changed-region xml:id="ct219753520" text:id="ct219753520">
          <text:deletion>
            <office:change-info>
              <dc:creator>Peter Camilleri</dc:creator>
              <dc:date>2015-04-25T14:33:00</dc:date>
            </office:change-info>
            <text:p text:style-name="Text_20_body"/>
            <text:p text:style-name="Text_20_body">or</text:p>
          </text:deletion>
        </text:changed-region>
        <text:changed-region xml:id="ct219753624" text:id="ct219753624">
          <text:insertion>
            <office:change-info>
              <dc:creator>Peter Camilleri</dc:creator>
              <dc:date>2015-04-25T13:25:00</dc:date>
            </office:change-info>
          </text:insertion>
        </text:changed-region>
        <text:changed-region xml:id="ct219753728" text:id="ct219753728">
          <text:insertion>
            <office:change-info>
              <dc:creator>Peter Camilleri</dc:creator>
              <dc:date>2015-04-25T14:34:00</dc:date>
            </office:change-info>
          </text:insertion>
        </text:changed-region>
        <text:changed-region xml:id="ct219753832" text:id="ct219753832">
          <text:insertion>
            <office:change-info>
              <dc:creator>Peter Camilleri</dc:creator>
              <dc:date>2015-04-25T13:25:00</dc:date>
            </office:change-info>
          </text:insertion>
        </text:changed-region>
        <text:changed-region xml:id="ct219753936" text:id="ct219753936">
          <text:insertion>
            <office:change-info>
              <dc:creator>Peter Camilleri</dc:creator>
              <dc:date>2015-04-25T13:25:00</dc:date>
            </office:change-info>
          </text:insertion>
        </text:changed-region>
        <text:changed-region xml:id="ct219754040" text:id="ct219754040">
          <text:insertion>
            <office:change-info>
              <dc:creator>Peter Camilleri</dc:creator>
              <dc:date>2015-04-25T14:35:00</dc:date>
            </office:change-info>
          </text:insertion>
        </text:changed-region>
        <text:changed-region xml:id="ct219754144" text:id="ct219754144">
          <text:insertion>
            <office:change-info>
              <dc:creator>Peter Camilleri</dc:creator>
              <dc:date>2015-04-25T14:35:00</dc:date>
            </office:change-info>
          </text:insertion>
        </text:changed-region>
        <text:changed-region xml:id="ct219754248" text:id="ct219754248">
          <text:deletion>
            <office:change-info>
              <dc:creator>Peter Camilleri</dc:creator>
              <dc:date>2015-04-25T14:35:00</dc:date>
            </office:change-info>
            <text:p text:style-name="Standard"/>
            <text:p text:style-name="Text_20_body">xor</text:p>
          </text:deletion>
        </text:changed-region>
        <text:changed-region xml:id="ct219754352" text:id="ct219754352">
          <text:insertion>
            <office:change-info>
              <dc:creator>Peter Camilleri</dc:creator>
              <dc:date>2015-04-25T13:25:00</dc:date>
            </office:change-info>
          </text:insertion>
        </text:changed-region>
        <text:changed-region xml:id="ct219754456" text:id="ct219754456">
          <text:insertion>
            <office:change-info>
              <dc:creator>Peter Camilleri</dc:creator>
              <dc:date>2015-04-25T15:11:00</dc:date>
            </office:change-info>
          </text:insertion>
        </text:changed-region>
        <text:changed-region xml:id="ct219754560" text:id="ct219754560">
          <text:insertion>
            <office:change-info>
              <dc:creator>Peter Camilleri</dc:creator>
              <dc:date>2015-04-25T15:09:00</dc:date>
            </office:change-info>
          </text:insertion>
        </text:changed-region>
        <text:changed-region xml:id="ct219754664" text:id="ct219754664">
          <text:insertion>
            <office:change-info>
              <dc:creator>Peter Camilleri</dc:creator>
              <dc:date>2015-04-25T15:09:00</dc:date>
            </office:change-info>
          </text:insertion>
        </text:changed-region>
        <text:changed-region xml:id="ct219754768" text:id="ct219754768">
          <text:insertion>
            <office:change-info>
              <dc:creator>Peter Camilleri</dc:creator>
              <dc:date>2015-04-25T15:09:00</dc:date>
            </office:change-info>
          </text:insertion>
        </text:changed-region>
        <text:changed-region xml:id="ct219754872" text:id="ct219754872">
          <text:insertion>
            <office:change-info>
              <dc:creator>Peter Camilleri</dc:creator>
              <dc:date>2015-04-25T15:10:00</dc:date>
            </office:change-info>
          </text:insertion>
        </text:changed-region>
        <text:changed-region xml:id="ct219754976" text:id="ct219754976">
          <text:insertion>
            <office:change-info>
              <dc:creator>Peter Camilleri</dc:creator>
              <dc:date>2015-04-25T15:10:00</dc:date>
            </office:change-info>
          </text:insertion>
        </text:changed-region>
        <text:changed-region xml:id="ct219755080" text:id="ct219755080">
          <text:insertion>
            <office:change-info>
              <dc:creator>Peter Camilleri</dc:creator>
              <dc:date>2015-04-25T15:10:00</dc:date>
            </office:change-info>
          </text:insertion>
        </text:changed-region>
        <text:changed-region xml:id="ct219755184" text:id="ct219755184">
          <text:insertion>
            <office:change-info>
              <dc:creator>Peter Camilleri</dc:creator>
              <dc:date>2015-04-25T15:10:00</dc:date>
            </office:change-info>
          </text:insertion>
        </text:changed-region>
        <text:changed-region xml:id="ct219755288" text:id="ct219755288">
          <text:insertion>
            <office:change-info>
              <dc:creator>Peter Camilleri</dc:creator>
              <dc:date>2015-04-25T15:10:00</dc:date>
            </office:change-info>
          </text:insertion>
        </text:changed-region>
        <text:changed-region xml:id="ct219755392" text:id="ct219755392">
          <text:insertion>
            <office:change-info>
              <dc:creator>Peter Camilleri</dc:creator>
              <dc:date>2015-04-25T15:10:00</dc:date>
            </office:change-info>
          </text:insertion>
        </text:changed-region>
        <text:changed-region xml:id="ct219755496" text:id="ct219755496">
          <text:insertion>
            <office:change-info>
              <dc:creator>Peter Camilleri</dc:creator>
              <dc:date>2015-04-25T15:10:00</dc:date>
            </office:change-info>
          </text:insertion>
        </text:changed-region>
        <text:changed-region xml:id="ct219755600" text:id="ct219755600">
          <text:insertion>
            <office:change-info>
              <dc:creator>Peter Camilleri</dc:creator>
              <dc:date>2015-04-25T15:10:00</dc:date>
            </office:change-info>
          </text:insertion>
        </text:changed-region>
        <text:changed-region xml:id="ct219755704" text:id="ct219755704">
          <text:deletion>
            <office:change-info>
              <dc:creator>Peter Camilleri</dc:creator>
              <dc:date>2015-04-25T17:35:00</dc:date>
            </office:change-info>
            <text:p text:style-name="P1">Ipsum lorem</text:p>
          </text:deletion>
        </text:changed-region>
        <text:changed-region xml:id="ct219755808" text:id="ct219755808">
          <text:insertion>
            <office:change-info>
              <dc:creator>Peter Camilleri</dc:creator>
              <dc:date>2015-04-25T17:35:00</dc:date>
            </office:change-info>
          </text:insertion>
        </text:changed-region>
        <text:changed-region xml:id="ct219755912" text:id="ct219755912">
          <text:insertion>
            <office:change-info>
              <dc:creator>Peter Camilleri</dc:creator>
              <dc:date>2015-04-25T17:36:00</dc:date>
            </office:change-info>
          </text:insertion>
        </text:changed-region>
        <text:changed-region xml:id="ct219756016" text:id="ct219756016">
          <text:insertion>
            <office:change-info>
              <dc:creator>Peter Camilleri</dc:creator>
              <dc:date>2015-04-25T17:37:00</dc:date>
            </office:change-info>
          </text:insertion>
        </text:changed-region>
        <text:changed-region xml:id="ct219756120" text:id="ct219756120">
          <text:insertion>
            <office:change-info>
              <dc:creator>Peter Camilleri</dc:creator>
              <dc:date>2015-04-25T18:11:00</dc:date>
            </office:change-info>
          </text:insertion>
        </text:changed-region>
        <text:changed-region xml:id="ct219756224" text:id="ct219756224">
          <text:insertion>
            <office:change-info>
              <dc:creator>Peter Camilleri</dc:creator>
              <dc:date>2015-04-25T18:12:00</dc:date>
            </office:change-info>
          </text:insertion>
        </text:changed-region>
        <text:changed-region xml:id="ct219756328" text:id="ct219756328">
          <text:insertion>
            <office:change-info>
              <dc:creator>Peter Camilleri</dc:creator>
              <dc:date>2015-04-25T18:14:00</dc:date>
            </office:change-info>
          </text:insertion>
        </text:changed-region>
        <text:changed-region xml:id="ct219756640" text:id="ct219756640">
          <text:insertion>
            <office:change-info>
              <dc:creator>Peter Camilleri</dc:creator>
              <dc:date>2015-04-25T18:13:00</dc:date>
            </office:change-info>
          </text:insertion>
        </text:changed-region>
        <text:changed-region xml:id="ct219756784" text:id="ct219756784">
          <text:deletion>
            <office:change-info>
              <dc:creator>Peter Camilleri</dc:creator>
              <dc:date>2015-04-25T17:45:00</dc:date>
            </office:change-info>
            <text:p text:style-name="Text_20_body"/>
            <text:p text:style-name="Text_20_body">*</text:p>
          </text:deletion>
        </text:changed-region>
        <text:changed-region xml:id="ct219756888" text:id="ct219756888">
          <text:insertion>
            <office:change-info>
              <dc:creator>Peter Camilleri</dc:creator>
              <dc:date>2015-04-25T17:38:00</dc:date>
            </office:change-info>
          </text:insertion>
        </text:changed-region>
        <text:changed-region xml:id="ct219756992" text:id="ct219756992">
          <text:deletion>
            <office:change-info>
              <dc:creator>Peter Camilleri</dc:creator>
              <dc:date>2015-04-25T18:16:00</dc:date>
            </office:change-info>
            <text:p text:style-name="Standard"/>
            <text:p text:style-name="Text_20_body">**</text:p>
          </text:deletion>
        </text:changed-region>
        <text:changed-region xml:id="ct219757096" text:id="ct219757096">
          <text:insertion>
            <office:change-info>
              <dc:creator>Peter Camilleri</dc:creator>
              <dc:date>2015-04-25T17:38:00</dc:date>
            </office:change-info>
          </text:insertion>
        </text:changed-region>
        <text:changed-region xml:id="ct219757200" text:id="ct219757200">
          <text:insertion>
            <office:change-info>
              <dc:creator>Peter Camilleri</dc:creator>
              <dc:date>2015-04-25T22:45:00</dc:date>
            </office:change-info>
          </text:insertion>
        </text:changed-region>
        <text:changed-region xml:id="ct219757304" text:id="ct219757304">
          <text:insertion>
            <office:change-info>
              <dc:creator>Peter Camilleri</dc:creator>
              <dc:date>2015-04-25T22:46:00</dc:date>
            </office:change-info>
          </text:insertion>
        </text:changed-region>
        <text:changed-region xml:id="ct219757408" text:id="ct219757408">
          <text:insertion>
            <office:change-info>
              <dc:creator>Peter Camilleri</dc:creator>
              <dc:date>2015-04-25T17:38:00</dc:date>
            </office:change-info>
          </text:insertion>
        </text:changed-region>
        <text:changed-region xml:id="ct219757512" text:id="ct219757512">
          <text:insertion>
            <office:change-info>
              <dc:creator>Peter Camilleri</dc:creator>
              <dc:date>2015-04-25T17:38:00</dc:date>
            </office:change-info>
          </text:insertion>
        </text:changed-region>
        <text:changed-region xml:id="ct219757616" text:id="ct219757616">
          <text:insertion>
            <office:change-info>
              <dc:creator>Peter Camilleri</dc:creator>
              <dc:date>2015-04-25T17:38:00</dc:date>
            </office:change-info>
          </text:insertion>
        </text:changed-region>
        <text:changed-region xml:id="ct219757720" text:id="ct219757720">
          <text:insertion>
            <office:change-info>
              <dc:creator>Peter Camilleri</dc:creator>
              <dc:date>2015-04-25T17:38:00</dc:date>
            </office:change-info>
          </text:insertion>
        </text:changed-region>
        <text:changed-region xml:id="ct219757824" text:id="ct219757824">
          <text:insertion>
            <office:change-info>
              <dc:creator>Peter Camilleri</dc:creator>
              <dc:date>2015-04-25T17:38:00</dc:date>
            </office:change-info>
          </text:insertion>
        </text:changed-region>
        <text:changed-region xml:id="ct219757928" text:id="ct219757928">
          <text:insertion>
            <office:change-info>
              <dc:creator>Peter Camilleri</dc:creator>
              <dc:date>2015-04-25T17:38:00</dc:date>
            </office:change-info>
          </text:insertion>
        </text:changed-region>
        <text:changed-region xml:id="ct219758032" text:id="ct219758032">
          <text:insertion>
            <office:change-info>
              <dc:creator>Peter Camilleri</dc:creator>
              <dc:date>2015-04-25T17:38:00</dc:date>
            </office:change-info>
          </text:insertion>
        </text:changed-region>
        <text:changed-region xml:id="ct219758136" text:id="ct219758136">
          <text:insertion>
            <office:change-info>
              <dc:creator>Peter Camilleri</dc:creator>
              <dc:date>2015-04-25T22:38:00</dc:date>
            </office:change-info>
          </text:insertion>
        </text:changed-region>
        <text:changed-region xml:id="ct219758240" text:id="ct219758240">
          <text:insertion>
            <office:change-info>
              <dc:creator>Peter Camilleri</dc:creator>
              <dc:date>2015-04-25T22:38:00</dc:date>
            </office:change-info>
          </text:insertion>
        </text:changed-region>
        <text:changed-region xml:id="ct219758344" text:id="ct219758344">
          <text:deletion>
            <office:change-info>
              <dc:creator>Peter Camilleri</dc:creator>
              <dc:date>2015-04-25T22:48:00</dc:date>
            </office:change-info>
            <text:p text:style-name="Text_20_body">+</text:p>
          </text:deletion>
        </text:changed-region>
        <text:changed-region xml:id="ct219758448" text:id="ct219758448">
          <text:insertion>
            <office:change-info>
              <dc:creator>Peter Camilleri</dc:creator>
              <dc:date>2015-04-25T17:38:00</dc:date>
            </office:change-info>
          </text:insertion>
        </text:changed-region>
        <text:changed-region xml:id="ct219758552" text:id="ct219758552">
          <text:insertion>
            <office:change-info>
              <dc:creator>Peter Camilleri</dc:creator>
              <dc:date>2015-04-25T17:38:00</dc:date>
            </office:change-info>
          </text:insertion>
        </text:changed-region>
        <text:changed-region xml:id="ct219758656" text:id="ct219758656">
          <text:insertion>
            <office:change-info>
              <dc:creator>Peter Camilleri</dc:creator>
              <dc:date>2015-04-25T17:38:00</dc:date>
            </office:change-info>
          </text:insertion>
        </text:changed-region>
        <text:changed-region xml:id="ct219758760" text:id="ct219758760">
          <text:insertion>
            <office:change-info>
              <dc:creator>Peter Camilleri</dc:creator>
              <dc:date>2015-04-25T17:38:00</dc:date>
            </office:change-info>
          </text:insertion>
        </text:changed-region>
        <text:changed-region xml:id="ct219758864" text:id="ct219758864">
          <text:insertion>
            <office:change-info>
              <dc:creator>Peter Camilleri</dc:creator>
              <dc:date>2015-04-25T17:38:00</dc:date>
            </office:change-info>
          </text:insertion>
        </text:changed-region>
        <text:changed-region xml:id="ct219758968" text:id="ct219758968">
          <text:insertion>
            <office:change-info>
              <dc:creator>Peter Camilleri</dc:creator>
              <dc:date>2015-04-26T10:10:00</dc:date>
            </office:change-info>
          </text:insertion>
        </text:changed-region>
        <text:changed-region xml:id="ct219759072" text:id="ct219759072">
          <text:insertion>
            <office:change-info>
              <dc:creator>Peter Camilleri</dc:creator>
              <dc:date>2015-04-26T10:10:00</dc:date>
            </office:change-info>
          </text:insertion>
        </text:changed-region>
        <text:changed-region xml:id="ct219759176" text:id="ct219759176">
          <text:insertion>
            <office:change-info>
              <dc:creator>Peter Camilleri</dc:creator>
              <dc:date>2015-04-25T17:38:00</dc:date>
            </office:change-info>
          </text:insertion>
        </text:changed-region>
        <text:changed-region xml:id="ct219759280" text:id="ct219759280">
          <text:insertion>
            <office:change-info>
              <dc:creator>Peter Camilleri</dc:creator>
              <dc:date>2015-04-26T10:09:00</dc:date>
            </office:change-info>
          </text:insertion>
        </text:changed-region>
        <text:changed-region xml:id="ct219759384" text:id="ct219759384">
          <text:insertion>
            <office:change-info>
              <dc:creator>Peter Camilleri</dc:creator>
              <dc:date>2015-04-26T10:09:00</dc:date>
            </office:change-info>
          </text:insertion>
        </text:changed-region>
        <text:changed-region xml:id="ct219759488" text:id="ct219759488">
          <text:insertion>
            <office:change-info>
              <dc:creator>Peter Camilleri</dc:creator>
              <dc:date>2015-04-26T10:09:00</dc:date>
            </office:change-info>
          </text:insertion>
        </text:changed-region>
        <text:changed-region xml:id="ct219759592" text:id="ct219759592">
          <text:insertion>
            <office:change-info>
              <dc:creator>Peter Camilleri</dc:creator>
              <dc:date>2015-04-26T10:11:00</dc:date>
            </office:change-info>
          </text:insertion>
        </text:changed-region>
        <text:changed-region xml:id="ct219759696" text:id="ct219759696">
          <text:insertion>
            <office:change-info>
              <dc:creator>Peter Camilleri</dc:creator>
              <dc:date>2015-04-26T10:10:00</dc:date>
            </office:change-info>
          </text:insertion>
        </text:changed-region>
        <text:changed-region xml:id="ct219759800" text:id="ct219759800">
          <text:deletion>
            <office:change-info>
              <dc:creator>Peter Camilleri</dc:creator>
              <dc:date>2015-04-25T22:49:00</dc:date>
            </office:change-info>
            <text:p text:style-name="Text_20_body"/>
            <text:p text:style-name="Text_20_body">-</text:p>
          </text:deletion>
        </text:changed-region>
        <text:changed-region xml:id="ct219759904" text:id="ct219759904">
          <text:insertion>
            <office:change-info>
              <dc:creator>Peter Camilleri</dc:creator>
              <dc:date>2015-04-25T17:38:00</dc:date>
            </office:change-info>
          </text:insertion>
        </text:changed-region>
        <text:changed-region xml:id="ct219760112" text:id="ct219760112">
          <text:deletion>
            <office:change-info>
              <dc:creator>Peter Camilleri</dc:creator>
              <dc:date>2015-04-25T22:50:00</dc:date>
            </office:change-info>
            <text:p text:style-name="Text_20_body"/>
            <text:p text:style-name="Text_20_body"/>
          </text:deletion>
        </text:changed-region>
        <text:changed-region xml:id="ct219760008" text:id="ct219760008">
          <text:deletion>
            <office:change-info>
              <dc:creator>Peter Camilleri</dc:creator>
              <dc:date>2015-04-25T22:49:00</dc:date>
            </office:change-info>
            <text:p text:style-name="Text_20_body">.1/x</text:p>
          </text:deletion>
        </text:changed-region>
        <text:changed-region xml:id="ct219760216" text:id="ct219760216">
          <text:insertion>
            <office:change-info>
              <dc:creator>Peter Camilleri</dc:creator>
              <dc:date>2015-04-25T17:38:00</dc:date>
            </office:change-info>
          </text:insertion>
        </text:changed-region>
        <text:changed-region xml:id="ct219760320" text:id="ct219760320">
          <text:deletion>
            <office:change-info>
              <dc:creator>Peter Camilleri</dc:creator>
              <dc:date>2015-04-25T22:52:00</dc:date>
            </office:change-info>
            <text:p text:style-name="Text_20_body"/>
            <text:p text:style-name="Text_20_body">.10**</text:p>
          </text:deletion>
        </text:changed-region>
        <text:changed-region xml:id="ct219760424" text:id="ct219760424">
          <text:insertion>
            <office:change-info>
              <dc:creator>Peter Camilleri</dc:creator>
              <dc:date>2015-04-25T17:38:00</dc:date>
            </office:change-info>
          </text:insertion>
        </text:changed-region>
        <text:changed-region xml:id="ct219760528" text:id="ct219760528">
          <text:deletion>
            <office:change-info>
              <dc:creator>Peter Camilleri</dc:creator>
              <dc:date>2015-04-25T23:06:00</dc:date>
            </office:change-info>
            <text:p text:style-name="Text_20_body"/>
            <text:p text:style-name="Text_20_body">.2**</text:p>
          </text:deletion>
        </text:changed-region>
        <text:changed-region xml:id="ct219760632" text:id="ct219760632">
          <text:insertion>
            <office:change-info>
              <dc:creator>Peter Camilleri</dc:creator>
              <dc:date>2015-04-25T17:38:00</dc:date>
            </office:change-info>
          </text:insertion>
        </text:changed-region>
        <text:changed-region xml:id="ct219764888" text:id="ct219764888">
          <text:deletion>
            <office:change-info>
              <dc:creator>Peter Camilleri</dc:creator>
              <dc:date>2015-04-25T23:07:00</dc:date>
            </office:change-info>
            <text:p text:style-name="Text_20_body"/>
            <text:p text:style-name="Text_20_body"/>
          </text:deletion>
        </text:changed-region>
        <text:changed-region xml:id="ct219760736" text:id="ct219760736">
          <text:deletion>
            <office:change-info>
              <dc:creator>Peter Camilleri</dc:creator>
              <dc:date>2015-04-25T23:06:00</dc:date>
            </office:change-info>
            <text:p text:style-name="Text_20_body">.abs</text:p>
          </text:deletion>
        </text:changed-region>
        <text:changed-region xml:id="ct219764992" text:id="ct219764992">
          <text:insertion>
            <office:change-info>
              <dc:creator>Peter Camilleri</dc:creator>
              <dc:date>2015-04-25T17:38:00</dc:date>
            </office:change-info>
          </text:insertion>
        </text:changed-region>
        <text:changed-region xml:id="ct219765096" text:id="ct219765096">
          <text:deletion>
            <office:change-info>
              <dc:creator>Peter Camilleri</dc:creator>
              <dc:date>2015-04-25T23:07:00</dc:date>
            </office:change-info>
            <text:p text:style-name="Text_20_body"/>
            <text:p text:style-name="Text_20_body">.acos</text:p>
          </text:deletion>
        </text:changed-region>
        <text:changed-region xml:id="ct219765200" text:id="ct219765200">
          <text:insertion>
            <office:change-info>
              <dc:creator>Peter Camilleri</dc:creator>
              <dc:date>2015-04-25T17:38:00</dc:date>
            </office:change-info>
          </text:insertion>
        </text:changed-region>
        <text:changed-region xml:id="ct219765616" text:id="ct219765616">
          <text:insertion>
            <office:change-info>
              <dc:creator>Peter Camilleri</dc:creator>
              <dc:date>2015-04-26T13:39:00</dc:date>
            </office:change-info>
          </text:insertion>
        </text:changed-region>
        <text:changed-region xml:id="ct219765720" text:id="ct219765720">
          <text:insertion>
            <office:change-info>
              <dc:creator>Peter Camilleri</dc:creator>
              <dc:date>2015-04-26T13:38:00</dc:date>
            </office:change-info>
          </text:insertion>
        </text:changed-region>
        <text:changed-region xml:id="ct219765824" text:id="ct219765824">
          <text:insertion>
            <office:change-info>
              <dc:creator>Peter Camilleri</dc:creator>
              <dc:date>2015-04-25T17:38:00</dc:date>
            </office:change-info>
          </text:insertion>
        </text:changed-region>
        <text:changed-region xml:id="ct219765928" text:id="ct219765928">
          <text:insertion>
            <office:change-info>
              <dc:creator>Peter Camilleri</dc:creator>
              <dc:date>2015-04-25T17:38:00</dc:date>
            </office:change-info>
          </text:insertion>
        </text:changed-region>
        <text:changed-region xml:id="ct219766032" text:id="ct219766032">
          <text:insertion>
            <office:change-info>
              <dc:creator>Peter Camilleri</dc:creator>
              <dc:date>2015-04-26T13:45:00</dc:date>
            </office:change-info>
          </text:insertion>
        </text:changed-region>
        <text:changed-region xml:id="ct219766136" text:id="ct219766136">
          <text:insertion>
            <office:change-info>
              <dc:creator>Peter Camilleri</dc:creator>
              <dc:date>2015-04-26T13:45:00</dc:date>
            </office:change-info>
          </text:insertion>
        </text:changed-region>
        <text:changed-region xml:id="ct219766240" text:id="ct219766240">
          <text:insertion>
            <office:change-info>
              <dc:creator>Peter Camilleri</dc:creator>
              <dc:date>2015-04-26T13:45:00</dc:date>
            </office:change-info>
          </text:insertion>
        </text:changed-region>
        <text:changed-region xml:id="ct219766344" text:id="ct219766344">
          <text:insertion>
            <office:change-info>
              <dc:creator>Peter Camilleri</dc:creator>
              <dc:date>2015-04-26T13:45:00</dc:date>
            </office:change-info>
          </text:insertion>
        </text:changed-region>
        <text:changed-region xml:id="ct219766448" text:id="ct219766448">
          <text:deletion>
            <office:change-info>
              <dc:creator>Peter Camilleri</dc:creator>
              <dc:date>2015-04-25T23:09:00</dc:date>
            </office:change-info>
            <text:p text:style-name="Text_20_body"/>
            <text:p text:style-name="Text_20_body">.acosh</text:p>
          </text:deletion>
        </text:changed-region>
        <text:changed-region xml:id="ct219766760" text:id="ct219766760">
          <text:insertion>
            <office:change-info>
              <dc:creator>Peter Camilleri</dc:creator>
              <dc:date>2015-04-25T17:38:00</dc:date>
            </office:change-info>
          </text:insertion>
        </text:changed-region>
        <text:changed-region xml:id="ct219766864" text:id="ct219766864">
          <text:insertion>
            <office:change-info>
              <dc:creator>Peter Camilleri</dc:creator>
              <dc:date>2015-04-25T17:38:00</dc:date>
            </office:change-info>
          </text:insertion>
        </text:changed-region>
        <text:changed-region xml:id="ct219766968" text:id="ct219766968">
          <text:insertion>
            <office:change-info>
              <dc:creator>Peter Camilleri</dc:creator>
              <dc:date>2015-04-25T17:38:00</dc:date>
            </office:change-info>
          </text:insertion>
        </text:changed-region>
        <text:changed-region xml:id="ct219767072" text:id="ct219767072">
          <text:deletion>
            <office:change-info>
              <dc:creator>Peter Camilleri</dc:creator>
              <dc:date>2015-04-25T23:09:00</dc:date>
            </office:change-info>
            <text:p text:style-name="Text_20_body"/>
            <text:p text:style-name="Text_20_body">.angle</text:p>
          </text:deletion>
        </text:changed-region>
        <text:changed-region xml:id="ct219767176" text:id="ct219767176">
          <text:insertion>
            <office:change-info>
              <dc:creator>Peter Camilleri</dc:creator>
              <dc:date>2015-04-25T17:38:00</dc:date>
            </office:change-info>
          </text:insertion>
        </text:changed-region>
        <text:changed-region xml:id="ct219767280" text:id="ct219767280">
          <text:insertion>
            <office:change-info>
              <dc:creator>Peter Camilleri</dc:creator>
              <dc:date>2015-04-25T17:38:00</dc:date>
            </office:change-info>
          </text:insertion>
        </text:changed-region>
        <text:changed-region xml:id="ct219767384" text:id="ct219767384">
          <text:insertion>
            <office:change-info>
              <dc:creator>Peter Camilleri</dc:creator>
              <dc:date>2015-04-25T17:38:00</dc:date>
            </office:change-info>
          </text:insertion>
        </text:changed-region>
        <text:changed-region xml:id="ct219767488" text:id="ct219767488">
          <text:insertion>
            <office:change-info>
              <dc:creator>Peter Camilleri</dc:creator>
              <dc:date>2015-04-25T17:38:00</dc:date>
            </office:change-info>
          </text:insertion>
        </text:changed-region>
        <text:changed-region xml:id="ct219767592" text:id="ct219767592">
          <text:deletion>
            <office:change-info>
              <dc:creator>Peter Camilleri</dc:creator>
              <dc:date>2015-04-25T23:09:00</dc:date>
            </office:change-info>
            <text:p text:style-name="Text_20_body"/>
            <text:p text:style-name="Text_20_body">.asin</text:p>
          </text:deletion>
        </text:changed-region>
        <text:changed-region xml:id="ct219767696" text:id="ct219767696">
          <text:insertion>
            <office:change-info>
              <dc:creator>Peter Camilleri</dc:creator>
              <dc:date>2015-04-25T17:38:00</dc:date>
            </office:change-info>
          </text:insertion>
        </text:changed-region>
        <text:changed-region xml:id="ct219767800" text:id="ct219767800">
          <text:insertion>
            <office:change-info>
              <dc:creator>Peter Camilleri</dc:creator>
              <dc:date>2015-04-25T17:38:00</dc:date>
            </office:change-info>
          </text:insertion>
        </text:changed-region>
        <text:changed-region xml:id="ct219767904" text:id="ct219767904">
          <text:insertion>
            <office:change-info>
              <dc:creator>Peter Camilleri</dc:creator>
              <dc:date>2015-04-25T17:38:00</dc:date>
            </office:change-info>
          </text:insertion>
        </text:changed-region>
        <text:changed-region xml:id="ct219768008" text:id="ct219768008">
          <text:insertion>
            <office:change-info>
              <dc:creator>Peter Camilleri</dc:creator>
              <dc:date>2015-04-25T17:38:00</dc:date>
            </office:change-info>
          </text:insertion>
        </text:changed-region>
        <text:changed-region xml:id="ct219768112" text:id="ct219768112">
          <text:insertion>
            <office:change-info>
              <dc:creator>Peter Camilleri</dc:creator>
              <dc:date>2015-04-25T17:38:00</dc:date>
            </office:change-info>
          </text:insertion>
        </text:changed-region>
        <text:changed-region xml:id="ct219768216" text:id="ct219768216">
          <text:deletion>
            <office:change-info>
              <dc:creator>Peter Camilleri</dc:creator>
              <dc:date>2015-04-25T23:09:00</dc:date>
            </office:change-info>
            <text:p text:style-name="Text_20_body"/>
            <text:p text:style-name="Text_20_body">.asinh</text:p>
          </text:deletion>
        </text:changed-region>
        <text:changed-region xml:id="ct219768320" text:id="ct219768320">
          <text:insertion>
            <office:change-info>
              <dc:creator>Peter Camilleri</dc:creator>
              <dc:date>2015-04-25T17:38:00</dc:date>
            </office:change-info>
          </text:insertion>
        </text:changed-region>
        <text:changed-region xml:id="ct219768424" text:id="ct219768424">
          <text:insertion>
            <office:change-info>
              <dc:creator>Peter Camilleri</dc:creator>
              <dc:date>2015-04-25T17:38:00</dc:date>
            </office:change-info>
          </text:insertion>
        </text:changed-region>
        <text:changed-region xml:id="ct219768528" text:id="ct219768528">
          <text:insertion>
            <office:change-info>
              <dc:creator>Peter Camilleri</dc:creator>
              <dc:date>2015-04-25T17:38:00</dc:date>
            </office:change-info>
          </text:insertion>
        </text:changed-region>
        <text:changed-region xml:id="ct219768632" text:id="ct219768632">
          <text:insertion>
            <office:change-info>
              <dc:creator>Peter Camilleri</dc:creator>
              <dc:date>2015-04-25T17:38:00</dc:date>
            </office:change-info>
          </text:insertion>
        </text:changed-region>
        <text:changed-region xml:id="ct219768736" text:id="ct219768736">
          <text:insertion>
            <office:change-info>
              <dc:creator>Peter Camilleri</dc:creator>
              <dc:date>2015-04-25T17:38:00</dc:date>
            </office:change-info>
          </text:insertion>
        </text:changed-region>
        <text:changed-region xml:id="ct219768840" text:id="ct219768840">
          <text:deletion>
            <office:change-info>
              <dc:creator>Peter Camilleri</dc:creator>
              <dc:date>2015-04-25T23:10:00</dc:date>
            </office:change-info>
            <text:p text:style-name="Text_20_body"/>
            <text:p text:style-name="Text_20_body">.atan</text:p>
          </text:deletion>
        </text:changed-region>
        <text:changed-region xml:id="ct219768984" text:id="ct219768984">
          <text:insertion>
            <office:change-info>
              <dc:creator>Peter Camilleri</dc:creator>
              <dc:date>2015-04-25T17:38:00</dc:date>
            </office:change-info>
          </text:insertion>
        </text:changed-region>
        <text:changed-region xml:id="ct219769088" text:id="ct219769088">
          <text:insertion>
            <office:change-info>
              <dc:creator>Peter Camilleri</dc:creator>
              <dc:date>2015-04-25T17:38:00</dc:date>
            </office:change-info>
          </text:insertion>
        </text:changed-region>
        <text:changed-region xml:id="ct219769192" text:id="ct219769192">
          <text:insertion>
            <office:change-info>
              <dc:creator>Peter Camilleri</dc:creator>
              <dc:date>2015-04-25T17:38:00</dc:date>
            </office:change-info>
          </text:insertion>
        </text:changed-region>
        <text:changed-region xml:id="ct219769296" text:id="ct219769296">
          <text:insertion>
            <office:change-info>
              <dc:creator>Peter Camilleri</dc:creator>
              <dc:date>2015-04-25T17:38:00</dc:date>
            </office:change-info>
          </text:insertion>
        </text:changed-region>
        <text:changed-region xml:id="ct219769400" text:id="ct219769400">
          <text:insertion>
            <office:change-info>
              <dc:creator>Peter Camilleri</dc:creator>
              <dc:date>2015-04-25T17:38:00</dc:date>
            </office:change-info>
          </text:insertion>
        </text:changed-region>
        <text:changed-region xml:id="ct219769504" text:id="ct219769504">
          <text:deletion>
            <office:change-info>
              <dc:creator>Peter Camilleri</dc:creator>
              <dc:date>2015-04-25T23:10:00</dc:date>
            </office:change-info>
            <text:p text:style-name="Text_20_body"/>
            <text:p text:style-name="Text_20_body">.atan2</text:p>
          </text:deletion>
        </text:changed-region>
        <text:changed-region xml:id="ct219769608" text:id="ct219769608">
          <text:insertion>
            <office:change-info>
              <dc:creator>Peter Camilleri</dc:creator>
              <dc:date>2015-04-25T17:38:00</dc:date>
            </office:change-info>
          </text:insertion>
        </text:changed-region>
        <text:changed-region xml:id="ct219769712" text:id="ct219769712">
          <text:insertion>
            <office:change-info>
              <dc:creator>Peter Camilleri</dc:creator>
              <dc:date>2015-04-25T17:38:00</dc:date>
            </office:change-info>
          </text:insertion>
        </text:changed-region>
        <text:changed-region xml:id="ct219769816" text:id="ct219769816">
          <text:insertion>
            <office:change-info>
              <dc:creator>Peter Camilleri</dc:creator>
              <dc:date>2015-04-25T17:38:00</dc:date>
            </office:change-info>
          </text:insertion>
        </text:changed-region>
        <text:changed-region xml:id="ct219769920" text:id="ct219769920">
          <text:insertion>
            <office:change-info>
              <dc:creator>Peter Camilleri</dc:creator>
              <dc:date>2015-04-25T17:38:00</dc:date>
            </office:change-info>
          </text:insertion>
        </text:changed-region>
        <text:changed-region xml:id="ct219770024" text:id="ct219770024">
          <text:insertion>
            <office:change-info>
              <dc:creator>Peter Camilleri</dc:creator>
              <dc:date>2015-04-25T17:38:00</dc:date>
            </office:change-info>
          </text:insertion>
        </text:changed-region>
        <text:changed-region xml:id="ct219770232" text:id="ct219770232">
          <text:deletion>
            <office:change-info>
              <dc:creator>Peter Camilleri</dc:creator>
              <dc:date>2015-04-25T23:12:00</dc:date>
            </office:change-info>
            <text:p text:style-name="Text_20_body"/>
            <text:p text:style-name="Text_20_body"/>
          </text:deletion>
        </text:changed-region>
        <text:changed-region xml:id="ct219770128" text:id="ct219770128">
          <text:deletion>
            <office:change-info>
              <dc:creator>Peter Camilleri</dc:creator>
              <dc:date>2015-04-25T23:11:00</dc:date>
            </office:change-info>
            <text:p text:style-name="Text_20_body">.atanh</text:p>
          </text:deletion>
        </text:changed-region>
        <text:changed-region xml:id="ct219770336" text:id="ct219770336">
          <text:insertion>
            <office:change-info>
              <dc:creator>Peter Camilleri</dc:creator>
              <dc:date>2015-04-25T17:38:00</dc:date>
            </office:change-info>
          </text:insertion>
        </text:changed-region>
        <text:changed-region xml:id="ct219770440" text:id="ct219770440">
          <text:insertion>
            <office:change-info>
              <dc:creator>Peter Camilleri</dc:creator>
              <dc:date>2015-04-25T17:38:00</dc:date>
            </office:change-info>
          </text:insertion>
        </text:changed-region>
        <text:changed-region xml:id="ct219770544" text:id="ct219770544">
          <text:insertion>
            <office:change-info>
              <dc:creator>Peter Camilleri</dc:creator>
              <dc:date>2015-04-25T17:38:00</dc:date>
            </office:change-info>
          </text:insertion>
        </text:changed-region>
        <text:changed-region xml:id="ct219770648" text:id="ct219770648">
          <text:insertion>
            <office:change-info>
              <dc:creator>Peter Camilleri</dc:creator>
              <dc:date>2015-04-25T17:38:00</dc:date>
            </office:change-info>
          </text:insertion>
        </text:changed-region>
        <text:changed-region xml:id="ct219770752" text:id="ct219770752">
          <text:insertion>
            <office:change-info>
              <dc:creator>Peter Camilleri</dc:creator>
              <dc:date>2015-04-25T17:38:00</dc:date>
            </office:change-info>
          </text:insertion>
        </text:changed-region>
        <text:changed-region xml:id="ct219770856" text:id="ct219770856">
          <text:deletion>
            <office:change-info>
              <dc:creator>Peter Camilleri</dc:creator>
              <dc:date>2015-04-25T23:12:00</dc:date>
            </office:change-info>
            <text:p text:style-name="Text_20_body"/>
            <text:p text:style-name="Text_20_body">.c2p</text:p>
          </text:deletion>
        </text:changed-region>
        <text:changed-region xml:id="ct219770960" text:id="ct219770960">
          <text:insertion>
            <office:change-info>
              <dc:creator>Peter Camilleri</dc:creator>
              <dc:date>2015-04-25T17:38:00</dc:date>
            </office:change-info>
          </text:insertion>
        </text:changed-region>
        <text:changed-region xml:id="ct219771064" text:id="ct219771064">
          <text:insertion>
            <office:change-info>
              <dc:creator>Peter Camilleri</dc:creator>
              <dc:date>2015-04-25T17:38:00</dc:date>
            </office:change-info>
          </text:insertion>
        </text:changed-region>
        <text:changed-region xml:id="ct219771168" text:id="ct219771168">
          <text:insertion>
            <office:change-info>
              <dc:creator>Peter Camilleri</dc:creator>
              <dc:date>2015-04-25T17:38:00</dc:date>
            </office:change-info>
          </text:insertion>
        </text:changed-region>
        <text:changed-region xml:id="ct219771272" text:id="ct219771272">
          <text:insertion>
            <office:change-info>
              <dc:creator>Peter Camilleri</dc:creator>
              <dc:date>2015-04-25T17:38:00</dc:date>
            </office:change-info>
          </text:insertion>
        </text:changed-region>
        <text:changed-region xml:id="ct219771376" text:id="ct219771376">
          <text:insertion>
            <office:change-info>
              <dc:creator>Peter Camilleri</dc:creator>
              <dc:date>2015-04-25T17:38:00</dc:date>
            </office:change-info>
          </text:insertion>
        </text:changed-region>
        <text:changed-region xml:id="ct219771584" text:id="ct219771584">
          <text:deletion>
            <office:change-info>
              <dc:creator>Peter Camilleri</dc:creator>
              <dc:date>2015-04-25T23:13:00</dc:date>
            </office:change-info>
            <text:p text:style-name="Text_20_body"/>
            <text:p text:style-name="Text_20_body"/>
          </text:deletion>
        </text:changed-region>
        <text:changed-region xml:id="ct219771480" text:id="ct219771480">
          <text:deletion>
            <office:change-info>
              <dc:creator>Peter Camilleri</dc:creator>
              <dc:date>2015-04-25T23:12:00</dc:date>
            </office:change-info>
            <text:p text:style-name="Text_20_body">.cbrt</text:p>
          </text:deletion>
        </text:changed-region>
        <text:changed-region xml:id="ct219771688" text:id="ct219771688">
          <text:insertion>
            <office:change-info>
              <dc:creator>Peter Camilleri</dc:creator>
              <dc:date>2015-04-25T17:38:00</dc:date>
            </office:change-info>
          </text:insertion>
        </text:changed-region>
        <text:changed-region xml:id="ct219771792" text:id="ct219771792">
          <text:insertion>
            <office:change-info>
              <dc:creator>Peter Camilleri</dc:creator>
              <dc:date>2015-04-25T17:38:00</dc:date>
            </office:change-info>
          </text:insertion>
        </text:changed-region>
        <text:changed-region xml:id="ct219771896" text:id="ct219771896">
          <text:insertion>
            <office:change-info>
              <dc:creator>Peter Camilleri</dc:creator>
              <dc:date>2015-04-25T17:38:00</dc:date>
            </office:change-info>
          </text:insertion>
        </text:changed-region>
        <text:changed-region xml:id="ct219772000" text:id="ct219772000">
          <text:insertion>
            <office:change-info>
              <dc:creator>Peter Camilleri</dc:creator>
              <dc:date>2015-04-25T17:38:00</dc:date>
            </office:change-info>
          </text:insertion>
        </text:changed-region>
        <text:changed-region xml:id="ct219772104" text:id="ct219772104">
          <text:insertion>
            <office:change-info>
              <dc:creator>Peter Camilleri</dc:creator>
              <dc:date>2015-04-25T17:38:00</dc:date>
            </office:change-info>
          </text:insertion>
        </text:changed-region>
        <text:changed-region xml:id="ct219772208" text:id="ct219772208">
          <text:deletion>
            <office:change-info>
              <dc:creator>Peter Camilleri</dc:creator>
              <dc:date>2015-04-25T23:13:00</dc:date>
            </office:change-info>
            <text:p text:style-name="Text_20_body"/>
            <text:p text:style-name="Text_20_body">.ceil</text:p>
          </text:deletion>
        </text:changed-region>
        <text:changed-region xml:id="ct219772312" text:id="ct219772312">
          <text:insertion>
            <office:change-info>
              <dc:creator>Peter Camilleri</dc:creator>
              <dc:date>2015-04-25T17:38:00</dc:date>
            </office:change-info>
          </text:insertion>
        </text:changed-region>
        <text:changed-region xml:id="ct219772416" text:id="ct219772416">
          <text:insertion>
            <office:change-info>
              <dc:creator>Peter Camilleri</dc:creator>
              <dc:date>2015-04-25T17:38:00</dc:date>
            </office:change-info>
          </text:insertion>
        </text:changed-region>
        <text:changed-region xml:id="ct219772520" text:id="ct219772520">
          <text:insertion>
            <office:change-info>
              <dc:creator>Peter Camilleri</dc:creator>
              <dc:date>2015-04-25T17:38:00</dc:date>
            </office:change-info>
          </text:insertion>
        </text:changed-region>
        <text:changed-region xml:id="ct219772624" text:id="ct219772624">
          <text:insertion>
            <office:change-info>
              <dc:creator>Peter Camilleri</dc:creator>
              <dc:date>2015-04-25T17:38:00</dc:date>
            </office:change-info>
          </text:insertion>
        </text:changed-region>
        <text:changed-region xml:id="ct219772728" text:id="ct219772728">
          <text:insertion>
            <office:change-info>
              <dc:creator>Peter Camilleri</dc:creator>
              <dc:date>2015-04-25T17:38:00</dc:date>
            </office:change-info>
          </text:insertion>
        </text:changed-region>
        <text:changed-region xml:id="ct219772832" text:id="ct219772832">
          <text:insertion>
            <office:change-info>
              <dc:creator>Peter Camilleri</dc:creator>
              <dc:date>2015-04-25T17:38:00</dc:date>
            </office:change-info>
          </text:insertion>
        </text:changed-region>
        <text:changed-region xml:id="ct219772936" text:id="ct219772936">
          <text:deletion>
            <office:change-info>
              <dc:creator>Peter Camilleri</dc:creator>
              <dc:date>2015-04-25T23:13:00</dc:date>
            </office:change-info>
            <text:p text:style-name="Text_20_body"/>
            <text:p text:style-name="Text_20_body">.conjugate</text:p>
          </text:deletion>
        </text:changed-region>
        <text:changed-region xml:id="ct219838616" text:id="ct219838616">
          <text:insertion>
            <office:change-info>
              <dc:creator>Peter Camilleri</dc:creator>
              <dc:date>2015-04-25T17:38:00</dc:date>
            </office:change-info>
          </text:insertion>
        </text:changed-region>
        <text:changed-region xml:id="ct219838720" text:id="ct219838720">
          <text:insertion>
            <office:change-info>
              <dc:creator>Peter Camilleri</dc:creator>
              <dc:date>2015-04-25T17:38:00</dc:date>
            </office:change-info>
          </text:insertion>
        </text:changed-region>
        <text:changed-region xml:id="ct219838824" text:id="ct219838824">
          <text:insertion>
            <office:change-info>
              <dc:creator>Peter Camilleri</dc:creator>
              <dc:date>2015-04-25T17:38:00</dc:date>
            </office:change-info>
          </text:insertion>
        </text:changed-region>
        <text:changed-region xml:id="ct219838928" text:id="ct219838928">
          <text:insertion>
            <office:change-info>
              <dc:creator>Peter Camilleri</dc:creator>
              <dc:date>2015-04-25T17:38:00</dc:date>
            </office:change-info>
          </text:insertion>
        </text:changed-region>
        <text:changed-region xml:id="ct219839032" text:id="ct219839032">
          <text:deletion>
            <office:change-info>
              <dc:creator>Peter Camilleri</dc:creator>
              <dc:date>2015-04-25T23:13:00</dc:date>
            </office:change-info>
            <text:p text:style-name="Text_20_body"/>
            <text:p text:style-name="Text_20_body">.cos</text:p>
          </text:deletion>
        </text:changed-region>
        <text:changed-region xml:id="ct219839136" text:id="ct219839136">
          <text:insertion>
            <office:change-info>
              <dc:creator>Peter Camilleri</dc:creator>
              <dc:date>2015-04-25T17:38:00</dc:date>
            </office:change-info>
          </text:insertion>
        </text:changed-region>
        <text:changed-region xml:id="ct219839240" text:id="ct219839240">
          <text:insertion>
            <office:change-info>
              <dc:creator>Peter Camilleri</dc:creator>
              <dc:date>2015-04-25T17:38:00</dc:date>
            </office:change-info>
          </text:insertion>
        </text:changed-region>
        <text:changed-region xml:id="ct219839344" text:id="ct219839344">
          <text:insertion>
            <office:change-info>
              <dc:creator>Peter Camilleri</dc:creator>
              <dc:date>2015-04-25T17:38:00</dc:date>
            </office:change-info>
          </text:insertion>
        </text:changed-region>
        <text:changed-region xml:id="ct219839448" text:id="ct219839448">
          <text:insertion>
            <office:change-info>
              <dc:creator>Peter Camilleri</dc:creator>
              <dc:date>2015-04-25T17:38:00</dc:date>
            </office:change-info>
          </text:insertion>
        </text:changed-region>
        <text:changed-region xml:id="ct219839552" text:id="ct219839552">
          <text:insertion>
            <office:change-info>
              <dc:creator>Peter Camilleri</dc:creator>
              <dc:date>2015-04-25T17:38:00</dc:date>
            </office:change-info>
          </text:insertion>
        </text:changed-region>
        <text:changed-region xml:id="ct219839760" text:id="ct219839760">
          <text:deletion>
            <office:change-info>
              <dc:creator>Peter Camilleri</dc:creator>
              <dc:date>2015-04-25T23:14:00</dc:date>
            </office:change-info>
            <text:p text:style-name="Text_20_body"/>
            <text:p text:style-name="Text_20_body"/>
          </text:deletion>
        </text:changed-region>
        <text:changed-region xml:id="ct219839656" text:id="ct219839656">
          <text:deletion>
            <office:change-info>
              <dc:creator>Peter Camilleri</dc:creator>
              <dc:date>2015-04-25T23:13:00</dc:date>
            </office:change-info>
            <text:p text:style-name="Text_20_body">.cosh</text:p>
          </text:deletion>
        </text:changed-region>
        <text:changed-region xml:id="ct219839864" text:id="ct219839864">
          <text:insertion>
            <office:change-info>
              <dc:creator>Peter Camilleri</dc:creator>
              <dc:date>2015-04-25T17:38:00</dc:date>
            </office:change-info>
          </text:insertion>
        </text:changed-region>
        <text:changed-region xml:id="ct219839968" text:id="ct219839968">
          <text:insertion>
            <office:change-info>
              <dc:creator>Peter Camilleri</dc:creator>
              <dc:date>2015-04-25T17:38:00</dc:date>
            </office:change-info>
          </text:insertion>
        </text:changed-region>
        <text:changed-region xml:id="ct219840072" text:id="ct219840072">
          <text:insertion>
            <office:change-info>
              <dc:creator>Peter Camilleri</dc:creator>
              <dc:date>2015-04-25T17:38:00</dc:date>
            </office:change-info>
          </text:insertion>
        </text:changed-region>
        <text:changed-region xml:id="ct219840176" text:id="ct219840176">
          <text:insertion>
            <office:change-info>
              <dc:creator>Peter Camilleri</dc:creator>
              <dc:date>2015-04-25T17:38:00</dc:date>
            </office:change-info>
          </text:insertion>
        </text:changed-region>
        <text:changed-region xml:id="ct219840280" text:id="ct219840280">
          <text:insertion>
            <office:change-info>
              <dc:creator>Peter Camilleri</dc:creator>
              <dc:date>2015-04-25T17:38:00</dc:date>
            </office:change-info>
          </text:insertion>
        </text:changed-region>
        <text:changed-region xml:id="ct219840384" text:id="ct219840384">
          <text:deletion>
            <office:change-info>
              <dc:creator>Peter Camilleri</dc:creator>
              <dc:date>2015-04-25T23:14:00</dc:date>
            </office:change-info>
            <text:p text:style-name="Text_20_body"/>
            <text:p text:style-name="Text_20_body">.cube</text:p>
          </text:deletion>
        </text:changed-region>
        <text:changed-region xml:id="ct222335616" text:id="ct222335616">
          <text:insertion>
            <office:change-info>
              <dc:creator>Peter Camilleri</dc:creator>
              <dc:date>2015-04-25T17:38:00</dc:date>
            </office:change-info>
          </text:insertion>
        </text:changed-region>
        <text:changed-region xml:id="ct219840488" text:id="ct219840488">
          <text:insertion>
            <office:change-info>
              <dc:creator>Peter Camilleri</dc:creator>
              <dc:date>2015-04-25T17:38:00</dc:date>
            </office:change-info>
          </text:insertion>
        </text:changed-region>
        <text:changed-region xml:id="ct222335824" text:id="ct222335824">
          <text:insertion>
            <office:change-info>
              <dc:creator>Peter Camilleri</dc:creator>
              <dc:date>2015-04-25T17:38:00</dc:date>
            </office:change-info>
          </text:insertion>
        </text:changed-region>
        <text:changed-region xml:id="ct222335928" text:id="ct222335928">
          <text:insertion>
            <office:change-info>
              <dc:creator>Peter Camilleri</dc:creator>
              <dc:date>2015-04-25T17:38:00</dc:date>
            </office:change-info>
          </text:insertion>
        </text:changed-region>
        <text:changed-region xml:id="ct219840592" text:id="ct219840592">
          <text:deletion>
            <office:change-info>
              <dc:creator>Peter Camilleri</dc:creator>
              <dc:date>2015-04-25T23:15:00</dc:date>
            </office:change-info>
            <text:p text:style-name="Text_20_body"/>
            <text:p text:style-name="Text_20_body">.d2r</text:p>
          </text:deletion>
        </text:changed-region>
        <text:changed-region xml:id="ct253109808" text:id="ct253109808">
          <text:insertion>
            <office:change-info>
              <dc:creator>Peter Camilleri</dc:creator>
              <dc:date>2015-04-25T17:38:00</dc:date>
            </office:change-info>
          </text:insertion>
        </text:changed-region>
        <text:changed-region xml:id="ct219840696" text:id="ct219840696">
          <text:insertion>
            <office:change-info>
              <dc:creator>Peter Camilleri</dc:creator>
              <dc:date>2015-04-25T17:38:00</dc:date>
            </office:change-info>
          </text:insertion>
        </text:changed-region>
        <text:changed-region xml:id="ct253109912" text:id="ct253109912">
          <text:insertion>
            <office:change-info>
              <dc:creator>Peter Camilleri</dc:creator>
              <dc:date>2015-04-25T17:38:00</dc:date>
            </office:change-info>
          </text:insertion>
        </text:changed-region>
        <text:changed-region xml:id="ct253334272" text:id="ct253334272">
          <text:insertion>
            <office:change-info>
              <dc:creator>Peter Camilleri</dc:creator>
              <dc:date>2015-04-25T17:38:00</dc:date>
            </office:change-info>
          </text:insertion>
        </text:changed-region>
        <text:changed-region xml:id="ct253334376" text:id="ct253334376">
          <text:insertion>
            <office:change-info>
              <dc:creator>Peter Camilleri</dc:creator>
              <dc:date>2015-04-25T17:38:00</dc:date>
            </office:change-info>
          </text:insertion>
        </text:changed-region>
        <text:changed-region xml:id="ct219840800" text:id="ct219840800">
          <text:deletion>
            <office:change-info>
              <dc:creator>Peter Camilleri</dc:creator>
              <dc:date>2015-04-25T23:15:00</dc:date>
            </office:change-info>
            <text:p text:style-name="Text_20_body"/>
            <text:p text:style-name="Text_20_body">.denominator</text:p>
          </text:deletion>
        </text:changed-region>
        <text:changed-region xml:id="ct253334792" text:id="ct253334792">
          <text:insertion>
            <office:change-info>
              <dc:creator>Peter Camilleri</dc:creator>
              <dc:date>2015-04-25T17:38:00</dc:date>
            </office:change-info>
          </text:insertion>
        </text:changed-region>
        <text:changed-region xml:id="ct253343008" text:id="ct253343008">
          <text:insertion>
            <office:change-info>
              <dc:creator>Peter Camilleri</dc:creator>
              <dc:date>2015-04-25T17:38:00</dc:date>
            </office:change-info>
          </text:insertion>
        </text:changed-region>
        <text:changed-region xml:id="ct253343632" text:id="ct253343632">
          <text:insertion>
            <office:change-info>
              <dc:creator>Peter Camilleri</dc:creator>
              <dc:date>2015-04-25T17:38:00</dc:date>
            </office:change-info>
          </text:insertion>
        </text:changed-region>
        <text:changed-region xml:id="ct219840904" text:id="ct219840904">
          <text:insertion>
            <office:change-info>
              <dc:creator>Peter Camilleri</dc:creator>
              <dc:date>2015-04-25T17:38:00</dc:date>
            </office:change-info>
          </text:insertion>
        </text:changed-region>
        <text:changed-region xml:id="ct253334480" text:id="ct253334480">
          <text:insertion>
            <office:change-info>
              <dc:creator>Peter Camilleri</dc:creator>
              <dc:date>2015-04-25T17:38:00</dc:date>
            </office:change-info>
          </text:insertion>
        </text:changed-region>
        <text:changed-region xml:id="ct253334688" text:id="ct253334688">
          <text:insertion>
            <office:change-info>
              <dc:creator>Peter Camilleri</dc:creator>
              <dc:date>2015-04-25T17:38:00</dc:date>
            </office:change-info>
          </text:insertion>
        </text:changed-region>
        <text:changed-region xml:id="ct219841008" text:id="ct219841008">
          <text:deletion>
            <office:change-info>
              <dc:creator>Peter Camilleri</dc:creator>
              <dc:date>2015-04-25T23:15:00</dc:date>
            </office:change-info>
            <text:p text:style-name="Text_20_body"/>
            <text:p text:style-name="Text_20_body">.e**</text:p>
          </text:deletion>
        </text:changed-region>
        <text:changed-region xml:id="ct253342904" text:id="ct253342904">
          <text:insertion>
            <office:change-info>
              <dc:creator>Peter Camilleri</dc:creator>
              <dc:date>2015-04-25T17:38:00</dc:date>
            </office:change-info>
          </text:insertion>
        </text:changed-region>
        <text:changed-region xml:id="ct253343320" text:id="ct253343320">
          <text:insertion>
            <office:change-info>
              <dc:creator>Peter Camilleri</dc:creator>
              <dc:date>2015-04-25T17:38:00</dc:date>
            </office:change-info>
          </text:insertion>
        </text:changed-region>
        <text:changed-region xml:id="ct219841112" text:id="ct219841112">
          <text:insertion>
            <office:change-info>
              <dc:creator>Peter Camilleri</dc:creator>
              <dc:date>2015-04-25T17:38:00</dc:date>
            </office:change-info>
          </text:insertion>
        </text:changed-region>
        <text:changed-region xml:id="ct253343112" text:id="ct253343112">
          <text:insertion>
            <office:change-info>
              <dc:creator>Peter Camilleri</dc:creator>
              <dc:date>2015-04-25T17:38:00</dc:date>
            </office:change-info>
          </text:insertion>
        </text:changed-region>
        <text:changed-region xml:id="ct253343216" text:id="ct253343216">
          <text:insertion>
            <office:change-info>
              <dc:creator>Peter Camilleri</dc:creator>
              <dc:date>2015-04-25T17:38:00</dc:date>
            </office:change-info>
          </text:insertion>
        </text:changed-region>
        <text:changed-region xml:id="ct219841216" text:id="ct219841216">
          <text:deletion>
            <office:change-info>
              <dc:creator>Peter Camilleri</dc:creator>
              <dc:date>2015-04-25T23:15:00</dc:date>
            </office:change-info>
            <text:p text:style-name="Text_20_body"/>
            <text:p text:style-name="Text_20_body">.emit</text:p>
          </text:deletion>
        </text:changed-region>
        <text:changed-region xml:id="ct253335416" text:id="ct253335416">
          <text:insertion>
            <office:change-info>
              <dc:creator>Peter Camilleri</dc:creator>
              <dc:date>2015-04-25T17:38:00</dc:date>
            </office:change-info>
          </text:insertion>
        </text:changed-region>
        <text:changed-region xml:id="ct219841320" text:id="ct219841320">
          <text:insertion>
            <office:change-info>
              <dc:creator>Peter Camilleri</dc:creator>
              <dc:date>2015-04-25T17:38:00</dc:date>
            </office:change-info>
          </text:insertion>
        </text:changed-region>
        <text:changed-region xml:id="ct253334584" text:id="ct253334584">
          <text:insertion>
            <office:change-info>
              <dc:creator>Peter Camilleri</dc:creator>
              <dc:date>2015-04-25T17:38:00</dc:date>
            </office:change-info>
          </text:insertion>
        </text:changed-region>
        <text:changed-region xml:id="ct253343424" text:id="ct253343424">
          <text:insertion>
            <office:change-info>
              <dc:creator>Peter Camilleri</dc:creator>
              <dc:date>2015-04-25T17:38:00</dc:date>
            </office:change-info>
          </text:insertion>
        </text:changed-region>
        <text:changed-region xml:id="ct219841528" text:id="ct219841528">
          <text:deletion>
            <office:change-info>
              <dc:creator>Peter Camilleri</dc:creator>
              <dc:date>2015-04-25T23:16:00</dc:date>
            </office:change-info>
            <text:p text:style-name="Text_20_body"/>
            <text:p text:style-name="Text_20_body"/>
          </text:deletion>
        </text:changed-region>
        <text:changed-region xml:id="ct219841424" text:id="ct219841424">
          <text:deletion>
            <office:change-info>
              <dc:creator>Peter Camilleri</dc:creator>
              <dc:date>2015-04-25T23:15:00</dc:date>
            </office:change-info>
            <text:p text:style-name="Text_20_body">.floor</text:p>
          </text:deletion>
        </text:changed-region>
        <text:changed-region xml:id="ct253335728" text:id="ct253335728">
          <text:insertion>
            <office:change-info>
              <dc:creator>Peter Camilleri</dc:creator>
              <dc:date>2015-04-25T17:38:00</dc:date>
            </office:change-info>
          </text:insertion>
        </text:changed-region>
        <text:changed-region xml:id="ct253344256" text:id="ct253344256">
          <text:insertion>
            <office:change-info>
              <dc:creator>Peter Camilleri</dc:creator>
              <dc:date>2015-04-25T17:38:00</dc:date>
            </office:change-info>
          </text:insertion>
        </text:changed-region>
        <text:changed-region xml:id="ct253344360" text:id="ct253344360">
          <text:insertion>
            <office:change-info>
              <dc:creator>Peter Camilleri</dc:creator>
              <dc:date>2015-04-25T17:38:00</dc:date>
            </office:change-info>
          </text:insertion>
        </text:changed-region>
        <text:changed-region xml:id="ct219841632" text:id="ct219841632">
          <text:insertion>
            <office:change-info>
              <dc:creator>Peter Camilleri</dc:creator>
              <dc:date>2015-04-25T17:38:00</dc:date>
            </office:change-info>
          </text:insertion>
        </text:changed-region>
        <text:changed-region xml:id="ct253334896" text:id="ct253334896">
          <text:insertion>
            <office:change-info>
              <dc:creator>Peter Camilleri</dc:creator>
              <dc:date>2015-04-25T17:38:00</dc:date>
            </office:change-info>
          </text:insertion>
        </text:changed-region>
        <text:changed-region xml:id="ct253343528" text:id="ct253343528">
          <text:insertion>
            <office:change-info>
              <dc:creator>Peter Camilleri</dc:creator>
              <dc:date>2015-04-25T17:38:00</dc:date>
            </office:change-info>
          </text:insertion>
        </text:changed-region>
        <text:changed-region xml:id="ct219841736" text:id="ct219841736">
          <text:deletion>
            <office:change-info>
              <dc:creator>Peter Camilleri</dc:creator>
              <dc:date>2015-04-25T23:16:00</dc:date>
            </office:change-info>
            <text:p text:style-name="Text_20_body"/>
            <text:p text:style-name="Text_20_body">.hypot</text:p>
          </text:deletion>
        </text:changed-region>
        <text:changed-region xml:id="ct253345192" text:id="ct253345192">
          <text:insertion>
            <office:change-info>
              <dc:creator>Peter Camilleri</dc:creator>
              <dc:date>2015-04-25T17:38:00</dc:date>
            </office:change-info>
          </text:insertion>
        </text:changed-region>
        <text:changed-region xml:id="ct219841840" text:id="ct219841840">
          <text:insertion>
            <office:change-info>
              <dc:creator>Peter Camilleri</dc:creator>
              <dc:date>2015-04-25T17:38:00</dc:date>
            </office:change-info>
          </text:insertion>
        </text:changed-region>
        <text:changed-region xml:id="ct253344776" text:id="ct253344776">
          <text:insertion>
            <office:change-info>
              <dc:creator>Peter Camilleri</dc:creator>
              <dc:date>2015-04-25T17:38:00</dc:date>
            </office:change-info>
          </text:insertion>
        </text:changed-region>
        <text:changed-region xml:id="ct253344672" text:id="ct253344672">
          <text:insertion>
            <office:change-info>
              <dc:creator>Peter Camilleri</dc:creator>
              <dc:date>2015-04-25T17:38:00</dc:date>
            </office:change-info>
          </text:insertion>
        </text:changed-region>
        <text:changed-region xml:id="ct253345296" text:id="ct253345296">
          <text:insertion>
            <office:change-info>
              <dc:creator>Peter Camilleri</dc:creator>
              <dc:date>2015-04-25T17:38:00</dc:date>
            </office:change-info>
          </text:insertion>
        </text:changed-region>
        <text:changed-region xml:id="ct219841944" text:id="ct219841944">
          <text:deletion>
            <office:change-info>
              <dc:creator>Peter Camilleri</dc:creator>
              <dc:date>2015-04-25T23:16:00</dc:date>
            </office:change-info>
            <text:p text:style-name="Text_20_body"/>
            <text:p text:style-name="Text_20_body">.imaginary</text:p>
          </text:deletion>
        </text:changed-region>
        <text:changed-region xml:id="ct253344880" text:id="ct253344880">
          <text:insertion>
            <office:change-info>
              <dc:creator>Peter Camilleri</dc:creator>
              <dc:date>2015-04-25T17:38:00</dc:date>
            </office:change-info>
          </text:insertion>
        </text:changed-region>
        <text:changed-region xml:id="ct219842048" text:id="ct219842048">
          <text:insertion>
            <office:change-info>
              <dc:creator>Peter Camilleri</dc:creator>
              <dc:date>2015-04-25T17:38:00</dc:date>
            </office:change-info>
          </text:insertion>
        </text:changed-region>
        <text:changed-region xml:id="ct253343736" text:id="ct253343736">
          <text:insertion>
            <office:change-info>
              <dc:creator>Peter Camilleri</dc:creator>
              <dc:date>2015-04-25T17:38:00</dc:date>
            </office:change-info>
          </text:insertion>
        </text:changed-region>
        <text:changed-region xml:id="ct253335312" text:id="ct253335312">
          <text:insertion>
            <office:change-info>
              <dc:creator>Peter Camilleri</dc:creator>
              <dc:date>2015-04-25T17:38:00</dc:date>
            </office:change-info>
          </text:insertion>
        </text:changed-region>
        <text:changed-region xml:id="ct219842152" text:id="ct219842152">
          <text:deletion>
            <office:change-info>
              <dc:creator>Peter Camilleri</dc:creator>
              <dc:date>2015-04-25T23:16:00</dc:date>
            </office:change-info>
            <text:p text:style-name="Text_20_body"/>
            <text:p text:style-name="Text_20_body">.ln</text:p>
          </text:deletion>
        </text:changed-region>
        <text:changed-region xml:id="ct253345504" text:id="ct253345504">
          <text:insertion>
            <office:change-info>
              <dc:creator>Peter Camilleri</dc:creator>
              <dc:date>2015-04-25T17:38:00</dc:date>
            </office:change-info>
          </text:insertion>
        </text:changed-region>
        <text:changed-region xml:id="ct253344568" text:id="ct253344568">
          <text:insertion>
            <office:change-info>
              <dc:creator>Peter Camilleri</dc:creator>
              <dc:date>2015-04-25T17:38:00</dc:date>
            </office:change-info>
          </text:insertion>
        </text:changed-region>
        <text:changed-region xml:id="ct219842256" text:id="ct219842256">
          <text:insertion>
            <office:change-info>
              <dc:creator>Peter Camilleri</dc:creator>
              <dc:date>2015-04-25T17:38:00</dc:date>
            </office:change-info>
          </text:insertion>
        </text:changed-region>
        <text:changed-region xml:id="ct253343944" text:id="ct253343944">
          <text:insertion>
            <office:change-info>
              <dc:creator>Peter Camilleri</dc:creator>
              <dc:date>2015-04-25T17:38:00</dc:date>
            </office:change-info>
          </text:insertion>
        </text:changed-region>
        <text:changed-region xml:id="ct253345608" text:id="ct253345608">
          <text:insertion>
            <office:change-info>
              <dc:creator>Peter Camilleri</dc:creator>
              <dc:date>2015-04-25T17:38:00</dc:date>
            </office:change-info>
          </text:insertion>
        </text:changed-region>
        <text:changed-region xml:id="ct219842360" text:id="ct219842360">
          <text:deletion>
            <office:change-info>
              <dc:creator>Peter Camilleri</dc:creator>
              <dc:date>2015-04-25T23:16:00</dc:date>
            </office:change-info>
            <text:p text:style-name="Text_20_body"/>
            <text:p text:style-name="Text_20_body">.log10</text:p>
          </text:deletion>
        </text:changed-region>
        <text:changed-region xml:id="ct253346024" text:id="ct253346024">
          <text:insertion>
            <office:change-info>
              <dc:creator>Peter Camilleri</dc:creator>
              <dc:date>2015-04-25T17:38:00</dc:date>
            </office:change-info>
          </text:insertion>
        </text:changed-region>
        <text:changed-region xml:id="ct253346336" text:id="ct253346336">
          <text:insertion>
            <office:change-info>
              <dc:creator>Peter Camilleri</dc:creator>
              <dc:date>2015-04-25T17:38:00</dc:date>
            </office:change-info>
          </text:insertion>
        </text:changed-region>
        <text:changed-region xml:id="ct219842464" text:id="ct219842464">
          <text:insertion>
            <office:change-info>
              <dc:creator>Peter Camilleri</dc:creator>
              <dc:date>2015-04-25T17:38:00</dc:date>
            </office:change-info>
          </text:insertion>
        </text:changed-region>
        <text:changed-region xml:id="ct253344464" text:id="ct253344464">
          <text:insertion>
            <office:change-info>
              <dc:creator>Peter Camilleri</dc:creator>
              <dc:date>2015-04-25T17:38:00</dc:date>
            </office:change-info>
          </text:insertion>
        </text:changed-region>
        <text:changed-region xml:id="ct253346128" text:id="ct253346128">
          <text:insertion>
            <office:change-info>
              <dc:creator>Peter Camilleri</dc:creator>
              <dc:date>2015-04-25T17:38:00</dc:date>
            </office:change-info>
          </text:insertion>
        </text:changed-region>
        <text:changed-region xml:id="ct219842568" text:id="ct219842568">
          <text:deletion>
            <office:change-info>
              <dc:creator>Peter Camilleri</dc:creator>
              <dc:date>2015-04-25T23:17:00</dc:date>
            </office:change-info>
            <text:p text:style-name="Text_20_body"/>
            <text:p text:style-name="Text_20_body">.log2</text:p>
          </text:deletion>
        </text:changed-region>
        <text:changed-region xml:id="ct253344048" text:id="ct253344048">
          <text:insertion>
            <office:change-info>
              <dc:creator>Peter Camilleri</dc:creator>
              <dc:date>2015-04-25T17:38:00</dc:date>
            </office:change-info>
          </text:insertion>
        </text:changed-region>
        <text:changed-region xml:id="ct219842712" text:id="ct219842712">
          <text:insertion>
            <office:change-info>
              <dc:creator>Peter Camilleri</dc:creator>
              <dc:date>2015-04-25T17:38:00</dc:date>
            </office:change-info>
          </text:insertion>
        </text:changed-region>
        <text:changed-region xml:id="ct253346440" text:id="ct253346440">
          <text:insertion>
            <office:change-info>
              <dc:creator>Peter Camilleri</dc:creator>
              <dc:date>2015-04-25T17:38:00</dc:date>
            </office:change-info>
          </text:insertion>
        </text:changed-region>
        <text:changed-region xml:id="ct253345816" text:id="ct253345816">
          <text:insertion>
            <office:change-info>
              <dc:creator>Peter Camilleri</dc:creator>
              <dc:date>2015-04-25T17:38:00</dc:date>
            </office:change-info>
          </text:insertion>
        </text:changed-region>
        <text:changed-region xml:id="ct253345920" text:id="ct253345920">
          <text:insertion>
            <office:change-info>
              <dc:creator>Peter Camilleri</dc:creator>
              <dc:date>2015-04-25T17:38:00</dc:date>
            </office:change-info>
          </text:insertion>
        </text:changed-region>
        <text:changed-region xml:id="ct219842816" text:id="ct219842816">
          <text:deletion>
            <office:change-info>
              <dc:creator>Peter Camilleri</dc:creator>
              <dc:date>2015-04-25T23:17:00</dc:date>
            </office:change-info>
            <text:p text:style-name="Text_20_body"/>
            <text:p text:style-name="Text_20_body">.magnitude</text:p>
          </text:deletion>
        </text:changed-region>
        <text:changed-region xml:id="ct253346648" text:id="ct253346648">
          <text:insertion>
            <office:change-info>
              <dc:creator>Peter Camilleri</dc:creator>
              <dc:date>2015-04-25T17:38:00</dc:date>
            </office:change-info>
          </text:insertion>
        </text:changed-region>
        <text:changed-region xml:id="ct219842920" text:id="ct219842920">
          <text:insertion>
            <office:change-info>
              <dc:creator>Peter Camilleri</dc:creator>
              <dc:date>2015-04-25T17:38:00</dc:date>
            </office:change-info>
          </text:insertion>
        </text:changed-region>
        <text:changed-region xml:id="ct253110120" text:id="ct253110120">
          <text:insertion>
            <office:change-info>
              <dc:creator>Peter Camilleri</dc:creator>
              <dc:date>2015-04-25T17:38:00</dc:date>
            </office:change-info>
          </text:insertion>
        </text:changed-region>
        <text:changed-region xml:id="ct253110224" text:id="ct253110224">
          <text:insertion>
            <office:change-info>
              <dc:creator>Peter Camilleri</dc:creator>
              <dc:date>2015-04-25T17:38:00</dc:date>
            </office:change-info>
          </text:insertion>
        </text:changed-region>
        <text:changed-region xml:id="ct219843024" text:id="ct219843024">
          <text:deletion>
            <office:change-info>
              <dc:creator>Peter Camilleri</dc:creator>
              <dc:date>2015-04-25T23:17:00</dc:date>
            </office:change-info>
            <text:p text:style-name="Text_20_body"/>
            <text:p text:style-name="Text_20_body">.numerator</text:p>
          </text:deletion>
        </text:changed-region>
        <text:changed-region xml:id="ct253347376" text:id="ct253347376">
          <text:insertion>
            <office:change-info>
              <dc:creator>Peter Camilleri</dc:creator>
              <dc:date>2015-04-25T17:38:00</dc:date>
            </office:change-info>
          </text:insertion>
        </text:changed-region>
        <text:changed-region xml:id="ct225877880" text:id="ct225877880">
          <text:insertion>
            <office:change-info>
              <dc:creator>Peter Camilleri</dc:creator>
              <dc:date>2015-04-25T17:38:00</dc:date>
            </office:change-info>
          </text:insertion>
        </text:changed-region>
        <text:changed-region xml:id="ct219843128" text:id="ct219843128">
          <text:insertion>
            <office:change-info>
              <dc:creator>Peter Camilleri</dc:creator>
              <dc:date>2015-04-25T17:38:00</dc:date>
            </office:change-info>
          </text:insertion>
        </text:changed-region>
        <text:changed-region xml:id="ct219843440" text:id="ct219843440">
          <text:insertion>
            <office:change-info>
              <dc:creator>Peter Camilleri</dc:creator>
              <dc:date>2015-04-25T17:38:00</dc:date>
            </office:change-info>
          </text:insertion>
        </text:changed-region>
        <text:changed-region xml:id="ct219843336" text:id="ct219843336">
          <text:deletion>
            <office:change-info>
              <dc:creator>Peter Camilleri</dc:creator>
              <dc:date>2015-04-25T23:18:00</dc:date>
            </office:change-info>
            <text:p text:style-name="Text_20_body"/>
            <text:p text:style-name="Text_20_body"/>
          </text:deletion>
        </text:changed-region>
        <text:changed-region xml:id="ct219843232" text:id="ct219843232">
          <text:deletion>
            <office:change-info>
              <dc:creator>Peter Camilleri</dc:creator>
              <dc:date>2015-04-25T23:17:00</dc:date>
            </office:change-info>
            <text:p text:style-name="Text_20_body">.p2c</text:p>
          </text:deletion>
        </text:changed-region>
        <text:changed-region xml:id="ct253343840" text:id="ct253343840">
          <text:insertion>
            <office:change-info>
              <dc:creator>Peter Camilleri</dc:creator>
              <dc:date>2015-04-25T17:38:00</dc:date>
            </office:change-info>
          </text:insertion>
        </text:changed-region>
        <text:changed-region xml:id="ct253346856" text:id="ct253346856">
          <text:insertion>
            <office:change-info>
              <dc:creator>Peter Camilleri</dc:creator>
              <dc:date>2015-04-25T17:38:00</dc:date>
            </office:change-info>
          </text:insertion>
        </text:changed-region>
        <text:changed-region xml:id="ct253347168" text:id="ct253347168">
          <text:insertion>
            <office:change-info>
              <dc:creator>Peter Camilleri</dc:creator>
              <dc:date>2015-04-25T17:38:00</dc:date>
            </office:change-info>
          </text:insertion>
        </text:changed-region>
        <text:changed-region xml:id="ct225877256" text:id="ct225877256">
          <text:insertion>
            <office:change-info>
              <dc:creator>Peter Camilleri</dc:creator>
              <dc:date>2015-04-25T17:38:00</dc:date>
            </office:change-info>
          </text:insertion>
        </text:changed-region>
        <text:changed-region xml:id="ct253347064" text:id="ct253347064">
          <text:insertion>
            <office:change-info>
              <dc:creator>Peter Camilleri</dc:creator>
              <dc:date>2015-04-25T17:38:00</dc:date>
            </office:change-info>
          </text:insertion>
        </text:changed-region>
        <text:changed-region xml:id="ct253347272" text:id="ct253347272">
          <text:insertion>
            <office:change-info>
              <dc:creator>Peter Camilleri</dc:creator>
              <dc:date>2015-04-25T17:38:00</dc:date>
            </office:change-info>
          </text:insertion>
        </text:changed-region>
        <text:changed-region xml:id="ct219843544" text:id="ct219843544">
          <text:deletion>
            <office:change-info>
              <dc:creator>Peter Camilleri</dc:creator>
              <dc:date>2015-04-25T23:18:00</dc:date>
            </office:change-info>
            <text:p text:style-name="Text_20_body"/>
            <text:p text:style-name="Text_20_body">.polar</text:p>
          </text:deletion>
        </text:changed-region>
        <text:changed-region xml:id="ct253344984" text:id="ct253344984">
          <text:insertion>
            <office:change-info>
              <dc:creator>Peter Camilleri</dc:creator>
              <dc:date>2015-04-25T17:38:00</dc:date>
            </office:change-info>
          </text:insertion>
        </text:changed-region>
        <text:changed-region xml:id="ct219843648" text:id="ct219843648">
          <text:insertion>
            <office:change-info>
              <dc:creator>Peter Camilleri</dc:creator>
              <dc:date>2015-04-25T17:38:00</dc:date>
            </office:change-info>
          </text:insertion>
        </text:changed-region>
        <text:changed-region xml:id="ct253347896" text:id="ct253347896">
          <text:insertion>
            <office:change-info>
              <dc:creator>Peter Camilleri</dc:creator>
              <dc:date>2015-04-25T17:38:00</dc:date>
            </office:change-info>
          </text:insertion>
        </text:changed-region>
        <text:changed-region xml:id="ct253346544" text:id="ct253346544">
          <text:insertion>
            <office:change-info>
              <dc:creator>Peter Camilleri</dc:creator>
              <dc:date>2015-04-25T17:38:00</dc:date>
            </office:change-info>
          </text:insertion>
        </text:changed-region>
        <text:changed-region xml:id="ct225877672" text:id="ct225877672">
          <text:insertion>
            <office:change-info>
              <dc:creator>Peter Camilleri</dc:creator>
              <dc:date>2015-04-25T17:38:00</dc:date>
            </office:change-info>
          </text:insertion>
        </text:changed-region>
        <text:changed-region xml:id="ct225877568" text:id="ct225877568">
          <text:insertion>
            <office:change-info>
              <dc:creator>Peter Camilleri</dc:creator>
              <dc:date>2015-04-25T17:38:00</dc:date>
            </office:change-info>
          </text:insertion>
        </text:changed-region>
        <text:changed-region xml:id="ct219843752" text:id="ct219843752">
          <text:deletion>
            <office:change-info>
              <dc:creator>Peter Camilleri</dc:creator>
              <dc:date>2015-04-25T23:18:00</dc:date>
            </office:change-info>
            <text:p text:style-name="Text_20_body"/>
            <text:p text:style-name="Text_20_body">.r2d</text:p>
          </text:deletion>
        </text:changed-region>
        <text:changed-region xml:id="ct225877464" text:id="ct225877464">
          <text:insertion>
            <office:change-info>
              <dc:creator>Peter Camilleri</dc:creator>
              <dc:date>2015-04-25T17:38:00</dc:date>
            </office:change-info>
          </text:insertion>
        </text:changed-region>
        <text:changed-region xml:id="ct225877984" text:id="ct225877984">
          <text:insertion>
            <office:change-info>
              <dc:creator>Peter Camilleri</dc:creator>
              <dc:date>2015-04-25T17:38:00</dc:date>
            </office:change-info>
          </text:insertion>
        </text:changed-region>
        <text:changed-region xml:id="ct219843856" text:id="ct219843856">
          <text:insertion>
            <office:change-info>
              <dc:creator>Peter Camilleri</dc:creator>
              <dc:date>2015-04-25T17:38:00</dc:date>
            </office:change-info>
          </text:insertion>
        </text:changed-region>
        <text:changed-region xml:id="ct225876736" text:id="ct225876736">
          <text:insertion>
            <office:change-info>
              <dc:creator>Peter Camilleri</dc:creator>
              <dc:date>2015-04-25T17:38:00</dc:date>
            </office:change-info>
          </text:insertion>
        </text:changed-region>
        <text:changed-region xml:id="ct225877048" text:id="ct225877048">
          <text:insertion>
            <office:change-info>
              <dc:creator>Peter Camilleri</dc:creator>
              <dc:date>2015-04-25T17:38:00</dc:date>
            </office:change-info>
          </text:insertion>
        </text:changed-region>
        <text:changed-region xml:id="ct219843960" text:id="ct219843960">
          <text:deletion>
            <office:change-info>
              <dc:creator>Peter Camilleri</dc:creator>
              <dc:date>2015-04-25T23:18:00</dc:date>
            </office:change-info>
            <text:p text:style-name="Text_20_body"/>
            <text:p text:style-name="Text_20_body">.real</text:p>
          </text:deletion>
        </text:changed-region>
        <text:changed-region xml:id="ct219844064" text:id="ct219844064">
          <text:insertion>
            <office:change-info>
              <dc:creator>Peter Camilleri</dc:creator>
              <dc:date>2015-04-25T17:39:00</dc:date>
            </office:change-info>
          </text:insertion>
        </text:changed-region>
        <text:changed-region xml:id="ct219844168" text:id="ct219844168">
          <text:deletion>
            <office:change-info>
              <dc:creator>Peter Camilleri</dc:creator>
              <dc:date>2015-04-25T23:19:00</dc:date>
            </office:change-info>
            <text:p text:style-name="Text_20_body"/>
            <text:p text:style-name="Text_20_body">.round</text:p>
          </text:deletion>
        </text:changed-region>
        <text:changed-region xml:id="ct219844272" text:id="ct219844272">
          <text:insertion>
            <office:change-info>
              <dc:creator>Peter Camilleri</dc:creator>
              <dc:date>2015-04-25T17:39:00</dc:date>
            </office:change-info>
          </text:insertion>
        </text:changed-region>
        <text:changed-region xml:id="ct219844376" text:id="ct219844376">
          <text:deletion>
            <office:change-info>
              <dc:creator>Peter Camilleri</dc:creator>
              <dc:date>2015-04-25T23:19:00</dc:date>
            </office:change-info>
            <text:p text:style-name="Text_20_body"/>
            <text:p text:style-name="Text_20_body">.sin</text:p>
          </text:deletion>
        </text:changed-region>
        <text:changed-region xml:id="ct219844480" text:id="ct219844480">
          <text:insertion>
            <office:change-info>
              <dc:creator>Peter Camilleri</dc:creator>
              <dc:date>2015-04-25T17:39:00</dc:date>
            </office:change-info>
          </text:insertion>
        </text:changed-region>
        <text:changed-region xml:id="ct219844584" text:id="ct219844584">
          <text:deletion>
            <office:change-info>
              <dc:creator>Peter Camilleri</dc:creator>
              <dc:date>2015-04-25T23:19:00</dc:date>
            </office:change-info>
            <text:p text:style-name="Text_20_body"/>
            <text:p text:style-name="Text_20_body">.sinh</text:p>
          </text:deletion>
        </text:changed-region>
        <text:changed-region xml:id="ct219844688" text:id="ct219844688">
          <text:insertion>
            <office:change-info>
              <dc:creator>Peter Camilleri</dc:creator>
              <dc:date>2015-04-25T17:39:00</dc:date>
            </office:change-info>
          </text:insertion>
        </text:changed-region>
        <text:changed-region xml:id="ct219844792" text:id="ct219844792">
          <text:deletion>
            <office:change-info>
              <dc:creator>Peter Camilleri</dc:creator>
              <dc:date>2015-04-25T23:19:00</dc:date>
            </office:change-info>
            <text:p text:style-name="Text_20_body"/>
            <text:p text:style-name="Text_20_body">.sleep</text:p>
          </text:deletion>
        </text:changed-region>
        <text:changed-region xml:id="ct219844896" text:id="ct219844896">
          <text:insertion>
            <office:change-info>
              <dc:creator>Peter Camilleri</dc:creator>
              <dc:date>2015-04-25T17:39:00</dc:date>
            </office:change-info>
          </text:insertion>
        </text:changed-region>
        <text:changed-region xml:id="ct219845000" text:id="ct219845000">
          <text:deletion>
            <office:change-info>
              <dc:creator>Peter Camilleri</dc:creator>
              <dc:date>2015-04-25T23:20:00</dc:date>
            </office:change-info>
            <text:p text:style-name="Text_20_body"/>
            <text:p text:style-name="Text_20_body">.sqr</text:p>
          </text:deletion>
        </text:changed-region>
        <text:changed-region xml:id="ct219845104" text:id="ct219845104">
          <text:insertion>
            <office:change-info>
              <dc:creator>Peter Camilleri</dc:creator>
              <dc:date>2015-04-25T17:39:00</dc:date>
            </office:change-info>
          </text:insertion>
        </text:changed-region>
        <text:changed-region xml:id="ct219845208" text:id="ct219845208">
          <text:deletion>
            <office:change-info>
              <dc:creator>Peter Camilleri</dc:creator>
              <dc:date>2015-04-25T23:20:00</dc:date>
            </office:change-info>
            <text:p text:style-name="Text_20_body"/>
            <text:p text:style-name="Text_20_body">.sqrt</text:p>
          </text:deletion>
        </text:changed-region>
        <text:changed-region xml:id="ct219845312" text:id="ct219845312">
          <text:insertion>
            <office:change-info>
              <dc:creator>Peter Camilleri</dc:creator>
              <dc:date>2015-04-25T17:39:00</dc:date>
            </office:change-info>
          </text:insertion>
        </text:changed-region>
        <text:changed-region xml:id="ct219845416" text:id="ct219845416">
          <text:deletion>
            <office:change-info>
              <dc:creator>Peter Camilleri</dc:creator>
              <dc:date>2015-04-25T23:20:00</dc:date>
            </office:change-info>
            <text:p text:style-name="Text_20_body"/>
            <text:p text:style-name="Text_20_body">.tan</text:p>
          </text:deletion>
        </text:changed-region>
        <text:changed-region xml:id="ct219845520" text:id="ct219845520">
          <text:insertion>
            <office:change-info>
              <dc:creator>Peter Camilleri</dc:creator>
              <dc:date>2015-04-25T17:39:00</dc:date>
            </office:change-info>
          </text:insertion>
        </text:changed-region>
        <text:changed-region xml:id="ct219845624" text:id="ct219845624">
          <text:deletion>
            <office:change-info>
              <dc:creator>Peter Camilleri</dc:creator>
              <dc:date>2015-04-25T23:20:00</dc:date>
            </office:change-info>
            <text:p text:style-name="Text_20_body"/>
            <text:p text:style-name="Text_20_body">.tanh</text:p>
          </text:deletion>
        </text:changed-region>
        <text:changed-region xml:id="ct219845728" text:id="ct219845728">
          <text:insertion>
            <office:change-info>
              <dc:creator>Peter Camilleri</dc:creator>
              <dc:date>2015-04-25T17:39:00</dc:date>
            </office:change-info>
          </text:insertion>
        </text:changed-region>
        <text:changed-region xml:id="ct219845832" text:id="ct219845832">
          <text:deletion>
            <office:change-info>
              <dc:creator>Peter Camilleri</dc:creator>
              <dc:date>2015-04-25T23:20:00</dc:date>
            </office:change-info>
            <text:p text:style-name="Text_20_body"/>
            <text:p text:style-name="Text_20_body">/</text:p>
          </text:deletion>
        </text:changed-region>
        <text:changed-region xml:id="ct219845936" text:id="ct219845936">
          <text:insertion>
            <office:change-info>
              <dc:creator>Peter Camilleri</dc:creator>
              <dc:date>2015-04-25T17:39:00</dc:date>
            </office:change-info>
          </text:insertion>
        </text:changed-region>
        <text:changed-region xml:id="ct219846040" text:id="ct219846040">
          <text:deletion>
            <office:change-info>
              <dc:creator>Peter Camilleri</dc:creator>
              <dc:date>2015-04-25T23:21:00</dc:date>
            </office:change-info>
            <text:p text:style-name="Text_20_body"/>
            <text:p text:style-name="Text_20_body">0&lt;</text:p>
          </text:deletion>
        </text:changed-region>
        <text:changed-region xml:id="ct219846144" text:id="ct219846144">
          <text:insertion>
            <office:change-info>
              <dc:creator>Peter Camilleri</dc:creator>
              <dc:date>2015-04-25T17:39:00</dc:date>
            </office:change-info>
          </text:insertion>
        </text:changed-region>
        <text:changed-region xml:id="ct219846248" text:id="ct219846248">
          <text:deletion>
            <office:change-info>
              <dc:creator>Peter Camilleri</dc:creator>
              <dc:date>2015-04-25T23:21:00</dc:date>
            </office:change-info>
            <text:p text:style-name="Text_20_body"/>
            <text:p text:style-name="Text_20_body">0&lt;=</text:p>
          </text:deletion>
        </text:changed-region>
        <text:changed-region xml:id="ct219846352" text:id="ct219846352">
          <text:insertion>
            <office:change-info>
              <dc:creator>Peter Camilleri</dc:creator>
              <dc:date>2015-04-25T17:39:00</dc:date>
            </office:change-info>
          </text:insertion>
        </text:changed-region>
        <text:changed-region xml:id="ct219846456" text:id="ct219846456">
          <text:deletion>
            <office:change-info>
              <dc:creator>Peter Camilleri</dc:creator>
              <dc:date>2015-04-25T23:21:00</dc:date>
            </office:change-info>
            <text:p text:style-name="Text_20_body"/>
            <text:p text:style-name="Text_20_body">0&lt;=&gt;</text:p>
          </text:deletion>
        </text:changed-region>
        <text:changed-region xml:id="ct219846560" text:id="ct219846560">
          <text:insertion>
            <office:change-info>
              <dc:creator>Peter Camilleri</dc:creator>
              <dc:date>2015-04-25T17:39:00</dc:date>
            </office:change-info>
          </text:insertion>
        </text:changed-region>
        <text:changed-region xml:id="ct219850816" text:id="ct219850816">
          <text:deletion>
            <office:change-info>
              <dc:creator>Peter Camilleri</dc:creator>
              <dc:date>2015-04-25T23:22:00</dc:date>
            </office:change-info>
            <text:p text:style-name="Text_20_body"/>
            <text:p text:style-name="Text_20_body"/>
          </text:deletion>
        </text:changed-region>
        <text:changed-region xml:id="ct219846664" text:id="ct219846664">
          <text:deletion>
            <office:change-info>
              <dc:creator>Peter Camilleri</dc:creator>
              <dc:date>2015-04-25T23:21:00</dc:date>
            </office:change-info>
            <text:p text:style-name="Text_20_body">0&lt;&gt;</text:p>
          </text:deletion>
        </text:changed-region>
        <text:changed-region xml:id="ct219850920" text:id="ct219850920">
          <text:insertion>
            <office:change-info>
              <dc:creator>Peter Camilleri</dc:creator>
              <dc:date>2015-04-25T17:39:00</dc:date>
            </office:change-info>
          </text:insertion>
        </text:changed-region>
        <text:changed-region xml:id="ct219851024" text:id="ct219851024">
          <text:deletion>
            <office:change-info>
              <dc:creator>Peter Camilleri</dc:creator>
              <dc:date>2015-04-25T23:22:00</dc:date>
            </office:change-info>
            <text:p text:style-name="Text_20_body"/>
            <text:p text:style-name="Text_20_body">0=</text:p>
          </text:deletion>
        </text:changed-region>
        <text:changed-region xml:id="ct219851128" text:id="ct219851128">
          <text:insertion>
            <office:change-info>
              <dc:creator>Peter Camilleri</dc:creator>
              <dc:date>2015-04-25T17:39:00</dc:date>
            </office:change-info>
          </text:insertion>
        </text:changed-region>
        <text:changed-region xml:id="ct219851232" text:id="ct219851232">
          <text:deletion>
            <office:change-info>
              <dc:creator>Peter Camilleri</dc:creator>
              <dc:date>2015-04-25T23:22:00</dc:date>
            </office:change-info>
            <text:p text:style-name="Text_20_body"/>
            <text:p text:style-name="Text_20_body">0&gt;</text:p>
          </text:deletion>
        </text:changed-region>
        <text:changed-region xml:id="ct219851336" text:id="ct219851336">
          <text:insertion>
            <office:change-info>
              <dc:creator>Peter Camilleri</dc:creator>
              <dc:date>2015-04-25T17:39:00</dc:date>
            </office:change-info>
          </text:insertion>
        </text:changed-region>
        <text:changed-region xml:id="ct219851440" text:id="ct219851440">
          <text:deletion>
            <office:change-info>
              <dc:creator>Peter Camilleri</dc:creator>
              <dc:date>2015-04-25T23:22:00</dc:date>
            </office:change-info>
            <text:p text:style-name="Text_20_body"/>
            <text:p text:style-name="Text_20_body">0&gt;=</text:p>
          </text:deletion>
        </text:changed-region>
        <text:changed-region xml:id="ct219851544" text:id="ct219851544">
          <text:insertion>
            <office:change-info>
              <dc:creator>Peter Camilleri</dc:creator>
              <dc:date>2015-04-25T17:39:00</dc:date>
            </office:change-info>
          </text:insertion>
        </text:changed-region>
        <text:changed-region xml:id="ct219851648" text:id="ct219851648">
          <text:deletion>
            <office:change-info>
              <dc:creator>Peter Camilleri</dc:creator>
              <dc:date>2015-04-25T23:22:00</dc:date>
            </office:change-info>
            <text:p text:style-name="Text_20_body"/>
            <text:p text:style-name="Text_20_body">1+</text:p>
          </text:deletion>
        </text:changed-region>
        <text:changed-region xml:id="ct219851752" text:id="ct219851752">
          <text:insertion>
            <office:change-info>
              <dc:creator>Peter Camilleri</dc:creator>
              <dc:date>2015-04-25T17:39:00</dc:date>
            </office:change-info>
          </text:insertion>
        </text:changed-region>
        <text:changed-region xml:id="ct219851856" text:id="ct219851856">
          <text:deletion>
            <office:change-info>
              <dc:creator>Peter Camilleri</dc:creator>
              <dc:date>2015-04-25T23:22:00</dc:date>
            </office:change-info>
            <text:p text:style-name="Text_20_body"/>
            <text:p text:style-name="Text_20_body">1-</text:p>
          </text:deletion>
        </text:changed-region>
        <text:changed-region xml:id="ct219851960" text:id="ct219851960">
          <text:insertion>
            <office:change-info>
              <dc:creator>Peter Camilleri</dc:creator>
              <dc:date>2015-04-25T17:39:00</dc:date>
            </office:change-info>
          </text:insertion>
        </text:changed-region>
        <text:changed-region xml:id="ct219852064" text:id="ct219852064">
          <text:deletion>
            <office:change-info>
              <dc:creator>Peter Camilleri</dc:creator>
              <dc:date>2015-04-25T23:23:00</dc:date>
            </office:change-info>
            <text:p text:style-name="Text_20_body"/>
            <text:p text:style-name="Text_20_body">2*</text:p>
          </text:deletion>
        </text:changed-region>
        <text:changed-region xml:id="ct219852168" text:id="ct219852168">
          <text:insertion>
            <office:change-info>
              <dc:creator>Peter Camilleri</dc:creator>
              <dc:date>2015-04-25T17:39:00</dc:date>
            </office:change-info>
          </text:insertion>
        </text:changed-region>
        <text:changed-region xml:id="ct219852272" text:id="ct219852272">
          <text:deletion>
            <office:change-info>
              <dc:creator>Peter Camilleri</dc:creator>
              <dc:date>2015-04-25T23:23:00</dc:date>
            </office:change-info>
            <text:p text:style-name="Text_20_body"/>
            <text:p text:style-name="Text_20_body">2+</text:p>
          </text:deletion>
        </text:changed-region>
        <text:changed-region xml:id="ct219852376" text:id="ct219852376">
          <text:insertion>
            <office:change-info>
              <dc:creator>Peter Camilleri</dc:creator>
              <dc:date>2015-04-25T17:39:00</dc:date>
            </office:change-info>
          </text:insertion>
        </text:changed-region>
        <text:changed-region xml:id="ct219852480" text:id="ct219852480">
          <text:deletion>
            <office:change-info>
              <dc:creator>Peter Camilleri</dc:creator>
              <dc:date>2015-04-25T23:23:00</dc:date>
            </office:change-info>
            <text:p text:style-name="Text_20_body"/>
            <text:p text:style-name="Text_20_body">2-</text:p>
          </text:deletion>
        </text:changed-region>
        <text:changed-region xml:id="ct219852584" text:id="ct219852584">
          <text:insertion>
            <office:change-info>
              <dc:creator>Peter Camilleri</dc:creator>
              <dc:date>2015-04-25T17:39:00</dc:date>
            </office:change-info>
          </text:insertion>
        </text:changed-region>
        <text:changed-region xml:id="ct219852688" text:id="ct219852688">
          <text:deletion>
            <office:change-info>
              <dc:creator>Peter Camilleri</dc:creator>
              <dc:date>2015-04-25T23:24:00</dc:date>
            </office:change-info>
            <text:p text:style-name="Text_20_body"/>
            <text:p text:style-name="Text_20_body">2/</text:p>
          </text:deletion>
        </text:changed-region>
        <text:changed-region xml:id="ct219852792" text:id="ct219852792">
          <text:insertion>
            <office:change-info>
              <dc:creator>Peter Camilleri</dc:creator>
              <dc:date>2015-04-25T17:39:00</dc:date>
            </office:change-info>
          </text:insertion>
        </text:changed-region>
        <text:changed-region xml:id="ct219852896" text:id="ct219852896">
          <text:deletion>
            <office:change-info>
              <dc:creator>Peter Camilleri</dc:creator>
              <dc:date>2015-04-25T23:24:00</dc:date>
            </office:change-info>
            <text:p text:style-name="Text_20_body"/>
            <text:p text:style-name="Text_20_body">&lt;</text:p>
          </text:deletion>
        </text:changed-region>
        <text:changed-region xml:id="ct253345400" text:id="ct253345400">
          <text:insertion>
            <office:change-info>
              <dc:creator>Peter Camilleri</dc:creator>
              <dc:date>2015-04-25T17:39:00</dc:date>
            </office:change-info>
          </text:insertion>
        </text:changed-region>
        <text:changed-region xml:id="ct219853000" text:id="ct219853000">
          <text:insertion>
            <office:change-info>
              <dc:creator>Peter Camilleri</dc:creator>
              <dc:date>2015-04-25T17:39:00</dc:date>
            </office:change-info>
          </text:insertion>
        </text:changed-region>
        <text:changed-region xml:id="ct253110848" text:id="ct253110848">
          <text:insertion>
            <office:change-info>
              <dc:creator>Peter Camilleri</dc:creator>
              <dc:date>2015-04-25T17:39:00</dc:date>
            </office:change-info>
          </text:insertion>
        </text:changed-region>
        <text:changed-region xml:id="ct253111264" text:id="ct253111264">
          <text:insertion>
            <office:change-info>
              <dc:creator>Peter Camilleri</dc:creator>
              <dc:date>2015-04-25T17:39:00</dc:date>
            </office:change-info>
          </text:insertion>
        </text:changed-region>
        <text:changed-region xml:id="ct219853104" text:id="ct219853104">
          <text:deletion>
            <office:change-info>
              <dc:creator>Peter Camilleri</dc:creator>
              <dc:date>2015-04-25T23:24:00</dc:date>
            </office:change-info>
            <text:p text:style-name="Text_20_body"/>
            <text:p text:style-name="Text_20_body">&lt;=</text:p>
          </text:deletion>
        </text:changed-region>
        <text:changed-region xml:id="ct253335520" text:id="ct253335520">
          <text:insertion>
            <office:change-info>
              <dc:creator>Peter Camilleri</dc:creator>
              <dc:date>2015-04-25T17:39:00</dc:date>
            </office:change-info>
          </text:insertion>
        </text:changed-region>
        <text:changed-region xml:id="ct219853208" text:id="ct219853208">
          <text:insertion>
            <office:change-info>
              <dc:creator>Peter Camilleri</dc:creator>
              <dc:date>2015-04-25T17:39:00</dc:date>
            </office:change-info>
          </text:insertion>
        </text:changed-region>
        <text:changed-region xml:id="ct253110952" text:id="ct253110952">
          <text:insertion>
            <office:change-info>
              <dc:creator>Peter Camilleri</dc:creator>
              <dc:date>2015-04-25T17:39:00</dc:date>
            </office:change-info>
          </text:insertion>
        </text:changed-region>
        <text:changed-region xml:id="ct253111056" text:id="ct253111056">
          <text:insertion>
            <office:change-info>
              <dc:creator>Peter Camilleri</dc:creator>
              <dc:date>2015-04-25T17:39:00</dc:date>
            </office:change-info>
          </text:insertion>
        </text:changed-region>
        <text:changed-region xml:id="ct219853312" text:id="ct219853312">
          <text:deletion>
            <office:change-info>
              <dc:creator>Peter Camilleri</dc:creator>
              <dc:date>2015-04-25T23:24:00</dc:date>
            </office:change-info>
            <text:p text:style-name="Text_20_body"/>
            <text:p text:style-name="Text_20_body">&lt;=&gt;</text:p>
          </text:deletion>
        </text:changed-region>
        <text:changed-region xml:id="ct219853416" text:id="ct219853416">
          <text:insertion>
            <office:change-info>
              <dc:creator>Peter Camilleri</dc:creator>
              <dc:date>2015-04-25T17:39:00</dc:date>
            </office:change-info>
          </text:insertion>
        </text:changed-region>
        <text:changed-region xml:id="ct253346960" text:id="ct253346960">
          <text:insertion>
            <office:change-info>
              <dc:creator>Peter Camilleri</dc:creator>
              <dc:date>2015-04-25T17:39:00</dc:date>
            </office:change-info>
          </text:insertion>
        </text:changed-region>
        <text:changed-region xml:id="ct219853520" text:id="ct219853520">
          <text:insertion>
            <office:change-info>
              <dc:creator>Peter Camilleri</dc:creator>
              <dc:date>2015-04-25T17:39:00</dc:date>
            </office:change-info>
          </text:insertion>
        </text:changed-region>
        <text:changed-region xml:id="ct219853624" text:id="ct219853624">
          <text:insertion>
            <office:change-info>
              <dc:creator>Peter Camilleri</dc:creator>
              <dc:date>2015-04-25T17:39:00</dc:date>
            </office:change-info>
          </text:insertion>
        </text:changed-region>
        <text:changed-region xml:id="ct219853832" text:id="ct219853832">
          <text:deletion>
            <office:change-info>
              <dc:creator>Peter Camilleri</dc:creator>
              <dc:date>2015-04-25T23:25:00</dc:date>
            </office:change-info>
            <text:p text:style-name="Text_20_body"/>
            <text:p text:style-name="Text_20_body"/>
          </text:deletion>
        </text:changed-region>
        <text:changed-region xml:id="ct219853728" text:id="ct219853728">
          <text:deletion>
            <office:change-info>
              <dc:creator>Peter Camilleri</dc:creator>
              <dc:date>2015-04-25T23:24:00</dc:date>
            </office:change-info>
            <text:p text:style-name="Text_20_body">&gt;</text:p>
          </text:deletion>
        </text:changed-region>
        <text:changed-region xml:id="ct253346752" text:id="ct253346752">
          <text:insertion>
            <office:change-info>
              <dc:creator>Peter Camilleri</dc:creator>
              <dc:date>2015-04-25T17:39:00</dc:date>
            </office:change-info>
          </text:insertion>
        </text:changed-region>
        <text:changed-region xml:id="ct219853936" text:id="ct219853936">
          <text:insertion>
            <office:change-info>
              <dc:creator>Peter Camilleri</dc:creator>
              <dc:date>2015-04-25T17:39:00</dc:date>
            </office:change-info>
          </text:insertion>
        </text:changed-region>
        <text:changed-region xml:id="ct253110640" text:id="ct253110640">
          <text:insertion>
            <office:change-info>
              <dc:creator>Peter Camilleri</dc:creator>
              <dc:date>2015-04-25T17:39:00</dc:date>
            </office:change-info>
          </text:insertion>
        </text:changed-region>
        <text:changed-region xml:id="ct253110744" text:id="ct253110744">
          <text:insertion>
            <office:change-info>
              <dc:creator>Peter Camilleri</dc:creator>
              <dc:date>2015-04-25T17:39:00</dc:date>
            </office:change-info>
          </text:insertion>
        </text:changed-region>
        <text:changed-region xml:id="ct219854040" text:id="ct219854040">
          <text:deletion>
            <office:change-info>
              <dc:creator>Peter Camilleri</dc:creator>
              <dc:date>2015-04-25T23:25:00</dc:date>
            </office:change-info>
            <text:p text:style-name="Text_20_body"/>
            <text:p text:style-name="Text_20_body">&gt;=</text:p>
          </text:deletion>
        </text:changed-region>
        <text:changed-region xml:id="ct253347480" text:id="ct253347480">
          <text:insertion>
            <office:change-info>
              <dc:creator>Peter Camilleri</dc:creator>
              <dc:date>2015-04-25T17:39:00</dc:date>
            </office:change-info>
          </text:insertion>
        </text:changed-region>
        <text:changed-region xml:id="ct219854144" text:id="ct219854144">
          <text:insertion>
            <office:change-info>
              <dc:creator>Peter Camilleri</dc:creator>
              <dc:date>2015-04-25T17:39:00</dc:date>
            </office:change-info>
          </text:insertion>
        </text:changed-region>
        <text:changed-region xml:id="ct253111160" text:id="ct253111160">
          <text:insertion>
            <office:change-info>
              <dc:creator>Peter Camilleri</dc:creator>
              <dc:date>2015-04-25T17:39:00</dc:date>
            </office:change-info>
          </text:insertion>
        </text:changed-region>
        <text:changed-region xml:id="ct253111368" text:id="ct253111368">
          <text:insertion>
            <office:change-info>
              <dc:creator>Peter Camilleri</dc:creator>
              <dc:date>2015-04-25T17:39:00</dc:date>
            </office:change-info>
          </text:insertion>
        </text:changed-region>
        <text:changed-region xml:id="ct219854248" text:id="ct219854248">
          <text:deletion>
            <office:change-info>
              <dc:creator>Peter Camilleri</dc:creator>
              <dc:date>2015-04-25T23:25:00</dc:date>
            </office:change-info>
            <text:p text:style-name="Text_20_body"/>
            <text:p text:style-name="Text_20_body">mod</text:p>
          </text:deletion>
        </text:changed-region>
        <text:changed-region xml:id="ct219854352" text:id="ct219854352">
          <text:insertion>
            <office:change-info>
              <dc:creator>Peter Camilleri</dc:creator>
              <dc:date>2015-04-25T17:39:00</dc:date>
            </office:change-info>
          </text:insertion>
        </text:changed-region>
        <text:changed-region xml:id="ct219854456" text:id="ct219854456">
          <text:deletion>
            <office:change-info>
              <dc:creator>Peter Camilleri</dc:creator>
              <dc:date>2015-04-25T23:25:00</dc:date>
            </office:change-info>
            <text:p text:style-name="Text_20_body"/>
            <text:p text:style-name="Text_20_body">neg</text:p>
          </text:deletion>
        </text:changed-region>
        <text:changed-region xml:id="ct219854560" text:id="ct219854560">
          <text:insertion>
            <office:change-info>
              <dc:creator>Peter Camilleri</dc:creator>
              <dc:date>2015-04-25T17:39:00</dc:date>
            </office:change-info>
          </text:insertion>
        </text:changed-region>
        <text:changed-region xml:id="ct219854664" text:id="ct21985466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Text_20_body"/>
      <text:p text:style-name="Text_20_body"/>
      <text:p text:style-name="Text_20_body"/>
      <text:p text:style-name="P46">The fOOrth User's Guide</text:p>
      <text:p text:style-name="Subtitle">An RPN, object oriented language that is not FORTH.</text:p>
      <text:p text:style-name="Subtitle">by Peter Camilleri </text:p>
      <text:p text:style-name="Text_20_body"/>
      <text:p text:style-name="P5">Last Update: April 26,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1">Table of Contents</text:p>
          </text:index-title>
          <text:p text:style-name="P62">The MIT License (MIT).<text:tab/>5</text:p>
          <text:p text:style-name="P62">Introduction<text:tab/>6</text:p>
          <text:p text:style-name="P63">About the name fOOrth<text:tab/>6</text:p>
          <text:p text:style-name="P63">How fOOrth came to be<text:tab/>6</text:p>
          <text:p text:style-name="P63">Goals and Principles<text:tab/>7</text:p>
          <text:p text:style-name="P63">Report Card<text:tab/>8</text:p>
          <text:p text:style-name="P63">Special Note of Thanks<text:tab/>8</text:p>
          <text:p text:style-name="P62">Installation<text:tab/>10</text:p>
          <text:p text:style-name="P63">Ruby<text:tab/>10</text:p>
          <text:p text:style-name="P63">fOOrth<text:tab/>10</text:p>
          <text:p text:style-name="P63">Running fOOrth<text:tab/>11</text:p>
          <text:p text:style-name="P63">Testing<text:tab/>11</text:p>
          <text:p text:style-name="P63">Source Archive<text:tab/>12</text:p>
          <text:p text:style-name="P62">First Steps<text:tab/>13</text:p>
          <text:p text:style-name="P62">The Syntax and Style of fOOrth<text:tab/>15</text:p>
          <text:p text:style-name="P63">Syntax<text:tab/>15</text:p>
          <text:p text:style-name="P63">Spaces<text:tab/>15</text:p>
          <text:p text:style-name="P63">Comments<text:tab/>15</text:p>
          <text:p text:style-name="P63">String Literals<text:tab/>15</text:p>
          <text:p text:style-name="P63">Numeric Literals<text:tab/>16</text:p>
          <text:p text:style-name="P62">A fOOrth Calculator<text:tab/>17</text:p>
          <text:p text:style-name="P63">The Basics<text:tab/>17</text:p>
          <text:p text:style-name="P63">Stack Manipulation<text:tab/>18</text:p>
          <text:p text:style-name="P63">Programming<text:tab/>20</text:p>
          <text:p text:style-name="P63">Control Structures<text:tab/>21</text:p>
          <text:p text:style-name="P63">Data Memory<text:tab/>25</text:p>
          <text:p text:style-name="P62">Data Storage in fOOrth<text:tab/>26</text:p>
          <text:p text:style-name="P63">Typing<text:tab/>26</text:p>
          <text:p text:style-name="P63">Declarations<text:tab/>26</text:p>
          <text:p text:style-name="P63">Scoping<text:tab/>26</text:p>
          <text:p text:style-name="P63">Referencing<text:tab/>27</text:p>
          <text:p text:style-name="P63">Mutation<text:tab/>28</text:p>
          <text:p text:style-name="P62">Cloning Data<text:tab/>30</text:p>
          <text:p text:style-name="P63">Deep vs Shallow Copy<text:tab/>30</text:p>
          <text:p text:style-name="P63">Permissive Copying<text:tab/>32</text:p>
          <text:p text:style-name="P62">Handling Exceptions<text:tab/>34</text:p>
          <text:p text:style-name="P63">The Nature of Exceptions in fOOrth<text:tab/>34</text:p>
          <text:p text:style-name="P63">Handling Errors<text:tab/>34</text:p>
          <text:p text:style-name="P63">Generating Errors<text:tab/>39</text:p>
          <text:p text:style-name="P63">fOOrth Native Exception Codes:<text:tab/>40</text:p>
          <text:p text:style-name="P63">Application Error Codes:<text:tab/>41</text:p>
          <text:p text:style-name="P63">Ruby Mapped Exception Codes:<text:tab/>41</text:p>
          <text:p text:style-name="P62">The Class Tree<text:tab/>47</text:p>
          <text:p text:style-name="P63">A Brief Overview of Key OO Concepts<text:tab/>47</text:p>
          <text:p text:style-name="P63">Classes<text:tab/>47</text:p>
          <text:p text:style-name="P63">Inheritance<text:tab/>48</text:p>
          <text:p text:style-name="P63">Methods<text:tab/>48</text:p>
          <text:p text:style-name="P63">Late Binding and Polymorphism<text:tab/>48</text:p>
          <text:p text:style-name="P63">Prototypes<text:tab/>48</text:p>
          <text:p text:style-name="P62">Method Mapping<text:tab/>49</text:p>
          <text:p text:style-name="P63">Exploring the mapping system<text:tab/>49</text:p>
          <text:p text:style-name="P62">Routing<text:tab/>51</text:p>
          <text:p text:style-name="P63">Virtual Machine Methods<text:tab/>51</text:p>
          <text:p text:style-name="P63">Shared Methods<text:tab/>51</text:p>
          <text:p text:style-name="P63">Exclusive Methods<text:tab/>52</text:p>
          <text:p text:style-name="P63">Shared Stub Methods<text:tab/>52</text:p>
          <text:p text:style-name="P63">Exclusive Stub Methods<text:tab/>53</text:p>
          <text:p text:style-name="P63">Local Methods<text:tab/>53</text:p>
          <text:p text:style-name="P63">Routing Internals<text:tab/>53</text:p>
          <text:p text:style-name="P62">Self<text:tab/>56</text:p>
          <text:p text:style-name="P63">Applying Self<text:tab/>56</text:p>
          <text:p text:style-name="P63">Changing Self<text:tab/>57</text:p>
          <text:p text:style-name="P62">Boolean Data<text:tab/>58</text:p>
          <text:p text:style-name="P63">What values represent true and false<text:tab/>58</text:p>
          <text:p text:style-name="P63">Processing Boolean Data<text:tab/>58</text:p>
          <text:p text:style-name="P63">Boolean Constants<text:tab/>58</text:p>
          <text:p text:style-name="P62">Numeric Data<text:tab/>59</text:p>
          <text:p text:style-name="P62">Array<text:tab/>60</text:p>
          <text:p text:style-name="P63">Array Literals<text:tab/>60</text:p>
          <text:p text:style-name="P63">Class Methods<text:tab/>61</text:p>
          <text:p text:style-name="P63">Instance Methods<text:tab/>62</text:p>
          <text:p text:style-name="P63">See Also<text:tab/>70</text:p>
          <text:p text:style-name="P62">Class<text:tab/>71</text:p>
          <text:p text:style-name="P63">Instance Methods<text:tab/>71</text:p>
          <text:p text:style-name="P63">Commands<text:tab/>72</text:p>
          <text:p text:style-name="P63">See Also<text:tab/>73</text:p>
          <text:p text:style-name="P62">Complex<text:tab/>74</text:p>
          <text:p text:style-name="P63">Complex Literals<text:tab/>74</text:p>
          <text:p text:style-name="P63">Instance Methods<text:tab/>75</text:p>
          <text:p text:style-name="P63">Instance Stubs<text:tab/>75</text:p>
          <text:p text:style-name="P63">See Also<text:tab/>76</text:p>
          <text:p text:style-name="P62">FalseClass<text:tab/>77</text:p>
          <text:p text:style-name="P63">FalseClass Literals<text:tab/>77</text:p>
          <text:p text:style-name="P63">Instance Methods<text:tab/>77</text:p>
          <text:p text:style-name="P63"><text:soft-page-break/>See Also<text:tab/>78</text:p>
          <text:p text:style-name="P62">Float<text:tab/>79</text:p>
          <text:p text:style-name="P63">Float Literals<text:tab/>79</text:p>
          <text:p text:style-name="P63">See Also<text:tab/>79</text:p>
          <text:p text:style-name="P62">Hash<text:tab/>80</text:p>
          <text:p text:style-name="P63">Hash Literals<text:tab/>80</text:p>
          <text:p text:style-name="P63">Instance Methods<text:tab/>80</text:p>
          <text:p text:style-name="P63">See Also<text:tab/>82</text:p>
          <text:p text:style-name="P62">InStream<text:tab/>83</text:p>
          <text:p text:style-name="P63">Class Methods<text:tab/>83</text:p>
          <text:p text:style-name="P63">Instance Methods<text:tab/>84</text:p>
          <text:p text:style-name="P63">Class Stubs<text:tab/>85</text:p>
          <text:p text:style-name="P63">See Also<text:tab/>85</text:p>
          <text:p text:style-name="P62">Integer<text:tab/>86</text:p>
          <text:p text:style-name="P63">Integer Literals<text:tab/>86</text:p>
          <text:p text:style-name="P63">Instance Methods<text:tab/>86</text:p>
          <text:p text:style-name="P63">See Also<text:tab/>90</text:p>
          <text:p text:style-name="P62">NilClass<text:tab/>91</text:p>
          <text:p text:style-name="P63">NilClass Literals<text:tab/>91</text:p>
          <text:p text:style-name="P63">Instance Methods<text:tab/>91</text:p>
          <text:p text:style-name="P63">See Also<text:tab/>92</text:p>
          <text:p text:style-name="P62">Numeric<text:tab/>93</text:p>
          <text:p text:style-name="P63">Special Numeric Values<text:tab/>93</text:p>
          <text:p text:style-name="P63">Instance Methods<text:tab/>94</text:p>
          <text:p text:style-name="P63">See Also<text:tab/>111</text:p>
          <text:p text:style-name="P62">Object<text:tab/>112</text:p>
          <text:p text:style-name="P63">Instance Methods<text:tab/>112</text:p>
          <text:p text:style-name="P63">See Also<text:tab/>121</text:p>
          <text:p text:style-name="P62">OutStream<text:tab/>122</text:p>
          <text:p text:style-name="P63">Class Methods<text:tab/>122</text:p>
          <text:p text:style-name="P63">Instance Methods<text:tab/>122</text:p>
          <text:p text:style-name="P63">Class Stubs<text:tab/>122</text:p>
          <text:p text:style-name="P63">See Also<text:tab/>123</text:p>
          <text:p text:style-name="P62">Procedure<text:tab/>124</text:p>
          <text:p text:style-name="P63">Procedure Literals<text:tab/>124</text:p>
          <text:p text:style-name="P63">Instance Methods<text:tab/>124</text:p>
          <text:p text:style-name="P63">See Also<text:tab/>124</text:p>
          <text:p text:style-name="P62">Queue<text:tab/>125</text:p>
          <text:p text:style-name="P63">Instance Methods<text:tab/>125</text:p>
          <text:p text:style-name="P63">See Also<text:tab/>125</text:p>
          <text:p text:style-name="P62">Rational<text:tab/>126</text:p>
          <text:p text:style-name="P63">Rational Literals<text:tab/>126</text:p>
          <text:p text:style-name="P63">Instance Methods<text:tab/>126</text:p>
          <text:p text:style-name="P63">See Also<text:tab/>127</text:p>
          <text:p text:style-name="P62">Stack<text:tab/>128</text:p>
          <text:p text:style-name="P63">Instance Methods<text:tab/>128</text:p>
          <text:p text:style-name="P63">See Also<text:tab/>128</text:p>
          <text:p text:style-name="P62">String<text:tab/>129</text:p>
          <text:p text:style-name="P63">String Literals<text:tab/>129</text:p>
          <text:p text:style-name="P63">Instance Methods<text:tab/>129</text:p>
          <text:p text:style-name="P63">See Also<text:tab/>130</text:p>
          <text:p text:style-name="P62">Thread<text:tab/>131</text:p>
          <text:p text:style-name="P63">Class Methods<text:tab/>131</text:p>
          <text:p text:style-name="P63">Instance Methods<text:tab/>131</text:p>
          <text:p text:style-name="P63">See Also<text:tab/>131</text:p>
          <text:p text:style-name="P62">TrueClass<text:tab/>132</text:p>
          <text:p text:style-name="P63">TrueClass Literals<text:tab/>132</text:p>
          <text:p text:style-name="P63">See Also<text:tab/>132</text:p>
          <text:p text:style-name="P62">VirtualMachine<text:tab/>133</text:p>
          <text:p text:style-name="P63">Instance Methods<text:tab/>133</text:p>
          <text:p text:style-name="P63">Commands<text:tab/>138</text:p>
          <text:p text:style-name="P63">See Also<text:tab/>139</text:p>
          <text:p text:style-name="P62">Appendix A – Symbol Glossary<text:tab/>140</text:p>
          <text:p text:style-name="P62">Appendix B – Regular Expressions<text:tab/>142</text:p>
          <text:p text:style-name="P62">Edit History:<text:tab/>145</text:p>
        </text:index-body>
      </text:table-of-content>
      <text:p text:style-name="Text_20_body"/>
      <text:h text:style-name="P60"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9" text:outline-level="1">Introduction</text:h>
      <text:h text:style-name="Heading_20_2" text:outline-level="2">About the name fOOrth</text:h>
      <text:p text:style-name="Standard"/>
      <text:p text:style-name="P49">The name of programming language fOOrth is an example of a malamanteau<text:note text:id="ftn1" text:note-class="footnote"><text:note-citation>1</text:note-citation><text:note-body><text:p text:style-name="P4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4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4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902946582606551506" text:style-name="L1">
        <text:list-item>
          <text:p text:style-name="P68">A Simple, Easy-to-Understand syntax that is none the less, Expressive and Compact:</text:p>
        </text:list-item>
      </text:list>
      <text:list xml:id="list6804713835425927181" text:style-name="L2">
        <text:list-item>
          <text:list>
            <text:list-item>
              <text:p text:style-name="P69">Source code in fOOrth is free-form with no line oriented limitations or rules.</text:p>
            </text:list-item>
            <text:list-item>
              <text:p text:style-name="P69">Support is given to the easy representation of common literal data such as strings, integers, floating point numbers, rational numbers, and complex numbers.</text:p>
            </text:list-item>
          </text:list>
        </text:list-item>
      </text:list>
      <text:list xml:id="list38453410" text:continue-list="list8902946582606551506" text:style-name="L1">
        <text:list-item>
          <text:p text:style-name="P68">Safe Data and Data Structures:</text:p>
        </text:list-item>
      </text:list>
      <text:list xml:id="list3733937764747904687" text:style-name="L3">
        <text:list-item>
          <text:list>
            <text:list-item>
              <text:p text:style-name="P70">Simple, reliable arithmetic. In fOOrth, integer operations never overflow. Rational values can be represented exactly, complex numbers are supported, and conversions between numeric types are simple.</text:p>
            </text:list-item>
            <text:list-item>
              <text:p text:style-name="P70"><text:soft-page-break/>Strings grow as needed without the need to allocate space or worry about overflow.</text:p>
            </text:list-item>
            <text:list-item>
              <text:p text:style-name="P70">Data containers such as arrays and hashes grow as needed. Out of range subscripts cannot access undefined memory regions. </text:p>
            </text:list-item>
          </text:list>
        </text:list-item>
      </text:list>
      <text:list xml:id="list38459228" text:continue-list="list38453410" text:style-name="L1">
        <text:list-item>
          <text:p text:style-name="P68">Message Passing:</text:p>
        </text:list-item>
      </text:list>
      <text:list xml:id="list2982723093913958685" text:style-name="L4">
        <text:list-item>
          <text:list>
            <text:list-item>
              <text:p text:style-name="P87">In fOOrth all actions take the form of messages sent to a receiver.</text:p>
            </text:list-item>
            <text:list-item>
              <text:p text:style-name="P87">The routing of messages is specified by the exact type of the message.</text:p>
            </text:list-item>
            <text:list-item>
              <text:p text:style-name="P87">Message receivers include data items on the stack as well as the virtual machine object associated with the current thread of execution.</text:p>
            </text:list-item>
            <text:list-item>
              <text:p text:style-name="P87">Messages for which no routing specification can be found, generate an error at compile time.</text:p>
            </text:list-item>
          </text:list>
        </text:list-item>
      </text:list>
      <text:list xml:id="list38467532" text:continue-list="list38459228" text:style-name="L1">
        <text:list-item>
          <text:p text:style-name="P68">Object Oriented Design:</text:p>
        </text:list-item>
      </text:list>
      <text:list xml:id="list7914969909281160870" text:style-name="L5">
        <text:list-item>
          <text:list>
            <text:list-item>
              <text:p text:style-name="P71">Support class based inheritance, with a non-cyclic (single inheritance) tree derived from a common base Object class.</text:p>
            </text:list-item>
            <text:list-item>
              <text:p text:style-name="P88">Support late binding and polymorphism through message interface compatibility or “duck” typing.</text:p>
            </text:list-item>
          </text:list>
        </text:list-item>
      </text:list>
      <text:list xml:id="list38454873" text:continue-list="list38467532" text:style-name="L1">
        <text:list-item>
          <text:p text:style-name="P68">Meta programming: </text:p>
        </text:list-item>
      </text:list>
      <text:list xml:id="list5780321531697757505" text:style-name="L6">
        <text:list-item>
          <text:list>
            <text:list-item>
              <text:p text:style-name="P89">Support extensible language constructs by making the compiler an accessible part of the system.</text:p>
            </text:list-item>
          </text:list>
        </text:list-item>
      </text:list>
      <text:list xml:id="list38466059" text:continue-list="list38454873" text:style-name="L1">
        <text:list-item>
          <text:p text:style-name="P68">Reliability:</text:p>
        </text:list-item>
      </text:list>
      <text:list xml:id="list6935381884649580191" text:style-name="L7">
        <text:list-item>
          <text:list>
            <text:list-item>
              <text:p text:style-name="P90">Errors should be detected as soon as possible. </text:p>
            </text:list-item>
            <text:list-item>
              <text:p text:style-name="P90">Language constructs should not be designed in a way that causes simple coding errors to spin off into infinite loops. </text:p>
            </text:list-item>
          </text:list>
        </text:list-item>
      </text:list>
      <text:list xml:id="list38466586" text:continue-list="list38466059" text:style-name="L1">
        <text:list-item>
          <text:p text:style-name="P72">Building on the host language:</text:p>
        </text:list-item>
      </text:list>
      <text:list xml:id="list1636785576601530058" text:style-name="L8">
        <text:list-item>
          <text:list>
            <text:list-item>
              <text:p text:style-name="P73">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96118036"/>Thanks<text:alphabetical-index-mark-end text:id="IMark96118036"/></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403688470060700203" text:style-name="L9">
        <text:list-item>
          <text:p text:style-name="P91">ruby 1.9.3p484 (2013-11-22) [i386-mingw32]</text:p>
        </text:list-item>
        <text:list-item>
          <text:p text:style-name="P91">ruby 2.1.5p273 (2014-11-13 revision 48405) [i386-mingw32]</text:p>
        </text:list-item>
        <text:list-item>
          <text:p text:style-name="P91">Rubinius – to be tested!</text:p>
        </text:list-item>
        <text:list-item>
          <text:p text:style-name="P91">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49">Once fOOrth is installed, there are several options for running the language environment. These are:</text:p>
      <text:p text:style-name="P49"/>
      <text:h text:style-name="Heading_20_3" text:outline-level="3"><text:alphabetical-index-mark-start text:id="IMark96118036"/>Rake<text:alphabetical-index-mark-end text:id="IMark96118036"/>:</text:h>
      <text:p text:style-name="P4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6118036"/>Demo.rb<text:alphabetical-index-mark-end text:id="IMark9611803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96118036"/>Testing<text:alphabetical-index-mark-end text:id="IMark9611803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96118036"/>Known Issues<text:alphabetical-index-mark-end text:id="IMark9611803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96118036"/>Archive<text:alphabetical-index-mark-end text:id="IMark9611803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18221200"/>F10:<text:change-end text:change-id="ct218221200"/><text:change-start text:change-id="ct218221304"/> <text:change-end text:change-id="ct21822130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42073292"/>drop<text:alphabetical-index-mark-end text:id="IMark14207329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42073292"/>dup<text:alphabetical-index-mark-end text:id="IMark14207329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142073292"/>nip<text:alphabetical-index-mark-end text:id="IMark14207329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42073292"/>over<text:alphabetical-index-mark-end text:id="IMark14207329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42073292"/>pick<text:alphabetical-index-mark-end text:id="IMark14207329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42073292"/>swap<text:alphabetical-index-mark-end text:id="IMark14207329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142073292"/>tuck<text:alphabetical-index-mark-end text:id="IMark14207329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7313360788585309412" text:style-name="L10">
        <text:list-item>
          <text:p text:style-name="P74">To store return addresses for word calls. In fOOrth this is handled by the Ruby virtual machine.</text:p>
        </text:list-item>
        <text:list-item>
          <text:p text:style-name="P74">To store context for control structures. In fOOrth the context mechanism provides for a far richer and more reliable set of control, compile, and data structures.</text:p>
        </text:list-item>
        <text:list-item>
          <text:p text:style-name="P74">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89615644"/>if<text:alphabetical-index-mark-end text:id="IMark8961564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89615644"/>else<text:alphabetical-index-mark-end text:id="IMark89615644"/>” and “<text:alphabetical-index-mark-start text:id="IMark89616124"/>then<text:alphabetical-index-mark-end text:id="IMark8961612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89616124"/>switch<text:alphabetical-index-mark-end text:id="IMark8961612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89616124"/>do<text:alphabetical-index-mark-end text:id="IMark89616124"/>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89616124"/>loop<text:alphabetical-index-mark-end text:id="IMark89616124"/>” commands mark the boundaries of the loop; The “<text:alphabetical-index-mark-start text:id="IMark89615644"/>i<text:alphabetical-index-mark-end text:id="IMark89615644"/>” command is used to retrieve the current loop counter value. For nested loops, the “<text:alphabetical-index-mark-start text:id="IMark142202480"/>j<text:alphabetical-index-mark-end text:id="IMark142202480"/>” command retrieves the value of the outer loops counter value. <text:s/>By default, the “loop” command adds one to the loop value. For more flexible looping, the “<text:alphabetical-index-mark-start text:id="IMark89615788"/>+loop<text:alphabetical-index-mark-end text:id="IMark8961578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89615788"/>-i<text:alphabetical-index-mark-end text:id="IMark89615788"/> and <text:alphabetical-index-mark-start text:id="IMark142202480"/>-j<text:alphabetical-index-mark-end text:id="IMark14220248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42202480"/>begin<text:alphabetical-index-mark-end text:id="IMark14220248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942803577417313968" text:style-name="L11">
        <text:list-item>
          <text:p text:style-name="P75">begin … <text:alphabetical-index-mark-start text:id="IMark89615644"/>until<text:alphabetical-index-mark-end text:id="IMark89615644"/> – loops until the top of stack is true.</text:p>
        </text:list-item>
        <text:list-item>
          <text:p text:style-name="P75">begin … <text:alphabetical-index-mark-start text:id="IMark142202480"/>again<text:alphabetical-index-mark-end text:id="IMark142202480"/> – loops indefinitely </text:p>
        </text:list-item>
        <text:list-item>
          <text:p text:style-name="P75">begin … <text:alphabetical-index-mark-start text:id="IMark89615644"/>repeat<text:alphabetical-index-mark-end text:id="IMark8961564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89615644"/>Typing<text:alphabetical-index-mark-end text:id="IMark8961564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89615644"/>Duck Typing<text:alphabetical-index-mark-end text:id="IMark89615644"/><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89615644"/>Declarations<text:alphabetical-index-mark-end text:id="IMark8961564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89615644"/>Scoping<text:alphabetical-index-mark-end text:id="IMark8961564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89615644"/><text:span text:style-name="T7">val:</text:span><text:alphabetical-index-mark-end text:id="IMark89615644"/> and <text:alphabetical-index-mark-start text:id="IMark89615788"/><text:span text:style-name="T7">var:</text:span><text:alphabetical-index-mark-end text:id="IMark89615788"/></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89615788"/><text:span text:style-name="T7">.init</text:span><text:alphabetical-index-mark-end text:id="IMark89615788"/> method being the most popular since it is called to initialize a new instance of the object.</text:p>
      <text:p text:style-name="P1">Methods: <text:alphabetical-index-mark-start text:id="IMark89615788"/><text:span text:style-name="T7">val@:</text:span><text:alphabetical-index-mark-end text:id="IMark89615788"/> and <text:alphabetical-index-mark-start text:id="IMark89615644"/><text:span text:style-name="T7">var@:</text:span><text:alphabetical-index-mark-end text:id="IMark89615644"/></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89615644"/><text:span text:style-name="T7">val#:</text:span><text:alphabetical-index-mark-end text:id="IMark89615644"/> and <text:alphabetical-index-mark-start text:id="IMark89615788"/><text:span text:style-name="T7">var#:</text:span><text:alphabetical-index-mark-end text:id="IMark89615788"/></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89615788"/><text:span text:style-name="T7">val$:</text:span><text:alphabetical-index-mark-end text:id="IMark89615788"/> and <text:alphabetical-index-mark-start text:id="IMark89615644"/><text:span text:style-name="T7">var$:</text:span><text:alphabetical-index-mark-end text:id="IMark89615644"/></text:p>
      <text:p text:style-name="P1">Regex for valid local variable names: <text:span text:style-name="T7">/^\$[a-z][a-z0-9_]*$/</text:span></text:p>
      <text:p text:style-name="Text_20_body">Notes:</text:p>
      <text:p text:style-name="Text_20_body"/>
      <text:h text:style-name="Heading_20_2" text:outline-level="2"><text:alphabetical-index-mark-start text:id="IMark89615644"/>Referencing<text:alphabetical-index-mark-end text:id="IMark8961564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4">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89615644"/>Mutation<text:alphabetical-index-mark-end text:id="IMark8961564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3"><text:alphabetical-index-mark-start text:id="IMark142073292"/>dup<text:alphabetical-index-mark-end text:id="IMark142073292"/></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3"><text:alphabetical-index-mark-start text:id="IMark142073292"/>copy<text:alphabetical-index-mark-end text:id="IMark142073292"/></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3"><text:alphabetical-index-mark-start text:id="IMark142073292"/>.copy<text:alphabetical-index-mark-end text:id="IMark142073292"/></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3"><text:alphabetical-index-mark-start text:id="IMark142073292"/>clone<text:alphabetical-index-mark-end text:id="IMark142073292"/></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3"><text:alphabetical-index-mark-start text:id="IMark142073292"/>.clone<text:alphabetical-index-mark-end text:id="IMark142073292"/></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787249565723589663" text:style-name="L12">
        <text:list-item>
          <text:p text:style-name="P92">No Copying</text:p>
        </text:list-item>
        <text:list-item>
          <text:p text:style-name="P92">Shallow Copying</text:p>
        </text:list-item>
        <text:list-item>
          <text:p text:style-name="P92">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2204544"/>.clone_exclude<text:alphabetical-index-mark-end text:id="IMark14220454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2202768"/>try<text:alphabetical-index-mark-end text:id="IMark142202768"/> block</text:h>
      <text:p text:style-name="P1">The bare basics of an exception handled code block is:</text:p>
      <text:p text:style-name="Code"/>
      <text:p text:style-name="Code">try (dangerous code here) <text:alphabetical-index-mark-start text:id="IMark142202768"/>catch<text:alphabetical-index-mark-end text:id="IMark142202768"/>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2202768"/>?"<text:alphabetical-index-mark-end text:id="IMark14220276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2202768"/>bounce<text:alphabetical-index-mark-end text:id="IMark14220276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2202768"/>bounce<text:alphabetical-index-mark-end text:id="IMark14220276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2202768"/>finally<text:alphabetical-index-mark-end text:id="IMark142202768"/>”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2202768"/>try<text:alphabetical-index-mark-end text:id="IMark142202768"/></text:p>
      <text:p text:style-name="Code"><text:s text:c="2"/>(dangerous code)</text:p>
      <text:p text:style-name="Code">(optional) <text:alphabetical-index-mark-start text:id="IMark142202768"/>catch<text:alphabetical-index-mark-end text:id="IMark142202768"/></text:p>
      <text:p text:style-name="Code"><text:s text:c="2"/>(exception handler with optional <text:alphabetical-index-mark-start text:id="IMark142202768"/>?"<text:alphabetical-index-mark-end text:id="IMark142202768"/>Exx" and <text:alphabetical-index-mark-start text:id="IMark142073196"/>bounce<text:alphabetical-index-mark-end text:id="IMark142073196"/>)</text:p>
      <text:p text:style-name="Code">(optional) <text:alphabetical-index-mark-start text:id="IMark142073196"/>finally<text:alphabetical-index-mark-end text:id="IMark142073196"/></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2073196"/>throw"<text:alphabetical-index-mark-end text:id="IMark142073196"/>U10: Change the combination on my luggage!"</text:p>
      <text:p text:style-name="Code"><text:s text:c="2"/>then ;</text:p>
      <text:p text:style-name="Code"/>
      <text:p text:style-name="P1">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42073196"/>.throw<text:alphabetical-index-mark-end text:id="IMark142073196"/></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42192776"/>Classes<text:alphabetical-index-mark-end text:id="IMark142192776"/></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42192776"/>Inheritance<text:alphabetical-index-mark-end text:id="IMark142192776"/></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42192776"/>Methods<text:alphabetical-index-mark-end text:id="IMark142192776"/></text:h>
      <text:p text:style-name="P1">All code in fOOrth is contained in methods. A method is a fragment of code that an object uses to respond to a message that has been sent to that object. In fOOrth there are three sorts of methods:</text:p>
      <text:list xml:id="list867701730829930342" text:style-name="L13">
        <text:list-item>
          <text:p text:style-name="P76">Shared: Methods that are common to all instances of the class that contains them.</text:p>
        </text:list-item>
        <text:list-item>
          <text:p text:style-name="P76">Exclusive: Methods that are defined for one and only one object (and all of its clones that are created <text:span text:style-name="T2">after</text:span> the exclusive method is defined.).</text:p>
        </text:list-item>
        <text:list-item>
          <text:p text:style-name="P76">Local: Methods that are created in a context and are accessible only in that context. When the context concludes, these methods are no longer accessible.</text:p>
        </text:list-item>
      </text:list>
      <text:h text:style-name="Heading_20_2" text:outline-level="2"><text:alphabetical-index-mark-start text:id="IMark142202768"/>Late Binding<text:alphabetical-index-mark-end text:id="IMark142202768"/> and <text:alphabetical-index-mark-start text:id="IMark142073196"/>Polymorphism<text:alphabetical-index-mark-end text:id="IMark142073196"/></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42073196"/>Prototypes<text:alphabetical-index-mark-end text:id="IMark142073196"/></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42073196"/>Method Mapping<text:alphabetical-index-mark-end text:id="IMark14207319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164090567254523196" text:style-name="L14">
        <text:list-item>
          <text:p text:style-name="P77">The strings used by fOOrth needed to be converted to Ruby symbols to allow code to be executed in Ruby.</text:p>
        </text:list-item>
        <text:list-item>
          <text:p text:style-name="P77">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7">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2202768"/>SymbolMap<text:alphabetical-index-mark-end text:id="IMark142202768"/> class. This class creates mappings in one of two ways:</text:p>
      <text:list xml:id="list5756549925233071345" text:style-name="L15">
        <text:list-item>
          <text:p text:style-name="P78">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8">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p text:style-name="P1"/>
      <text:h text:style-name="Heading_20_1" text:outline-level="1"><text:alphabetical-index-mark-start text:id="IMark142202768"/>Routing<text:alphabetical-index-mark-end text:id="IMark142202768"/></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2558645290208276437" text:style-name="L16">
        <text:list-item>
          <text:p text:style-name="P79">The defining word used to create the method.</text:p>
        </text:list-item>
        <text:list-item>
          <text:p text:style-name="P79">The receiver of the defining word used to create the method.</text:p>
        </text:list-item>
        <text:list-item>
          <text:p text:style-name="P79">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3120336870857637943" text:style-name="L17">
        <text:list-item>
          <text:p text:style-name="P80">“.” - indicates that the message is routed to the top-of-stack element (TOS)</text:p>
        </text:list-item>
        <text:list-item>
          <text:p text:style-name="P80">“~” - indicates that the message is routed to the “self” entity of the method (see the section Self below). Since these messages are only routed to the object itself, they are in effect private methods.</text:p>
        </text:list-item>
        <text:list-item>
          <text:p text:style-name="P80">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38452520" text:continue-numbering="true" text:style-name="L17">
        <text:list-item>
          <text:p text:style-name="P80">“.” - indicates that the message is routed to the top-of-stack element (TOS)</text:p>
        </text:list-item>
        <text:list-item>
          <text:p text:style-name="P80">“~” - indicates that the message is routed to the “self” entity of the method (see the section Self below). Since these messages are only routed to the object itself, they are in effect private methods.</text:p>
        </text:list-item>
        <text:list-item>
          <text:p text:style-name="P80">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88835596"/>:<text:alphabetical-index-mark-end text:id="IMark88835596"/></text:p>
          </table:table-cell>
          <table:table-cell table:style-name="Table9.A2" office:value-type="string">
            <text:p text:style-name="P13">N/A</text:p>
          </table:table-cell>
          <table:table-cell table:style-name="Table9.A2" office:value-type="string">
            <text:p text:style-name="P20">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4"><text:alphabetical-index-mark-start text:id="IMark88835596"/>.:<text:alphabetical-index-mark-end text:id="IMark88835596"/></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4"><text:alphabetical-index-mark-start text:id="IMark88835596"/>.::<text:alphabetical-index-mark-end text:id="IMark88835596"/></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0">other</text:p>
          </table:table-cell>
          <table:table-cell table:style-name="Table9.A2" office:value-type="string">
            <text:p text:style-name="P13">Context</text:p>
          </table:table-cell>
          <table:table-cell table:style-name="Table9.E2" office:value-type="string">
            <text:p text:style-name="P24">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39741124"/>do_map_name<text:alphabetical-index-mark-end text:id="IMark139741124"/><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18221512"/>F10: <text:change-end text:change-id="ct218221512"/>?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139741124"/>self<text:alphabetical-index-mark-end text:id="IMark139741124"/>”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094072432910406089" text:style-name="L18">
        <text:list-item>
          <text:p text:style-name="P81">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1">For TOS routed methods, access to self is as simple as “self .method_name”. This was done in the MyClass example above. The self value is a free value that does not to be declared.</text:p>
        </text:list-item>
        <text:list-item>
          <text:p text:style-name="P81">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1">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39741124"/>.with{<text:alphabetical-index-mark-end text:id="IMark139741124"/>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6348462087694509" text:style-name="L19">
        <text:list-item>
          <text:p text:style-name="P82">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2">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2">A .where{ … } clause can be used to take a value and give easy access to that value within the executed block without having to create a local value.</text:p>
        </text:list-item>
        <text:list-item>
          <text:p text:style-name="P82">Access to the self value is generally faster than other forms of access. Thus this construct can yield performance enhancements.</text:p>
        </text:list-item>
      </text:list>
      <text:p text:style-name="P1"/>
      <text:h text:style-name="Heading_20_1" text:outline-level="1"><text:alphabetical-index-mark-start text:id="IMark139741124"/>Boolean<text:alphabetical-index-mark-end text:id="IMark13974112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139742036"/>FalseClass<text:alphabetical-index-mark-end text:id="IMark139742036"/></text:p>
            <text:p text:style-name="P13"><text:alphabetical-index-mark-start text:id="IMark139742036"/>NilClass<text:alphabetical-index-mark-end text:id="IMark139742036"/></text:p>
          </table:table-cell>
          <table:table-cell table:style-name="Table118.B2" office:value-type="string">
            <text:p text:style-name="P13"><text:alphabetical-index-mark-start text:id="IMark139742036"/>Object<text:alphabetical-index-mark-end text:id="IMark139742036"/></text:p>
          </table:table-cell>
        </table:table-row>
      </table:table>
      <text:p text:style-name="P10"/>
      <text:p text:style-name="P11">Note that while false processing occurs in FalseClass and NilClass, true processing occurs in Object and not <text:alphabetical-index-mark-start text:id="IMark139741124"/>TrueClass<text:alphabetical-index-mark-end text:id="IMark13974112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39741124"/>Numeric<text:alphabetical-index-mark-end text:id="IMark13974112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5">Class</text:p>
          </table:table-cell>
          <table:table-cell table:style-name="Table119.B1" office:value-type="string">
            <text:p text:style-name="P1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590014242872661641" text:style-name="L20">
        <text:list-item>
          <text:p text:style-name="P83">Integer defines a few “bit” oriented operations that are specific to whole numbers.</text:p>
        </text:list-item>
        <text:list-item>
          <text:p text:style-name="P83">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39741124"/>Array<text:alphabetical-index-mark-end text:id="IMark13974112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1">Some points of interest:</text:p>
      <text:list xml:id="list2549400622668901637" text:style-name="L21">
        <text:list-item>
          <text:p text:style-name="P84">The first two examples both create “empty” arrays with zero data elements. </text:p>
        </text:list-item>
        <text:list-item>
          <text:p text:style-name="P84">Array data do NOT need to be the same “type” of data. Mixing is allowed. </text:p>
        </text:list-item>
        <text:list-item>
          <text:p text:style-name="P84">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text:soft-page-break/>[1, 4, 9, 16, 25, 36, 49, 64, 81, 100]</text:p>
      <text:list xml:id="list999220726658032559" text:style-name="L22">
        <text:list-item>
          <text:p text:style-name="P85">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39742036"/>.new<text:alphabetical-index-mark-end text:id="IMark139742036"/> [[]] </text:h>
            <text:p text:style-name="Text_20_body">Routing:<text:span text:style-name="T12">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39742036"/>.new{<text:alphabetical-index-mark-end text:id="IMark139742036"/> … } [[d<text:span text:style-name="T6">1</text:span>, d<text:span text:style-name="T6">2</text:span>, d<text:span text:style-name="T6">3</text:span> … d<text:span text:style-name="T6">size</text:span>]]</text:h>
            <text:p text:style-name="Text_20_body">Routing:<text:span text:style-name="T12">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39742036"/>x<text:alphabetical-index-mark-end text:id="IMark139742036"/> [current_element_index]</text:h>
            <text:p text:style-name="Text_20_body">Routing:<text:span text:style-name="T12">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39742036"/>}<text:alphabetical-index-mark-end text:id="IMark139742036"/> [ (see above) ]</text:h>
            <text:p text:style-name="Text_20_body">Routing:<text:span text:style-name="T12">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39742036"/>.new_size<text:alphabetical-index-mark-end text:id="IMark139742036"/> [[0<text:span text:style-name="T6">1</text:span>, 0<text:span text:style-name="T6">2</text:span>, 0<text:span text:style-name="T6">3</text:span> … 0<text:span text:style-name="T6">size</text:span>]]</text:h>
            <text:p text:style-name="Text_20_body">Routing:<text:span text:style-name="T12">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39742036"/>.new_value<text:alphabetical-index-mark-end text:id="IMark139742036"/> [[value]]</text:h>
            <text:p text:style-name="Text_20_body">Routing:<text:span text:style-name="T12">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39742036"/>.new_values<text:alphabetical-index-mark-end text:id="IMark139742036"/> [[value<text:span text:style-name="T6">1</text:span>, value<text:span text:style-name="T6">2</text:span>, value<text:span text:style-name="T6">3</text:span> … value<text:span text:style-name="T6">size</text:span>]]</text:h>
            <text:p text:style-name="Text_20_body">Routing:<text:span text:style-name="T12">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39742036"/>!<text:alphabetical-index-mark-end text:id="IMark13974203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39742036"/>+<text:alphabetical-index-mark-end text:id="IMark13974203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39742036"/>.+left<text:alphabetical-index-mark-end text:id="IMark13974203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39742036"/>.+mid<text:alphabetical-index-mark-end text:id="IMark13974203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39742036"/>.+midlr<text:alphabetical-index-mark-end text:id="IMark13974203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39742036"/>.+right<text:alphabetical-index-mark-end text:id="IMark13974203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39742036"/>.-left<text:alphabetical-index-mark-end text:id="IMark13974203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39742036"/>.-mid<text:alphabetical-index-mark-end text:id="IMark13974203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39742036"/>.-midlr<text:alphabetical-index-mark-end text:id="IMark13974203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39742036"/>.-right<text:alphabetical-index-mark-end text:id="IMark13974203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39742036"/>.[]!<text:alphabetical-index-mark-end text:id="IMark139742036"/>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39742036"/>.[]@<text:alphabetical-index-mark-end text:id="IMark139742036"/>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39742036"/>.left<text:alphabetical-index-mark-end text:id="IMark13974203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39742036"/>.length<text:alphabetical-index-mark-end text:id="IMark13974203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39742036"/>.max<text:alphabetical-index-mark-end text:id="IMark13974203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39742036"/>.mid<text:alphabetical-index-mark-end text:id="IMark13974203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39742036"/>.midlr<text:alphabetical-index-mark-end text:id="IMark13974203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39742036"/>.min<text:alphabetical-index-mark-end text:id="IMark13974203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39742036"/>.pp<text:alphabetical-index-mark-end text:id="IMark13974203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39742036"/>.reverse<text:alphabetical-index-mark-end text:id="IMark13974203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39742036"/>.right<text:alphabetical-index-mark-end text:id="IMark13974203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39742036"/>.shuffle<text:alphabetical-index-mark-end text:id="IMark13974203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39742036"/>.sort<text:alphabetical-index-mark-end text:id="IMark13974203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39742036"/>.strmax<text:alphabetical-index-mark-end text:id="IMark13974203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39742036"/>&lt;&lt;<text:alphabetical-index-mark-end text:id="IMark13974203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39742036"/>@<text:alphabetical-index-mark-end text:id="IMark13974203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39741124"/>Class<text:alphabetical-index-mark-end text:id="IMark139741124"/></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39742036"/>.is_class?<text:alphabetical-index-mark-end text:id="IMark13974203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39742036"/>.new<text:alphabetical-index-mark-end text:id="IMark13974203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39742036"/>.parent_class<text:alphabetical-index-mark-end text:id="IMark13974203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39742036"/>.subclass:<text:alphabetical-index-mark-end text:id="IMark139742036"/>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39742036"/>.to_s<text:alphabetical-index-mark-end text:id="IMark13974203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39741124"/>Commands<text:alphabetical-index-mark-end text:id="IMark139741124"/></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39742036"/>)methods<text:alphabetical-index-mark-end text:id="IMark139742036"/>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39742036"/>)stubs<text:alphabetical-index-mark-end text:id="IMark139742036"/> []</text:h>
            <text:p text:style-name="Text_20_body">Routing: TOS</text:p>
            <text:p text:style-name="P1">List the stub methods defined for this class. Stubs are place holder methods that serve one of two purposes:</text:p>
            <text:list xml:id="list4642745797005715000" text:style-name="L23">
              <text:list-item>
                <text:p text:style-name="P86">They are abstract methods in a base class that exist so that a sub-class may replace the stub with an actual method. The stub ensures that the compiler uses the correct routing when using the method.</text:p>
              </text:list-item>
              <text:list-item>
                <text:p text:style-name="P86">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39741124"/>Complex<text:alphabetical-index-mark-end text:id="IMark139741124"/></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4">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3.7i</text:p>
          </table:table-cell>
          <table:table-cell table:style-name="Table5.B2" office:value-type="string">
            <text:p text:style-name="P13">0+3.7i</text:p>
          </table:table-cell>
        </table:table-row>
        <table:table-row>
          <table:table-cell table:style-name="Table5.A2" office:value-type="string">
            <text:p text:style-name="P23">1/2i</text:p>
          </table:table-cell>
          <table:table-cell table:style-name="Table5.B2" office:value-type="string">
            <text:p text:style-name="P13">0+1/2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39740020"/>.cbrt<text:alphabetical-index-mark-end text:id="IMark139740020"/>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39742228"/>.e**<text:alphabetical-index-mark-end text:id="IMark139742228"/>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39740020"/>.split<text:alphabetical-index-mark-end text:id="IMark13974002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39742228"/>.sqrt<text:alphabetical-index-mark-end text:id="IMark139742228"/>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39742804"/>FalseClass<text:alphabetical-index-mark-end text:id="IMark139742804"/></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39742228"/>&amp;&amp;<text:alphabetical-index-mark-end text:id="IMark13974222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39742228"/>^^<text:alphabetical-index-mark-end text:id="IMark139742228"/>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39742228"/>||<text:alphabetical-index-mark-end text:id="IMark139742228"/>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39742804"/>Float<text:alphabetical-index-mark-end text:id="IMark139742804"/></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39740116"/>Hash<text:alphabetical-index-mark-end text:id="IMark139740116"/></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39740116"/><text:span text:style-name="T7">{</text:span><text:alphabetical-index-mark-end text:id="IMark139740116"/>” and the locally defined methods “<text:alphabetical-index-mark-start text:id="IMark139742516"/><text:span text:style-name="T7">-&gt;</text:span><text:alphabetical-index-mark-end text:id="IMark139742516"/>” and “<text:alphabetical-index-mark-start text:id="IMark139742468"/><text:span text:style-name="T7">}</text:span><text:alphabetical-index-mark-end text:id="IMark13974246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1">Some points of interest:</text:p>
      <text:list xml:id="list38476399" text:continue-list="list2549400622668901637" text:style-name="L21">
        <text:list-item>
          <text:p text:style-name="P84">The first example creates an “empty” hash with zero data elements. </text:p>
        </text:list-item>
        <text:list-item>
          <text:p text:style-name="P84">Hash key and data do NOT need to be the same “type” of data. Mixing is allowed. </text:p>
        </text:list-item>
        <text:list-item>
          <text:p text:style-name="P84">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39741316"/>.[]!<text:alphabetical-index-mark-end text:id="IMark13974131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39741316"/>.[]@<text:alphabetical-index-mark-end text:id="IMark13974131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39741316"/>.keys<text:alphabetical-index-mark-end text:id="IMark139741316"/> [an_array]</text:h>
            <text:p text:style-name="Text_20_body">Routing: TOS</text:p>
            <text:p text:style-name="P1">This method gathers up the keys in a hash and places them in an array.</text:p>
            <text:p text:style-name="P1">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39741316"/>.pp<text:alphabetical-index-mark-end text:id="IMark13974131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39741316"/>.strmax2<text:alphabetical-index-mark-end text:id="IMark13974131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39741316"/>.values<text:alphabetical-index-mark-end text:id="IMark139741316"/> [an_array]</text:h>
            <text:p text:style-name="Text_20_body">Routing: TOS</text:p>
            <text:p text:style-name="P1">This method gathers up the values in a hash and places them in an array.</text:p>
            <text:p text:style-name="P1">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39742516"/>InStream<text:alphabetical-index-mark-end text:id="IMark139742516"/></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39741316"/>.get_all<text:alphabetical-index-mark-end text:id="IMark13974131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39741316"/>.open<text:alphabetical-index-mark-end text:id="IMark13974131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7">"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39741316"/>.open{<text:alphabetical-index-mark-end text:id="IMark139741316"/>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8"><text:span text:style-name="T13">"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39741316"/>.close<text:alphabetical-index-mark-end text:id="IMark13974131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39741316"/>.getc<text:alphabetical-index-mark-end text:id="IMark13974131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39741316"/>.gets<text:alphabetical-index-mark-end text:id="IMark13974131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39741316"/>~getc<text:alphabetical-index-mark-end text:id="IMark13974131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8"><text:span text:style-name="T13">"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39741316"/>~gets<text:alphabetical-index-mark-end text:id="IMark13974131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8"><text:span text:style-name="T13">"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39742516"/>Integer<text:alphabetical-index-mark-end text:id="IMark139742516"/></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445556678789933</text:p>
          </table:table-cell>
          <table:table-cell table:style-name="Table7.B2" office:value-type="string">
            <text:p text:style-name="P13">445556678789933</text:p>
          </table:table-cell>
        </table:table-row>
        <table:table-row>
          <table:table-cell table:style-name="Table7.A2" office:value-type="string">
            <text:p text:style-name="P23">0xff</text:p>
          </table:table-cell>
          <table:table-cell table:style-name="Table7.B2" office:value-type="string">
            <text:p text:style-name="P13">255</text:p>
          </table:table-cell>
        </table:table-row>
        <table:table-row>
          <table:table-cell table:style-name="Table7.A2" office:value-type="string">
            <text:p text:style-name="P23">0xffffffffff</text:p>
          </table:table-cell>
          <table:table-cell table:style-name="Table7.B2" office:value-type="string">
            <text:p text:style-name="P13">1099511627775</text:p>
          </table:table-cell>
        </table:table-row>
        <table:table-row>
          <table:table-cell table:style-name="Table7.A2" office:value-type="string">
            <text:p text:style-name="P23">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218221616"/></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18221720"/>[an_integer] <text:alphabetical-index-mark-start text:id="IMark139742468"/>.even?<text:alphabetical-index-mark-end text:id="IMark139742468"/> [a_boolean]</text:h>
            <text:p text:style-name="Text_20_body">Routing: TOS</text:p>
            <text:p text:style-name="P1">This method returns true if the integer is even and false if it is odd.<text:change-end text:change-id="ct218221720"/></text:p>
          </table:table-cell>
          <table:covered-table-cell/>
        </table:table-row>
        <table:table-row table:style-name="Table120.1">
          <table:table-cell table:style-name="Table120.A2" office:value-type="string">
            <text:p text:style-name="P15"><text:change-start text:change-id="ct218221824"/>Code<text:change-end text:change-id="ct218221824"/></text:p>
          </table:table-cell>
          <table:table-cell table:style-name="Table120.B2" office:value-type="string">
            <text:p text:style-name="P15"><text:change-start text:change-id="ct218221928"/>Result<text:change-end text:change-id="ct218221928"/></text:p>
          </table:table-cell>
        </table:table-row>
        <table:table-row table:style-name="Table120.1">
          <table:table-cell table:style-name="Table120.A2" office:value-type="string">
            <text:p text:style-name="Snippet"><text:change-start text:change-id="ct218222032"/>2 .even?<text:change-end text:change-id="ct218222032"/></text:p>
          </table:table-cell>
          <table:table-cell table:style-name="Table120.B2" office:value-type="string">
            <text:p text:style-name="P2"><text:change-start text:change-id="ct218222136"/>true<text:change-end text:change-id="ct218222136"/></text:p>
          </table:table-cell>
        </table:table-row>
        <table:table-row table:style-name="Table120.1">
          <table:table-cell table:style-name="Table120.A2" office:value-type="string">
            <text:p text:style-name="Snippet"><text:change-start text:change-id="ct218222240"/>3 .even?<text:change-end text:change-id="ct218222240"/></text:p>
          </table:table-cell>
          <table:table-cell table:style-name="Table120.B2" office:value-type="string">
            <text:p text:style-name="P2"><text:change-start text:change-id="ct218222344"/>false<text:change-end text:change-id="ct218222344"/></text:p>
          </table:table-cell>
        </table:table-row>
      </table:table>
      <text:p text:style-name="Text_20_body"><text:change text:change-id="ct218222448"/><text:change-start text:change-id="ct21822255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39742468"/>.gcd<text:alphabetical-index-mark-end text:id="IMark13974246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5">Code</text:p>
          </table:table-cell>
          <table:table-cell table:style-name="Table121.B2" office:value-type="string">
            <text:p text:style-name="P15">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18222552"/><text:change text:change-id="ct218222656"/><text:change-start text:change-id="ct21822276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39742468"/>.lcm<text:alphabetical-index-mark-end text:id="IMark13974246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5">Code</text:p>
          </table:table-cell>
          <table:table-cell table:style-name="Table122.B2" office:value-type="string">
            <text:p text:style-name="P15">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18222760"/><text:change text:change-id="ct218222968"/><text:change text:change-id="ct218222864"/><text:change-start text:change-id="ct218223072"/></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39742468"/>.odd?<text:alphabetical-index-mark-end text:id="IMark13974246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5">Code</text:p>
          </table:table-cell>
          <table:table-cell table:style-name="Table123.B2" office:value-type="string">
            <text:p text:style-name="P15">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18223072"/></text:p>
      <text:p text:style-name="Text_20_body"><text:change text:change-id="ct218223176"/><text:change-start text:change-id="ct218223280"/></text:p>
      <text:p text:style-name="Text_20_body"><text:change-end text:change-id="ct218223280"/><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18223384"/>[an_integer] <text:alphabetical-index-mark-start text:id="IMark139742468"/>2*<text:alphabetical-index-mark-end text:id="IMark139742468"/> [an_integer]</text:h>
            <text:p text:style-name="Text_20_body">Routing: TOS</text:p>
            <text:p text:style-name="P1"><text:change-end text:change-id="ct218223384"/><text:change-start text:change-id="ct218223488"/>Double the value of the integer.<text:change-end text:change-id="ct218223488"/></text:p>
          </table:table-cell>
          <table:covered-table-cell/>
        </table:table-row>
        <table:table-row table:style-name="Table124.1">
          <table:table-cell table:style-name="Table124.A2" office:value-type="string">
            <text:p text:style-name="P15"><text:change-start text:change-id="ct218223592"/>Code<text:change-end text:change-id="ct218223592"/></text:p>
          </table:table-cell>
          <table:table-cell table:style-name="Table124.B2" office:value-type="string">
            <text:p text:style-name="P15"><text:change-start text:change-id="ct218223696"/>Result<text:change-end text:change-id="ct218223696"/></text:p>
          </table:table-cell>
        </table:table-row>
        <table:table-row table:style-name="Table124.1">
          <table:table-cell table:style-name="Table124.A2" office:value-type="string">
            <text:p text:style-name="Snippet"><text:change-start text:change-id="ct218223800"/>13 2*<text:change-end text:change-id="ct218223800"/></text:p>
          </table:table-cell>
          <table:table-cell table:style-name="Table124.B2" office:value-type="string">
            <text:p text:style-name="P2"><text:change-start text:change-id="ct218223904"/>26<text:change-end text:change-id="ct218223904"/></text:p>
          </table:table-cell>
        </table:table-row>
      </table:table>
      <text:p text:style-name="Standard"/>
      <text:p text:style-name="Text_20_body"><text:change text:change-id="ct218224008"/><text:change-start text:change-id="ct21822411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39742468"/>2/<text:alphabetical-index-mark-end text:id="IMark13974246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5">Code</text:p>
          </table:table-cell>
          <table:table-cell table:style-name="Table125.B2" office:value-type="string">
            <text:p text:style-name="P15">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18224112"/><text:change text:change-id="ct219752688"/><text:change-start text:change-id="ct21975279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39742468"/>&lt;&lt;<text:alphabetical-index-mark-end text:id="IMark13974246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5">Code</text:p>
          </table:table-cell>
          <table:table-cell table:style-name="Table126.B2" office:value-type="string">
            <text:p text:style-name="P15">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19752792"/><text:change text:change-id="ct219752896"/><text:change-start text:change-id="ct21975300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39742468"/>&gt;&gt;<text:alphabetical-index-mark-end text:id="IMark13974246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5">Code</text:p>
          </table:table-cell>
          <table:table-cell table:style-name="Table127.B2" office:value-type="string">
            <text:p text:style-name="P15">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19753000"/><text:change text:change-id="ct219753104"/><text:change-start text:change-id="ct21975320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39742468"/>and<text:alphabetical-index-mark-end text:id="IMark13974246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5">Code</text:p>
          </table:table-cell>
          <table:table-cell table:style-name="Table128.B2" office:value-type="string">
            <text:p text:style-name="P15">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19753208"/><text:change text:change-id="ct219753312"/><text:change-start text:change-id="ct21975341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39742468"/>com<text:alphabetical-index-mark-end text:id="IMark13974246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5">Code</text:p>
          </table:table-cell>
          <table:table-cell table:style-name="Table129.B2" office:value-type="string">
            <text:p text:style-name="P15">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19753416"/><text:change text:change-id="ct219753520"/></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19753624"/>[an_integer an_integer] <text:alphabetical-index-mark-start text:id="IMark139742468"/>or<text:alphabetical-index-mark-end text:id="IMark139742468"/> [an_integer]</text:h>
            <text:p text:style-name="Text_20_body">Routing: NOS</text:p>
            <text:p text:style-name="P1"><text:change-end text:change-id="ct219753624"/><text:change-start text:change-id="ct219753728"/>Compute the bit-wise inclusive or function of the two integer values.<text:change-end text:change-id="ct219753728"/></text:p>
          </table:table-cell>
          <table:covered-table-cell/>
        </table:table-row>
        <table:table-row table:style-name="Table130.1">
          <table:table-cell table:style-name="Table130.A2" office:value-type="string">
            <text:p text:style-name="P15"><text:change-start text:change-id="ct219753832"/>Code<text:change-end text:change-id="ct219753832"/></text:p>
          </table:table-cell>
          <table:table-cell table:style-name="Table130.B2" office:value-type="string">
            <text:p text:style-name="P15"><text:change-start text:change-id="ct219753936"/>Result<text:change-end text:change-id="ct219753936"/></text:p>
          </table:table-cell>
        </table:table-row>
        <table:table-row table:style-name="Table130.1">
          <table:table-cell table:style-name="Table130.A2" office:value-type="string">
            <text:p text:style-name="Snippet"><text:change-start text:change-id="ct219754040"/>15 40 or<text:change-end text:change-id="ct219754040"/></text:p>
          </table:table-cell>
          <table:table-cell table:style-name="Table130.B2" office:value-type="string">
            <text:p text:style-name="P2"><text:change-start text:change-id="ct219754144"/>47<text:change-end text:change-id="ct219754144"/></text:p>
          </table:table-cell>
        </table:table-row>
      </table:table>
      <text:p text:style-name="Standard"><text:change text:change-id="ct219754248"/><text:change-start text:change-id="ct21975435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39742468"/>xor<text:alphabetical-index-mark-end text:id="IMark13974246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5">Code</text:p>
          </table:table-cell>
          <table:table-cell table:style-name="Table131.B2" office:value-type="string">
            <text:p text:style-name="P15">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19754352"/></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39740500"/><text:alphabetical-index-mark-start text:id="IMark139740836"/><text:alphabetical-index-mark-start text:id="IMark139740452"/>NilClass<text:alphabetical-index-mark-end text:id="IMark139740452"/><text:alphabetical-index-mark-end text:id="IMark139740836"/><text:alphabetical-index-mark-end text:id="IMark139740500"/></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19754456"/> </text:p>
      <text:p text:style-name="P1">Note that in Boolean expressions, nil is treated as an alias for false.<text:change-end text:change-id="ct21975445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39742468"/>&amp;&amp;<text:alphabetical-index-mark-end text:id="IMark139742468"/>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text:change-start text:change-id="ct219754560"/>nil true &amp;&amp;<text:change-end text:change-id="ct219754560"/></text:p>
          </table:table-cell>
          <table:table-cell table:style-name="Table26.B2" office:value-type="string">
            <text:p text:style-name="P2"><text:change-start text:change-id="ct219754664"/>false<text:change-end text:change-id="ct21975466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39742468"/>^^<text:alphabetical-index-mark-end text:id="IMark139742468"/>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text:change-start text:change-id="ct219754768"/>nil <text:change-end text:change-id="ct219754768"/><text:change-start text:change-id="ct219754872"/>false ^^<text:change-end text:change-id="ct219754872"/></text:p>
          </table:table-cell>
          <table:table-cell table:style-name="Table27.B2" office:value-type="string">
            <text:p text:style-name="P2"><text:change-start text:change-id="ct219754976"/>false<text:change-end text:change-id="ct219754976"/></text:p>
          </table:table-cell>
        </table:table-row>
        <table:table-row table:style-name="Table27.2">
          <table:table-cell table:style-name="Table27.A2" office:value-type="string">
            <text:p text:style-name="Snippet"><text:change-start text:change-id="ct219755080"/>nil true ^^<text:change-end text:change-id="ct219755080"/></text:p>
          </table:table-cell>
          <table:table-cell table:style-name="Table27.B2" office:value-type="string">
            <text:p text:style-name="P2"><text:change-start text:change-id="ct219755184"/>true<text:change-end text:change-id="ct21975518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39742468"/>||<text:alphabetical-index-mark-end text:id="IMark139742468"/>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text:change-start text:change-id="ct219755288"/>nil false ||<text:change-end text:change-id="ct219755288"/></text:p>
          </table:table-cell>
          <table:table-cell table:style-name="Table28.B2" office:value-type="string">
            <text:p text:style-name="P2"><text:change-start text:change-id="ct219755392"/>false<text:change-end text:change-id="ct219755392"/></text:p>
          </table:table-cell>
        </table:table-row>
        <table:table-row table:style-name="Table28.2">
          <table:table-cell table:style-name="Table28.A2" office:value-type="string">
            <text:p text:style-name="Snippet"><text:change-start text:change-id="ct219755496"/>nil true ||<text:change-end text:change-id="ct219755496"/></text:p>
          </table:table-cell>
          <table:table-cell table:style-name="Table28.B2" office:value-type="string">
            <text:p text:style-name="P2"><text:change-start text:change-id="ct219755600"/>true<text:change-end text:change-id="ct219755600"/></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39740500"/>Numeric<text:alphabetical-index-mark-end text:id="IMark13974050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19755704"/><text:change-start text:change-id="ct219755808"/>The Numeric class is the abstract base class for num<text:change-end text:change-id="ct219755808"/><text:change-start text:change-id="ct219755912"/>eric data. It is the location for the vast majority of methods that act on such data. In use, data will be instances of <text:change-end text:change-id="ct219755912"/><text:change-start text:change-id="ct219756016"/>Complex, Float, Integer (via Bignum and Fixnum), and Rational data.<text:change-end text:change-id="ct219756016"/><text:change-start text:change-id="ct219756120"/></text:p>
      <text:h text:style-name="Heading_20_2" text:outline-level="2">Specia<text:change-end text:change-id="ct219756120"/><text:change-start text:change-id="ct219756224"/>l Numeric Values</text:h>
      <text:p text:style-name="Text_20_body"><text:change-end text:change-id="ct219756224"/><text:change-start text:change-id="ct219756328"/></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39742468"/>dpr<text:alphabetical-index-mark-end text:id="IMark13974246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5">Code</text:p>
          </table:table-cell>
          <table:table-cell table:style-name="Table200.B2" office:value-type="string">
            <text:p text:style-name="P15">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19756328"/><text:change-start text:change-id="ct219756640"/></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39742468"/>e<text:alphabetical-index-mark-end text:id="IMark13974246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5">Code</text:p>
          </table:table-cell>
          <table:table-cell table:style-name="Table201.B2" office:value-type="string">
            <text:p text:style-name="P15">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139742468"/>pi<text:alphabetical-index-mark-end text:id="IMark13974246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5">Code</text:p>
          </table:table-cell>
          <table:table-cell table:style-name="Table202.B2" office:value-type="string">
            <text:p text:style-name="P15">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219756432"/>In 1897, an attempt was made <text:change-end text:change-id="ct219756432"/><text:change-start text:change-id="ct219756536"/>to legislate the value of pi. Fortunately, this effort was unsuccessful.<text:change-end text:change-id="ct219756536"/></text:p></text:note-body></text:note></text:p>
          </table:table-cell>
        </table:table-row>
      </table:table>
      <text:p text:style-name="Text_20_body"><text:change-end text:change-id="ct219756640"/></text:p>
      <text:h text:style-name="Heading_20_2" text:outline-level="2">Instance Methods</text:h>
      <text:p text:style-name="Text_20_body"><text:change text:change-id="ct219756784"/><text:change-start text:change-id="ct21975688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39742468"/>*<text:alphabetical-index-mark-end text:id="IMark13974246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5">Code</text:p>
          </table:table-cell>
          <table:table-cell table:style-name="Table132.B2" office:value-type="string">
            <text:p text:style-name="P15">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19756888"/><text:change text:change-id="ct21975699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19757096"/>[a_numeric a_numeric] <text:alphabetical-index-mark-start text:id="IMark139742468"/>**<text:alphabetical-index-mark-end text:id="IMark139742468"/> [a_numeric]</text:h>
            <text:p text:style-name="Text_20_body">Routing: NOS</text:p>
            <text:p text:style-name="P1"><text:change-end text:change-id="ct219757096"/><text:change-start text:change-id="ct219757200"/>The exponentiation operator is impleme<text:change-end text:change-id="ct219757200"/><text:change-start text:change-id="ct219757304"/>nted by this method. Note the the second operand, the power, is converted to a Float first.<text:change-end text:change-id="ct219757304"/></text:p>
          </table:table-cell>
          <table:covered-table-cell/>
        </table:table-row>
        <table:table-row table:style-name="Table133.1">
          <table:table-cell table:style-name="Table133.A2" office:value-type="string">
            <text:p text:style-name="P15"><text:change-start text:change-id="ct219757408"/>Code<text:change-end text:change-id="ct219757408"/></text:p>
          </table:table-cell>
          <table:table-cell table:style-name="Table133.B2" office:value-type="string">
            <text:p text:style-name="P15"><text:change-start text:change-id="ct219757512"/>Result<text:change-end text:change-id="ct219757512"/></text:p>
          </table:table-cell>
        </table:table-row>
        <table:table-row table:style-name="Table133.1">
          <table:table-cell table:style-name="Table133.A2" office:value-type="string">
            <text:p text:style-name="Snippet"><text:change-start text:change-id="ct219757616"/>2 10 **<text:change-end text:change-id="ct219757616"/></text:p>
          </table:table-cell>
          <table:table-cell table:style-name="Table133.B2" office:value-type="string">
            <text:p text:style-name="P2"><text:change-start text:change-id="ct219757720"/>1024<text:change-end text:change-id="ct219757720"/></text:p>
          </table:table-cell>
        </table:table-row>
        <table:table-row table:style-name="Table133.1">
          <table:table-cell table:style-name="Table133.A2" office:value-type="string">
            <text:p text:style-name="Snippet"><text:change-start text:change-id="ct219757824"/>3 4 **<text:change-end text:change-id="ct219757824"/></text:p>
          </table:table-cell>
          <table:table-cell table:style-name="Table133.B2" office:value-type="string">
            <text:p text:style-name="P2"><text:change-start text:change-id="ct219757928"/>81<text:change-end text:change-id="ct219757928"/></text:p>
          </table:table-cell>
        </table:table-row>
        <table:table-row table:style-name="Table133.1">
          <table:table-cell table:style-name="Table133.A2" office:value-type="string">
            <text:p text:style-name="Snippet"><text:change-start text:change-id="ct219758032"/>2 1/2 <text:change-end text:change-id="ct219758032"/><text:change-start text:change-id="ct219758136"/>**<text:change-end text:change-id="ct219758136"/></text:p>
          </table:table-cell>
          <table:table-cell table:style-name="Table133.B2" office:value-type="string">
            <text:p text:style-name="P2"><text:change-start text:change-id="ct219758240"/>1.4142135623730951<text:change-end text:change-id="ct219758240"/></text:p>
          </table:table-cell>
        </table:table-row>
      </table:table>
      <text:p text:style-name="Text_20_body"/>
      <text:p text:style-name="Text_20_body"><text:change text:change-id="ct219758344"/></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19758448"/>[a_numeric a_numeric] <text:alphabetical-index-mark-start text:id="IMark139742468"/>+<text:alphabetical-index-mark-end text:id="IMark139742468"/> [a_numeric]</text:h>
            <text:p text:style-name="Text_20_body">Routing: NOS</text:p>
            <text:p text:style-name="P1">The addition operator is implemented by this method.<text:change-end text:change-id="ct219758448"/></text:p>
          </table:table-cell>
          <table:covered-table-cell/>
        </table:table-row>
        <table:table-row table:style-name="Table134.1">
          <table:table-cell table:style-name="Table134.A2" office:value-type="string">
            <text:p text:style-name="P15"><text:change-start text:change-id="ct219758552"/>Code<text:change-end text:change-id="ct219758552"/></text:p>
          </table:table-cell>
          <table:table-cell table:style-name="Table134.B2" office:value-type="string">
            <text:p text:style-name="P15"><text:change-start text:change-id="ct219758656"/>Result<text:change-end text:change-id="ct219758656"/></text:p>
          </table:table-cell>
        </table:table-row>
        <table:table-row table:style-name="Table134.1">
          <table:table-cell table:style-name="Table134.A2" office:value-type="string">
            <text:p text:style-name="Snippet"><text:change-start text:change-id="ct219758760"/>1 1 +<text:change-end text:change-id="ct219758760"/></text:p>
          </table:table-cell>
          <table:table-cell table:style-name="Table134.B2" office:value-type="string">
            <text:p text:style-name="P2"><text:change-start text:change-id="ct219758864"/>2<text:change-end text:change-id="ct219758864"/></text:p>
          </table:table-cell>
        </table:table-row>
        <table:table-row table:style-name="Table134.1">
          <table:table-cell table:style-name="Table134.A2" office:value-type="string">
            <text:p text:style-name="Snippet"><text:change-start text:change-id="ct219758968"/>1.0 7.2 +<text:change-end text:change-id="ct219758968"/></text:p>
          </table:table-cell>
          <table:table-cell table:style-name="Table134.B2" office:value-type="string">
            <text:p text:style-name="P2"><text:change-start text:change-id="ct219759072"/>8.2<text:change-end text:change-id="ct219759072"/></text:p>
          </table:table-cell>
        </table:table-row>
        <table:table-row table:style-name="Table134.1">
          <table:table-cell table:style-name="Table134.A2" office:value-type="string">
            <text:p text:style-name="Snippet"><text:change-start text:change-id="ct219759176"/>1/2<text:change-end text:change-id="ct219759176"/><text:change-start text:change-id="ct219759280"/> 1/3 +<text:change-end text:change-id="ct219759280"/></text:p>
          </table:table-cell>
          <table:table-cell table:style-name="Table134.B2" office:value-type="string">
            <text:p text:style-name="P2"><text:change-start text:change-id="ct219759384"/>5/6<text:change-end text:change-id="ct219759384"/></text:p>
          </table:table-cell>
        </table:table-row>
        <table:table-row table:style-name="Table134.1">
          <table:table-cell table:style-name="Table134.A2" office:value-type="string">
            <text:p text:style-name="Snippet"><text:change-start text:change-id="ct219759488"/>1+2i 1+3i<text:change-end text:change-id="ct219759488"/><text:change-start text:change-id="ct219759592"/> +<text:change-end text:change-id="ct219759592"/></text:p>
          </table:table-cell>
          <table:table-cell table:style-name="Table134.B2" office:value-type="string">
            <text:p text:style-name="P2"><text:change-start text:change-id="ct219759696"/>2+5i<text:change-end text:change-id="ct219759696"/></text:p>
          </table:table-cell>
        </table:table-row>
      </table:table>
      <text:p text:style-name="Text_20_body"><text:change text:change-id="ct219759800"/><text:change-start text:change-id="ct21975990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39742468"/>-<text:alphabetical-index-mark-end text:id="IMark13974246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5">Code</text:p>
          </table:table-cell>
          <table:table-cell table:style-name="Table135.B2" office:value-type="string">
            <text:p text:style-name="P15">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19759904"/><text:change text:change-id="ct219760112"/><text:change text:change-id="ct219760008"/><text:change-start text:change-id="ct21976021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39742468"/>.1/x<text:alphabetical-index-mark-end text:id="IMark13974246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5">Code</text:p>
          </table:table-cell>
          <table:table-cell table:style-name="Table136.B2" office:value-type="string">
            <text:p text:style-name="P15">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19760216"/><text:change text:change-id="ct219760320"/><text:change-start text:change-id="ct219760424"/></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39742468"/>.10**<text:alphabetical-index-mark-end text:id="IMark139742468"/> [a_float]</text:h>
            <text:p text:style-name="Text_20_body">Routing: TOS</text:p>
            <text:p text:style-name="P1">This method computes 10<text:span text:style-name="T10">X</text:span> for the numeric argument.</text:p>
          </table:table-cell>
          <table:covered-table-cell/>
        </table:table-row>
        <table:table-row table:style-name="Table137.1">
          <table:table-cell table:style-name="Table137.A2" office:value-type="string">
            <text:p text:style-name="P15">Code</text:p>
          </table:table-cell>
          <table:table-cell table:style-name="Table137.B2" office:value-type="string">
            <text:p text:style-name="P15">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19760424"/><text:change text:change-id="ct219760528"/><text:change-start text:change-id="ct21976063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39742468"/>.2**<text:alphabetical-index-mark-end text:id="IMark139742468"/> [a_float]</text:h>
            <text:p text:style-name="Text_20_body">Routing: TOS</text:p>
            <text:p text:style-name="P1">This method computes 2<text:span text:style-name="T10">X</text:span> for the numeric argument.</text:p>
          </table:table-cell>
          <table:covered-table-cell/>
        </table:table-row>
        <table:table-row table:style-name="Table138.1">
          <table:table-cell table:style-name="Table138.A2" office:value-type="string">
            <text:p text:style-name="P15">Code</text:p>
          </table:table-cell>
          <table:table-cell table:style-name="Table138.B2" office:value-type="string">
            <text:p text:style-name="P15">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19760632"/><text:change text:change-id="ct219764888"/><text:change text:change-id="ct219760736"/><text:change-start text:change-id="ct21976499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39742468"/>.abs<text:alphabetical-index-mark-end text:id="IMark13974246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5">Code</text:p>
          </table:table-cell>
          <table:table-cell table:style-name="Table139.B2" office:value-type="string">
            <text:p text:style-name="P15">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19764992"/><text:change text:change-id="ct219765096"/></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19765200"/>[a_numeric] <text:alphabetical-index-mark-start text:id="IMark139742468"/>.acos<text:alphabetical-index-mark-end text:id="IMark139742468"/> [a_float]</text:h>
            <text:p text:style-name="Text_20_body">Routing: TOS</text:p>
            <text:p text:style-name="P1">This method computes the arc-cosine (cos(x)<text:span text:style-name="T10">-1</text:span>) of the value. That is it computes the angle in radians <text:change-end text:change-id="ct219765200"/><text:change-start text:change-id="ct219765616"/>whose cosine is the argument<text:note text:id="ftn65" text:note-class="footnote"><text:note-citation>65</text:note-citation><text:note-body><text:p text:style-name="Footnote"><text:change-start text:change-id="ct219765304"/>Please s<text:change-end text:change-id="ct219765304"/><text:change-start text:change-id="ct219765408"/>ee <text:a xlink:type="simple" xlink:href="http://en.wikipedia.org/wiki/Inverse_trigonometric_functions" text:style-name="Internet_20_link" text:visited-style-name="Visited_20_Internet_20_Link">http://en.wikipedia.org/wiki/Inverse_trigonometric_functions</text:a> for m<text:change-end text:change-id="ct219765408"/><text:change-start text:change-id="ct219765512"/>ore details on inverse trigonometric functions.<text:change-end text:change-id="ct219765512"/></text:p></text:note-body></text:note>.<text:change-end text:change-id="ct219765616"/><text:change-start text:change-id="ct219765720"/> <text:span text:style-name="T10"><text:s text:c="11"/></text:span><text:change-end text:change-id="ct219765720"/></text:p>
          </table:table-cell>
          <table:covered-table-cell/>
        </table:table-row>
        <table:table-row table:style-name="Table140.1">
          <table:table-cell table:style-name="Table140.A2" office:value-type="string">
            <text:p text:style-name="P15"><text:change-start text:change-id="ct219765824"/>Code<text:change-end text:change-id="ct219765824"/></text:p>
          </table:table-cell>
          <table:table-cell table:style-name="Table140.B2" office:value-type="string">
            <text:p text:style-name="P15"><text:change-start text:change-id="ct219765928"/>Result<text:change-end text:change-id="ct219765928"/></text:p>
          </table:table-cell>
        </table:table-row>
        <table:table-row table:style-name="Table140.1">
          <table:table-cell table:style-name="Table140.A2" office:value-type="string">
            <text:p text:style-name="Snippet"><text:change-start text:change-id="ct219766032"/>1 .acos<text:change-end text:change-id="ct219766032"/></text:p>
          </table:table-cell>
          <table:table-cell table:style-name="Table140.B2" office:value-type="string">
            <text:p text:style-name="P2"><text:change-start text:change-id="ct219766136"/>0.0<text:change-end text:change-id="ct219766136"/></text:p>
          </table:table-cell>
        </table:table-row>
        <table:table-row table:style-name="Table140.1">
          <table:table-cell table:style-name="Table140.A2" office:value-type="string">
            <text:p text:style-name="Snippet"><text:change-start text:change-id="ct219766240"/>0 .acos<text:change-end text:change-id="ct219766240"/></text:p>
          </table:table-cell>
          <table:table-cell table:style-name="Table140.B2" office:value-type="string">
            <text:p text:style-name="P2"><text:change-start text:change-id="ct219766344"/>1.5707963267948966<text:change-end text:change-id="ct219766344"/></text:p>
          </table:table-cell>
        </table:table-row>
      </table:table>
      <text:p text:style-name="Text_20_body"><text:change text:change-id="ct21976644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19766760"/>[a_numeric] <text:alphabetical-index-mark-start text:id="IMark139742468"/>.acosh<text:alphabetical-index-mark-end text:id="IMark139742468"/> [a_float]</text:h>
            <text:p text:style-name="Text_20_body">Routing: TOS</text:p>
            <text:p text:style-name="P1">This method computes the arc-hyperbolic-cosine (cosh(x)<text:span text:style-name="T10">-1</text:span>) of the value. That is it computes the angle in radians whose hyperbolic-cosine is the argument<text:note text:id="ftn66" text:note-class="footnote"><text:note-citation>66</text:note-citation><text:note-body><text:p text:style-name="Footnote"><text:change-start text:change-id="ct21976655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19766552"/><text:change-start text:change-id="ct219766656"/>bolic trigonometric functions.<text:change-end text:change-id="ct219766656"/></text:p></text:note-body></text:note>.<text:change-end text:change-id="ct219766760"/></text:p>
          </table:table-cell>
          <table:covered-table-cell/>
        </table:table-row>
        <table:table-row table:style-name="Table141.1">
          <table:table-cell table:style-name="Table141.A2" office:value-type="string">
            <text:p text:style-name="P15"><text:change-start text:change-id="ct219766864"/>Code<text:change-end text:change-id="ct219766864"/></text:p>
          </table:table-cell>
          <table:table-cell table:style-name="Table141.B2" office:value-type="string">
            <text:p text:style-name="P15"><text:change-start text:change-id="ct219766968"/>Result<text:change-end text:change-id="ct21976696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1976707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19767176"/>[a_numeric] <text:alphabetical-index-mark-start text:id="IMark139742468"/>.angle<text:alphabetical-index-mark-end text:id="IMark139742468"/> [a_float]</text:h>
            <text:p text:style-name="Text_20_body">Routing:<text:change-end text:change-id="ct219767176"/> TOS<text:change-start text:change-id="ct219767280"/></text:p>
            <text:p text:style-name="P1"><text:change-end text:change-id="ct21976728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5"><text:change-start text:change-id="ct219767384"/>Code<text:change-end text:change-id="ct219767384"/></text:p>
          </table:table-cell>
          <table:table-cell table:style-name="Table142.B2" office:value-type="string">
            <text:p text:style-name="P15"><text:change-start text:change-id="ct219767488"/>Result<text:change-end text:change-id="ct21976748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19767592"/></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19767696"/>[a_numeric] <text:alphabetical-index-mark-start text:id="IMark139742468"/>.asin<text:alphabetical-index-mark-end text:id="IMark139742468"/> [a_<text:change-end text:change-id="ct219767696"/>float<text:change-start text:change-id="ct219767800"/>]</text:h>
            <text:p text:style-name="Text_20_body">Routing:<text:change-end text:change-id="ct219767800"/> TOS<text:change-start text:change-id="ct219767904"/></text:p>
            <text:p text:style-name="P1"><text:change-end text:change-id="ct219767904"/>This method computes the arc-sine (sin(x)<text:span text:style-name="T10">-1</text:span>) of the value. That is it computes the angle in radians whose sine is the argument.</text:p>
          </table:table-cell>
          <table:covered-table-cell/>
        </table:table-row>
        <table:table-row table:style-name="Table143.1">
          <table:table-cell table:style-name="Table143.A2" office:value-type="string">
            <text:p text:style-name="P15"><text:change-start text:change-id="ct219768008"/>Code<text:change-end text:change-id="ct219768008"/></text:p>
          </table:table-cell>
          <table:table-cell table:style-name="Table143.B2" office:value-type="string">
            <text:p text:style-name="P15"><text:change-start text:change-id="ct219768112"/>Result<text:change-end text:change-id="ct21976811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1976821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19768320"/>[a_numeric] <text:alphabetical-index-mark-start text:id="IMark139742468"/>.asinh<text:alphabetical-index-mark-end text:id="IMark139742468"/> [a_<text:change-end text:change-id="ct219768320"/>float<text:change-start text:change-id="ct219768424"/>]</text:h>
            <text:p text:style-name="Text_20_body">Routing:<text:change-end text:change-id="ct219768424"/> TOS<text:change-start text:change-id="ct219768528"/></text:p>
            <text:p text:style-name="P1"><text:change-end text:change-id="ct219768528"/>This method computes the arc-hyperbolic-sine (sinh(x)<text:span text:style-name="T10">-1</text:span>) of the value. That is it computes the angle in radians whose hyperbolic-sine is the argument</text:p>
          </table:table-cell>
          <table:covered-table-cell/>
        </table:table-row>
        <table:table-row table:style-name="Table144.1">
          <table:table-cell table:style-name="Table144.A2" office:value-type="string">
            <text:p text:style-name="P15"><text:change-start text:change-id="ct219768632"/>Code<text:change-end text:change-id="ct219768632"/></text:p>
          </table:table-cell>
          <table:table-cell table:style-name="Table144.B2" office:value-type="string">
            <text:p text:style-name="P15"><text:change-start text:change-id="ct219768736"/>Result<text:change-end text:change-id="ct21976873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1976884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19768984"/>[a_numeric] <text:alphabetical-index-mark-start text:id="IMark139742468"/>.atan<text:alphabetical-index-mark-end text:id="IMark139742468"/> [a_<text:change-end text:change-id="ct219768984"/>float<text:change-start text:change-id="ct219769088"/>]</text:h>
            <text:p text:style-name="Text_20_body">Routing:<text:change-end text:change-id="ct219769088"/> TOS<text:change-start text:change-id="ct219769192"/></text:p>
            <text:p text:style-name="P1"><text:change-end text:change-id="ct219769192"/>This method computes the arc-tangent (tan(x)<text:span text:style-name="T10">-1</text:span>) of the value. That is it computes the angle in radians whose tangent is the argument.</text:p>
          </table:table-cell>
          <table:covered-table-cell/>
        </table:table-row>
        <table:table-row table:style-name="Table145.1">
          <table:table-cell table:style-name="Table145.A2" office:value-type="string">
            <text:p text:style-name="P15"><text:change-start text:change-id="ct219769296"/>Code<text:change-end text:change-id="ct219769296"/></text:p>
          </table:table-cell>
          <table:table-cell table:style-name="Table145.B2" office:value-type="string">
            <text:p text:style-name="P15"><text:change-start text:change-id="ct219769400"/>Result<text:change-end text:change-id="ct21976940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19769504"/></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19769608"/>[a_numeric a_numeric] <text:alphabetical-index-mark-start text:id="IMark139742468"/>.atan2<text:alphabetical-index-mark-end text:id="IMark139742468"/> [a_<text:change-end text:change-id="ct219769608"/>float<text:change-start text:change-id="ct219769712"/>]</text:h>
            <text:p text:style-name="Text_20_body">Routing:<text:change-end text:change-id="ct219769712"/> TOS<text:change-start text:change-id="ct219769816"/></text:p>
            <text:p text:style-name="P1"><text:change-end text:change-id="ct21976981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5"><text:change-start text:change-id="ct219769920"/>Code<text:change-end text:change-id="ct219769920"/></text:p>
          </table:table-cell>
          <table:table-cell table:style-name="Table146.B2" office:value-type="string">
            <text:p text:style-name="P15"><text:change-start text:change-id="ct219770024"/>Result<text:change-end text:change-id="ct21977002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19770232"/><text:change text:change-id="ct219770128"/><text:soft-page-break/></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19770336"/>[a_numeric] <text:alphabetical-index-mark-start text:id="IMark139742468"/>.atanh<text:alphabetical-index-mark-end text:id="IMark139742468"/> [a_<text:change-end text:change-id="ct219770336"/>float<text:change-start text:change-id="ct219770440"/>]</text:h>
            <text:p text:style-name="Text_20_body">Routing:<text:change-end text:change-id="ct219770440"/> TOS<text:change-start text:change-id="ct219770544"/></text:p>
            <text:p text:style-name="P1"><text:change-end text:change-id="ct219770544"/>This method computes the arc-hyperbolic-tangent (tanh(x)<text:span text:style-name="T10">-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5"><text:change-start text:change-id="ct219770648"/>Code<text:change-end text:change-id="ct219770648"/></text:p>
          </table:table-cell>
          <table:table-cell table:style-name="Table147.B2" office:value-type="string">
            <text:p text:style-name="P15"><text:change-start text:change-id="ct219770752"/>Result<text:change-end text:change-id="ct21977075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1977085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19770960"/>[a_numeric a_numeric] <text:alphabetical-index-mark-start text:id="IMark139742468"/>.c2p<text:alphabetical-index-mark-end text:id="IMark139742468"/> [a_<text:change-end text:change-id="ct219770960"/>float<text:change-start text:change-id="ct219771064"/> a_<text:change-end text:change-id="ct219771064"/>float<text:change-start text:change-id="ct219771168"/>]</text:h>
            <text:p text:style-name="Text_20_body">Routing: TOS</text:p>
            <text:p text:style-name="P1"><text:change-end text:change-id="ct21977116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5"><text:change-start text:change-id="ct219771272"/>Code<text:change-end text:change-id="ct219771272"/></text:p>
          </table:table-cell>
          <table:table-cell table:style-name="Table148.B2" office:value-type="string">
            <text:p text:style-name="P15"><text:change-start text:change-id="ct219771376"/>Result<text:change-end text:change-id="ct21977137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19771584"/><text:change text:change-id="ct21977148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19771688"/>[a_numeric] <text:alphabetical-index-mark-start text:id="IMark139742468"/>.cbrt<text:alphabetical-index-mark-end text:id="IMark139742468"/> [a_<text:change-end text:change-id="ct219771688"/>float<text:change-start text:change-id="ct219771792"/>]</text:h>
            <text:p text:style-name="Text_20_body">Routing:<text:change-end text:change-id="ct219771792"/> TOS<text:change-start text:change-id="ct219771896"/></text:p>
            <text:p text:style-name="P1"><text:change-end text:change-id="ct219771896"/>This method computes the cube root (X<text:span text:style-name="T10">1/3</text:span>) of the value.</text:p>
          </table:table-cell>
          <table:covered-table-cell/>
        </table:table-row>
        <table:table-row table:style-name="Table149.1">
          <table:table-cell table:style-name="Table149.A2" office:value-type="string">
            <text:p text:style-name="P15"><text:change-start text:change-id="ct219772000"/>Code<text:change-end text:change-id="ct219772000"/></text:p>
          </table:table-cell>
          <table:table-cell table:style-name="Table149.B2" office:value-type="string">
            <text:p text:style-name="P15"><text:change-start text:change-id="ct219772104"/>Result<text:change-end text:change-id="ct21977210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19772208"/></text:p>
      <table:table table:name="Table150" table:style-name="Table150">
        <table:table-column table:style-name="Table150.A"/>
        <table:table-column table:style-name="Table150.B"/>
        <text:soft-page-break/>
        <table:table-row table:style-name="Table150.1">
          <table:table-cell table:style-name="Table150.A1" table:number-columns-spanned="2" office:value-type="string">
            <text:h text:style-name="Heading_20_3" text:outline-level="3"><text:change-start text:change-id="ct219772312"/>[a_numeric] <text:alphabetical-index-mark-start text:id="IMark139742468"/>.ceil<text:alphabetical-index-mark-end text:id="IMark139742468"/> [a<text:change-end text:change-id="ct219772312"/>n<text:change-start text:change-id="ct219772416"/>_<text:change-end text:change-id="ct219772416"/>integer<text:change-start text:change-id="ct219772520"/>]</text:h>
            <text:p text:style-name="Text_20_body">Routing:<text:change-end text:change-id="ct219772520"/> TOS<text:change-start text:change-id="ct219772624"/></text:p>
            <text:p text:style-name="P1"><text:change-end text:change-id="ct219772624"/>This method computes the smallest integer that is greater than or equal to the argument.</text:p>
          </table:table-cell>
          <table:covered-table-cell/>
        </table:table-row>
        <table:table-row table:style-name="Table150.1">
          <table:table-cell table:style-name="Table150.A2" office:value-type="string">
            <text:p text:style-name="P15"><text:change-start text:change-id="ct219772728"/>Code<text:change-end text:change-id="ct219772728"/></text:p>
          </table:table-cell>
          <table:table-cell table:style-name="Table150.B2" office:value-type="string">
            <text:p text:style-name="P15"><text:change-start text:change-id="ct219772832"/>Result<text:change-end text:change-id="ct21977283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1977293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19838616"/>[a_numeric] <text:alphabetical-index-mark-start text:id="IMark139742468"/>.conjugate<text:alphabetical-index-mark-end text:id="IMark139742468"/> [a_numeric]</text:h>
            <text:p text:style-name="Text_20_body">Routing:<text:change-end text:change-id="ct219838616"/> TOS<text:change-start text:change-id="ct219838720"/></text:p>
            <text:p text:style-name="P1"><text:change-end text:change-id="ct219838720"/>This method computes the complex conjugate of the argument. For non-complex data, this has no effect.</text:p>
          </table:table-cell>
          <table:covered-table-cell/>
        </table:table-row>
        <table:table-row table:style-name="Table151.1">
          <table:table-cell table:style-name="Table151.A2" office:value-type="string">
            <text:p text:style-name="P15"><text:change-start text:change-id="ct219838824"/>Code<text:change-end text:change-id="ct219838824"/></text:p>
          </table:table-cell>
          <table:table-cell table:style-name="Table151.B2" office:value-type="string">
            <text:p text:style-name="P15"><text:change-start text:change-id="ct219838928"/>Result<text:change-end text:change-id="ct21983892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1983903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19839136"/>[a_numeric] <text:alphabetical-index-mark-start text:id="IMark139742468"/>.cos<text:alphabetical-index-mark-end text:id="IMark139742468"/> [a_<text:change-end text:change-id="ct219839136"/>float<text:change-start text:change-id="ct219839240"/>]</text:h>
            <text:p text:style-name="Text_20_body">Routing:<text:change-end text:change-id="ct219839240"/> TOS<text:change-start text:change-id="ct219839344"/></text:p>
            <text:p text:style-name="P1"><text:change-end text:change-id="ct219839344"/>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text:p>
          </table:table-cell>
          <table:covered-table-cell/>
        </table:table-row>
        <table:table-row table:style-name="Table152.1">
          <table:table-cell table:style-name="Table152.A2" office:value-type="string">
            <text:p text:style-name="P15"><text:change-start text:change-id="ct219839448"/>Code<text:change-end text:change-id="ct219839448"/></text:p>
          </table:table-cell>
          <table:table-cell table:style-name="Table152.B2" office:value-type="string">
            <text:p text:style-name="P15"><text:change-start text:change-id="ct219839552"/>Result<text:change-end text:change-id="ct21983955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19839760"/><text:change text:change-id="ct21983965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19839864"/>[a_numeric] <text:alphabetical-index-mark-start text:id="IMark139742468"/>.cosh<text:alphabetical-index-mark-end text:id="IMark139742468"/> [a_<text:change-end text:change-id="ct219839864"/>float<text:change-start text:change-id="ct219839968"/>]</text:h>
            <text:p text:style-name="Text_20_body">Routing:<text:change-end text:change-id="ct219839968"/> TOS<text:change-start text:change-id="ct219840072"/></text:p>
            <text:p text:style-name="P1"><text:change-end text:change-id="ct219840072"/>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text:p>
          </table:table-cell>
          <table:covered-table-cell/>
        </table:table-row>
        <table:table-row table:style-name="Table153.1">
          <table:table-cell table:style-name="Table153.A2" office:value-type="string">
            <text:p text:style-name="P15"><text:change-start text:change-id="ct219840176"/>Code<text:change-end text:change-id="ct219840176"/></text:p>
          </table:table-cell>
          <table:table-cell table:style-name="Table153.B2" office:value-type="string">
            <text:p text:style-name="P15"><text:change-start text:change-id="ct219840280"/>Result<text:change-end text:change-id="ct21984028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19840384"/></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 text:outline-level="3"><text:change-start text:change-id="ct222335616"/>[a_numeric] <text:alphabetical-index-mark-start text:id="IMark139742468"/>.cube<text:alphabetical-index-mark-end text:id="IMark139742468"/> [a_numeric]</text:h>
            <text:p text:style-name="Text_20_body">Routing:<text:change-end text:change-id="ct222335616"/> TOS<text:change-start text:change-id="ct219840488"/></text:p>
            <text:p text:style-name="P1"><text:change-end text:change-id="ct219840488"/>This method computes the cube (X<text:span text:style-name="T10">3</text:span>) of the number.</text:p>
          </table:table-cell>
          <table:covered-table-cell/>
        </table:table-row>
        <table:table-row table:style-name="Table154.1">
          <table:table-cell table:style-name="Table154.A2" office:value-type="string">
            <text:p text:style-name="P15"><text:change-start text:change-id="ct222335824"/>Code<text:change-end text:change-id="ct222335824"/></text:p>
          </table:table-cell>
          <table:table-cell table:style-name="Table154.B2" office:value-type="string">
            <text:p text:style-name="P15"><text:change-start text:change-id="ct222335928"/>Result<text:change-end text:change-id="ct22233592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1984059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53109808"/>[a_numeric] <text:alphabetical-index-mark-start text:id="IMark139742468"/>.d2r<text:alphabetical-index-mark-end text:id="IMark139742468"/> [a_<text:change-end text:change-id="ct253109808"/>float<text:change-start text:change-id="ct219840696"/>]</text:h>
            <text:p text:style-name="Text_20_body">Routing:<text:change-end text:change-id="ct219840696"/> TOS<text:change-start text:change-id="ct253109912"/></text:p>
            <text:p text:style-name="P1"><text:change-end text:change-id="ct253109912"/>This method converts the argument number from degrees to radians.</text:p>
          </table:table-cell>
          <table:covered-table-cell/>
        </table:table-row>
        <table:table-row table:style-name="Table155.1">
          <table:table-cell table:style-name="Table155.A2" office:value-type="string">
            <text:p text:style-name="P15"><text:change-start text:change-id="ct253334272"/>Code<text:change-end text:change-id="ct253334272"/></text:p>
          </table:table-cell>
          <table:table-cell table:style-name="Table155.B2" office:value-type="string">
            <text:p text:style-name="P15"><text:change-start text:change-id="ct253334376"/>Result<text:change-end text:change-id="ct25333437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19840800"/></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53334792"/>[a_numeric] <text:alphabetical-index-mark-start text:id="IMark139742468"/>.denominator<text:alphabetical-index-mark-end text:id="IMark139742468"/> [a<text:change-end text:change-id="ct253334792"/>n<text:change-start text:change-id="ct253343008"/>_<text:change-end text:change-id="ct253343008"/>integer<text:change-start text:change-id="ct253343632"/>]</text:h>
            <text:p text:style-name="Text_20_body">Routing:<text:change-end text:change-id="ct253343632"/> TOS<text:change-start text:change-id="ct219840904"/></text:p>
            <text:p text:style-name="P1"><text:change-end text:change-id="ct21984090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5"><text:change-start text:change-id="ct253334480"/>Code<text:change-end text:change-id="ct253334480"/></text:p>
          </table:table-cell>
          <table:table-cell table:style-name="Table156.B2" office:value-type="string">
            <text:p text:style-name="P15"><text:change-start text:change-id="ct253334688"/>Result<text:change-end text:change-id="ct25333468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1984100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53342904"/>[a_numeric] <text:alphabetical-index-mark-start text:id="IMark139742468"/>.e**<text:alphabetical-index-mark-end text:id="IMark139742468"/> [a_<text:change-end text:change-id="ct253342904"/>float<text:change-start text:change-id="ct253343320"/>]</text:h>
            <text:p text:style-name="Text_20_body">Routing:<text:change-end text:change-id="ct253343320"/> TOS<text:change-start text:change-id="ct219841112"/></text:p>
            <text:p text:style-name="P1"><text:change-end text:change-id="ct219841112"/>This method computes the value of e raised to the power of the argument (e<text:span text:style-name="T10">X</text:span>).</text:p>
          </table:table-cell>
          <table:covered-table-cell/>
        </table:table-row>
        <table:table-row table:style-name="Table157.1">
          <table:table-cell table:style-name="Table157.A2" office:value-type="string">
            <text:p text:style-name="P15"><text:change-start text:change-id="ct253343112"/>Code<text:change-end text:change-id="ct253343112"/></text:p>
          </table:table-cell>
          <table:table-cell table:style-name="Table157.B2" office:value-type="string">
            <text:p text:style-name="P15"><text:change-start text:change-id="ct253343216"/>Result<text:change-end text:change-id="ct25334321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19841216"/><text:soft-page-break/></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53335416"/>[a_numeric] <text:alphabetical-index-mark-start text:id="IMark139742468"/>.emit<text:alphabetical-index-mark-end text:id="IMark139742468"/> []</text:h>
            <text:p text:style-name="Text_20_body">Routing:<text:change-end text:change-id="ct253335416"/> TOS<text:change-start text:change-id="ct219841320"/></text:p>
            <text:p text:style-name="P1"><text:change-end text:change-id="ct219841320"/>This method emits a character with the code of numeric argument.</text:p>
          </table:table-cell>
          <table:covered-table-cell/>
        </table:table-row>
        <table:table-row table:style-name="Table158.1">
          <table:table-cell table:style-name="Table158.A2" office:value-type="string">
            <text:p text:style-name="P15"><text:change-start text:change-id="ct253334584"/>Code<text:change-end text:change-id="ct253334584"/></text:p>
          </table:table-cell>
          <table:table-cell table:style-name="Table158.B2" office:value-type="string">
            <text:p text:style-name="P15"><text:change-start text:change-id="ct253343424"/>Result<text:change-end text:change-id="ct25334342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19841528"/><text:change text:change-id="ct21984142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53335728"/>[a_numeric] <text:alphabetical-index-mark-start text:id="IMark139742468"/>.floor<text:alphabetical-index-mark-end text:id="IMark139742468"/> [a<text:change-end text:change-id="ct253335728"/>n<text:change-start text:change-id="ct253344256"/>_<text:change-end text:change-id="ct253344256"/>integer<text:change-start text:change-id="ct253344360"/>]</text:h>
            <text:p text:style-name="Text_20_body">Routing:<text:change-end text:change-id="ct253344360"/> TOS<text:change-start text:change-id="ct219841632"/></text:p>
            <text:p text:style-name="P1"><text:change-end text:change-id="ct219841632"/>This method computes the largest integer that is less than or equal to the argument.</text:p>
          </table:table-cell>
          <table:covered-table-cell/>
        </table:table-row>
        <table:table-row table:style-name="Table159.1">
          <table:table-cell table:style-name="Table159.A2" office:value-type="string">
            <text:p text:style-name="P15"><text:change-start text:change-id="ct253334896"/>Code<text:change-end text:change-id="ct253334896"/></text:p>
          </table:table-cell>
          <table:table-cell table:style-name="Table159.B2" office:value-type="string">
            <text:p text:style-name="P15"><text:change-start text:change-id="ct253343528"/>Result<text:change-end text:change-id="ct25334352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1984173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53345192"/>[a_numeric a_numeric] <text:alphabetical-index-mark-start text:id="IMark139742468"/>.hypot<text:alphabetical-index-mark-end text:id="IMark139742468"/> [a_<text:change-end text:change-id="ct253345192"/>float<text:change-start text:change-id="ct219841840"/>]</text:h>
            <text:p text:style-name="Text_20_body">Routing:<text:change-end text:change-id="ct219841840"/> TOS<text:change-start text:change-id="ct253344776"/></text:p>
            <text:p text:style-name="P1"><text:change-end text:change-id="ct253344776"/>Given two lengths, this method computes the length of the hypotenuse. </text:p>
          </table:table-cell>
          <table:covered-table-cell/>
        </table:table-row>
        <table:table-row table:style-name="Table160.1">
          <table:table-cell table:style-name="Table160.A2" office:value-type="string">
            <text:p text:style-name="P15"><text:change-start text:change-id="ct253344672"/>Code<text:change-end text:change-id="ct253344672"/></text:p>
          </table:table-cell>
          <table:table-cell table:style-name="Table160.B2" office:value-type="string">
            <text:p text:style-name="P15"><text:change-start text:change-id="ct253345296"/>Result<text:change-end text:change-id="ct25334529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1984194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53344880"/>[a_numeric] <text:alphabetical-index-mark-start text:id="IMark139742468"/>.imaginary<text:alphabetical-index-mark-end text:id="IMark139742468"/> [a_numeric]</text:h>
            <text:p text:style-name="Text_20_body">Routing:<text:change-end text:change-id="ct253344880"/> TOS<text:change-start text:change-id="ct219842048"/></text:p>
            <text:p text:style-name="P1"><text:change-end text:change-id="ct21984204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5"><text:change-start text:change-id="ct253343736"/>Code<text:change-end text:change-id="ct253343736"/></text:p>
          </table:table-cell>
          <table:table-cell table:style-name="Table161.B2" office:value-type="string">
            <text:p text:style-name="P15"><text:change-start text:change-id="ct253335312"/>Result<text:change-end text:change-id="ct25333531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19842152"/></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 text:outline-level="3"><text:change-start text:change-id="ct253345504"/>[a_numeric] <text:alphabetical-index-mark-start text:id="IMark139742468"/>.ln<text:alphabetical-index-mark-end text:id="IMark139742468"/> [a_<text:change-end text:change-id="ct253345504"/>float<text:change-start text:change-id="ct253344568"/>]</text:h>
            <text:p text:style-name="Text_20_body">Routing:<text:change-end text:change-id="ct253344568"/> TOS<text:change-start text:change-id="ct219842256"/></text:p>
            <text:p text:style-name="P1"><text:change-end text:change-id="ct219842256"/>This method computes the natural logarithm (log<text:span text:style-name="T6">e</text:span>) of the given value.</text:p>
          </table:table-cell>
          <table:covered-table-cell/>
        </table:table-row>
        <table:table-row table:style-name="Table162.1">
          <table:table-cell table:style-name="Table162.A2" office:value-type="string">
            <text:p text:style-name="P15"><text:change-start text:change-id="ct253343944"/>Code<text:change-end text:change-id="ct253343944"/></text:p>
          </table:table-cell>
          <table:table-cell table:style-name="Table162.B2" office:value-type="string">
            <text:p text:style-name="P15"><text:change-start text:change-id="ct253345608"/>Result<text:change-end text:change-id="ct25334560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1984236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53346024"/>[a_numeric] <text:alphabetical-index-mark-start text:id="IMark139742468"/>.log10<text:alphabetical-index-mark-end text:id="IMark139742468"/> [a_<text:change-end text:change-id="ct253346024"/>float<text:change-start text:change-id="ct253346336"/>]</text:h>
            <text:p text:style-name="Text_20_body">Routing:<text:change-end text:change-id="ct253346336"/> TOS<text:change-start text:change-id="ct219842464"/></text:p>
            <text:p text:style-name="P1"><text:change-end text:change-id="ct219842464"/>This method computes the base 10 logarithm (log<text:span text:style-name="T6">10</text:span>) of the given value.</text:p>
          </table:table-cell>
          <table:covered-table-cell/>
        </table:table-row>
        <table:table-row table:style-name="Table163.1">
          <table:table-cell table:style-name="Table163.A2" office:value-type="string">
            <text:p text:style-name="P15"><text:change-start text:change-id="ct253344464"/>Code<text:change-end text:change-id="ct253344464"/></text:p>
          </table:table-cell>
          <table:table-cell table:style-name="Table163.B2" office:value-type="string">
            <text:p text:style-name="P15"><text:change-start text:change-id="ct253346128"/>Result<text:change-end text:change-id="ct25334612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1984256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53344048"/>[a_numeric] <text:alphabetical-index-mark-start text:id="IMark139742468"/>.log2<text:alphabetical-index-mark-end text:id="IMark139742468"/> [a_<text:change-end text:change-id="ct253344048"/>float<text:change-start text:change-id="ct219842712"/>]</text:h>
            <text:p text:style-name="Text_20_body">Routing:<text:change-end text:change-id="ct219842712"/> TOS<text:change-start text:change-id="ct253346440"/></text:p>
            <text:p text:style-name="P1"><text:change-end text:change-id="ct253346440"/>This method computes the base 2 logarithm (log<text:span text:style-name="T6">2</text:span>) of the given value.</text:p>
          </table:table-cell>
          <table:covered-table-cell/>
        </table:table-row>
        <table:table-row table:style-name="Table164.1">
          <table:table-cell table:style-name="Table164.A2" office:value-type="string">
            <text:p text:style-name="P15"><text:change-start text:change-id="ct253345816"/>Code<text:change-end text:change-id="ct253345816"/></text:p>
          </table:table-cell>
          <table:table-cell table:style-name="Table164.B2" office:value-type="string">
            <text:p text:style-name="P15"><text:change-start text:change-id="ct253345920"/>Result<text:change-end text:change-id="ct253345920"/></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19842816"/></text:p>
      <table:table table:name="Table165" table:style-name="Table165">
        <table:table-column table:style-name="Table165.A"/>
        <table:table-column table:style-name="Table165.B"/>
        <text:soft-page-break/>
        <table:table-row table:style-name="Table165.1">
          <table:table-cell table:style-name="Table165.A1" table:number-columns-spanned="2" office:value-type="string">
            <text:h text:style-name="Heading_20_3" text:outline-level="3"><text:change-start text:change-id="ct253346648"/>[a_numeric] <text:alphabetical-index-mark-start text:id="IMark139742468"/>.magnitude<text:alphabetical-index-mark-end text:id="IMark139742468"/> [a_numeric]</text:h>
            <text:p text:style-name="Text_20_body">Routing:<text:change-end text:change-id="ct253346648"/> TOS<text:change-start text:change-id="ct219842920"/></text:p>
            <text:p text:style-name="P1"><text:change-end text:change-id="ct21984292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5"><text:change-start text:change-id="ct253110120"/>Code<text:change-end text:change-id="ct253110120"/></text:p>
          </table:table-cell>
          <table:table-cell table:style-name="Table165.B2" office:value-type="string">
            <text:p text:style-name="P15"><text:change-start text:change-id="ct253110224"/>Result<text:change-end text:change-id="ct25311022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19843024"/></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253347376"/>[a_numeric] <text:alphabetical-index-mark-start text:id="IMark139742468"/>.numerator<text:alphabetical-index-mark-end text:id="IMark139742468"/> [a_numeric]</text:h>
            <text:p text:style-name="Text_20_body">Routing:<text:change-end text:change-id="ct253347376"/> TOS<text:change-start text:change-id="ct225877880"/></text:p>
            <text:p text:style-name="P1"><text:change-end text:change-id="ct22587788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5"><text:change-start text:change-id="ct219843128"/>Code<text:change-end text:change-id="ct219843128"/></text:p>
          </table:table-cell>
          <table:table-cell table:style-name="Table166.B2" office:value-type="string">
            <text:p text:style-name="P15"><text:change-start text:change-id="ct219843440"/>Result<text:change-end text:change-id="ct21984344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19843336"/><text:change text:change-id="ct21984323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53343840"/>[a_numeric a_numeric] <text:alphabetical-index-mark-start text:id="IMark139742468"/>.p2c<text:alphabetical-index-mark-end text:id="IMark139742468"/> [a_<text:change-end text:change-id="ct253343840"/>float<text:change-start text:change-id="ct253346856"/> a_<text:change-end text:change-id="ct253346856"/>float<text:change-start text:change-id="ct253347168"/>]</text:h>
            <text:p text:style-name="Text_20_body">Routing:<text:change-end text:change-id="ct253347168"/> TOS<text:change-start text:change-id="ct225877256"/></text:p>
            <text:p text:style-name="P1"><text:change-end text:change-id="ct22587725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5"><text:change-start text:change-id="ct253347064"/>Code<text:change-end text:change-id="ct253347064"/></text:p>
          </table:table-cell>
          <table:table-cell table:style-name="Table167.B2" office:value-type="string">
            <text:p text:style-name="P15"><text:change-start text:change-id="ct253347272"/>Result<text:change-end text:change-id="ct25334727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19843544"/></text:p>
      <table:table table:name="Table168" table:style-name="Table168">
        <table:table-column table:style-name="Table168.A"/>
        <table:table-column table:style-name="Table168.B"/>
        <text:soft-page-break/>
        <table:table-row table:style-name="Table168.1">
          <table:table-cell table:style-name="Table168.A1" table:number-columns-spanned="2" office:value-type="string">
            <text:h text:style-name="Heading_20_3" text:outline-level="3"><text:change-start text:change-id="ct253344984"/>[a_numeric] <text:alphabetical-index-mark-start text:id="IMark139742468"/>.polar<text:alphabetical-index-mark-end text:id="IMark139742468"/> [a_<text:change-end text:change-id="ct253344984"/>float<text:change-start text:change-id="ct219843648"/> a_<text:change-end text:change-id="ct219843648"/>float<text:change-start text:change-id="ct253347896"/>]</text:h>
            <text:p text:style-name="Text_20_body">Routing:<text:change-end text:change-id="ct253347896"/> TOS<text:change-start text:change-id="ct253346544"/></text:p>
            <text:p text:style-name="P1"><text:change-end text:change-id="ct25334654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5"><text:change-start text:change-id="ct225877672"/>Code<text:change-end text:change-id="ct225877672"/></text:p>
          </table:table-cell>
          <table:table-cell table:style-name="Table168.B2" office:value-type="string">
            <text:p text:style-name="P15"><text:change-start text:change-id="ct225877568"/>Result<text:change-end text:change-id="ct22587756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19843752"/></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25877464"/>[a_numeric] <text:alphabetical-index-mark-start text:id="IMark139742468"/>.r2d<text:alphabetical-index-mark-end text:id="IMark139742468"/> [a_<text:change-end text:change-id="ct225877464"/>float<text:change-start text:change-id="ct225877984"/>]</text:h>
            <text:p text:style-name="Text_20_body">Routing:<text:change-end text:change-id="ct225877984"/> TOS<text:change-start text:change-id="ct219843856"/></text:p>
            <text:p text:style-name="P1"><text:change-end text:change-id="ct219843856"/>Convert a angle value from radians to degress.</text:p>
          </table:table-cell>
          <table:covered-table-cell/>
        </table:table-row>
        <table:table-row table:style-name="Table169.1">
          <table:table-cell table:style-name="Table169.A2" office:value-type="string">
            <text:p text:style-name="P15"><text:change-start text:change-id="ct225876736"/>Code<text:change-end text:change-id="ct225876736"/></text:p>
          </table:table-cell>
          <table:table-cell table:style-name="Table169.B2" office:value-type="string">
            <text:p text:style-name="P15"><text:change-start text:change-id="ct225877048"/>Result<text:change-end text:change-id="ct22587704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19843960"/><text:change-start text:change-id="ct219844064"/></text:p>
      <table:table table:name="Table170" table:style-name="Table170">
        <table:table-column table:style-name="Table170.A"/>
        <table:table-column table:style-name="Table170.B"/>
        <table:table-row table:style-name="Table170.1">
          <table:table-cell table:style-name="Table170.A1" table:number-columns-spanned="2" office:value-type="string">
            <text:p text:style-name="P2">[a_numeric] .real [a_numeric]</text:p>
            <text:p text:style-name="Text_20_body">Routing:</text:p>
            <text:p text:style-name="P1">description</text:p>
          </table:table-cell>
          <table:covered-table-cell/>
        </table:table-row>
        <table:table-row table:style-name="Table170.1">
          <table:table-cell table:style-name="Table170.A2" office:value-type="string">
            <text:p text:style-name="P15">Code</text:p>
          </table:table-cell>
          <table:table-cell table:style-name="Table170.B2" office:value-type="string">
            <text:p text:style-name="P15">Result</text:p>
          </table:table-cell>
        </table:table-row>
        <table:table-row table:style-name="Table170.1">
          <table:table-cell table:style-name="Table170.A2" office:value-type="string">
            <text:p text:style-name="Snippet"/>
          </table:table-cell>
          <table:table-cell table:style-name="Table170.B2" office:value-type="string">
            <text:p text:style-name="P2"/>
          </table:table-cell>
        </table:table-row>
      </table:table>
      <text:p text:style-name="Text_20_body"><text:change-end text:change-id="ct219844064"/><text:change text:change-id="ct219844168"/><text:change-start text:change-id="ct219844272"/></text:p>
      <table:table table:name="Table171" table:style-name="Table171">
        <table:table-column table:style-name="Table171.A"/>
        <table:table-column table:style-name="Table171.B"/>
        <table:table-row table:style-name="Table171.1">
          <table:table-cell table:style-name="Table171.A1" table:number-columns-spanned="2" office:value-type="string">
            <text:p text:style-name="P2">[a_numeric] .round [a_numeric] (h3)</text:p>
            <text:p text:style-name="Text_20_body">Routing:</text:p>
            <text:p text:style-name="P1">description</text:p>
          </table:table-cell>
          <table:covered-table-cell/>
        </table:table-row>
        <table:table-row table:style-name="Table171.1">
          <table:table-cell table:style-name="Table171.A2" office:value-type="string">
            <text:p text:style-name="P15">Code</text:p>
          </table:table-cell>
          <table:table-cell table:style-name="Table171.B2" office:value-type="string">
            <text:p text:style-name="P15">Result</text:p>
          </table:table-cell>
        </table:table-row>
        <table:table-row table:style-name="Table171.1">
          <table:table-cell table:style-name="Table171.A2" office:value-type="string">
            <text:p text:style-name="Snippet"/>
          </table:table-cell>
          <table:table-cell table:style-name="Table171.B2" office:value-type="string">
            <text:p text:style-name="P2"/>
          </table:table-cell>
        </table:table-row>
      </table:table>
      <text:p text:style-name="Text_20_body"><text:change-end text:change-id="ct219844272"/><text:change text:change-id="ct219844376"/><text:change-start text:change-id="ct219844480"/></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p text:style-name="P2">[a_numeric] .sin [a_numeric]</text:p>
            <text:p text:style-name="Text_20_body">Routing:</text:p>
            <text:p text:style-name="P1">description</text:p>
          </table:table-cell>
          <table:covered-table-cell/>
        </table:table-row>
        <table:table-row table:style-name="Table172.1">
          <table:table-cell table:style-name="Table172.A2" office:value-type="string">
            <text:p text:style-name="P15">Code</text:p>
          </table:table-cell>
          <table:table-cell table:style-name="Table172.B2" office:value-type="string">
            <text:p text:style-name="P15">Result</text:p>
          </table:table-cell>
        </table:table-row>
        <table:table-row table:style-name="Table172.1">
          <table:table-cell table:style-name="Table172.A2" office:value-type="string">
            <text:p text:style-name="Snippet"/>
          </table:table-cell>
          <table:table-cell table:style-name="Table172.B2" office:value-type="string">
            <text:p text:style-name="P2"/>
          </table:table-cell>
        </table:table-row>
      </table:table>
      <text:p text:style-name="Text_20_body"><text:change-end text:change-id="ct219844480"/><text:change text:change-id="ct219844584"/><text:change-start text:change-id="ct219844688"/></text:p>
      <table:table table:name="Table173" table:style-name="Table173">
        <table:table-column table:style-name="Table173.A"/>
        <table:table-column table:style-name="Table173.B"/>
        <table:table-row table:style-name="Table173.1">
          <table:table-cell table:style-name="Table173.A1" table:number-columns-spanned="2" office:value-type="string">
            <text:p text:style-name="P2">[a_numeric] .sinh [a_numeric]</text:p>
            <text:p text:style-name="Text_20_body">Routing:</text:p>
            <text:p text:style-name="P1">description</text:p>
          </table:table-cell>
          <table:covered-table-cell/>
        </table:table-row>
        <table:table-row table:style-name="Table173.1">
          <table:table-cell table:style-name="Table173.A2" office:value-type="string">
            <text:p text:style-name="P15">Code</text:p>
          </table:table-cell>
          <table:table-cell table:style-name="Table173.B2" office:value-type="string">
            <text:p text:style-name="P15">Result</text:p>
          </table:table-cell>
        </table:table-row>
        <table:table-row table:style-name="Table173.1">
          <table:table-cell table:style-name="Table173.A2" office:value-type="string">
            <text:p text:style-name="Snippet"/>
          </table:table-cell>
          <table:table-cell table:style-name="Table173.B2" office:value-type="string">
            <text:p text:style-name="P2"/>
          </table:table-cell>
        </table:table-row>
      </table:table>
      <text:p text:style-name="Text_20_body"><text:change-end text:change-id="ct219844688"/><text:change text:change-id="ct219844792"/><text:change-start text:change-id="ct219844896"/></text:p>
      <table:table table:name="Table174" table:style-name="Table174">
        <table:table-column table:style-name="Table174.A"/>
        <table:table-column table:style-name="Table174.B"/>
        <table:table-row table:style-name="Table174.1">
          <table:table-cell table:style-name="Table174.A1" table:number-columns-spanned="2" office:value-type="string">
            <text:p text:style-name="P2">[a_numeric] .sleep []</text:p>
            <text:p text:style-name="Text_20_body">Routing:</text:p>
            <text:p text:style-name="P1">description</text:p>
          </table:table-cell>
          <table:covered-table-cell/>
        </table:table-row>
        <table:table-row table:style-name="Table174.1">
          <table:table-cell table:style-name="Table174.A2" office:value-type="string">
            <text:p text:style-name="P15">Code</text:p>
          </table:table-cell>
          <table:table-cell table:style-name="Table174.B2" office:value-type="string">
            <text:p text:style-name="P15">Result</text:p>
          </table:table-cell>
        </table:table-row>
        <table:table-row table:style-name="Table174.1">
          <table:table-cell table:style-name="Table174.A2" office:value-type="string">
            <text:p text:style-name="Snippet"/>
          </table:table-cell>
          <table:table-cell table:style-name="Table174.B2" office:value-type="string">
            <text:p text:style-name="P2"/>
          </table:table-cell>
        </table:table-row>
      </table:table>
      <text:p text:style-name="Text_20_body"><text:change-end text:change-id="ct219844896"/><text:change text:change-id="ct219845000"/><text:change-start text:change-id="ct219845104"/></text:p>
      <table:table table:name="Table175" table:style-name="Table175">
        <table:table-column table:style-name="Table175.A"/>
        <table:table-column table:style-name="Table175.B"/>
        <table:table-row table:style-name="Table175.1">
          <table:table-cell table:style-name="Table175.A1" table:number-columns-spanned="2" office:value-type="string">
            <text:p text:style-name="P2">[a_numeric] .sqr [a_numeric]</text:p>
            <text:p text:style-name="Text_20_body">Routing:</text:p>
            <text:p text:style-name="P1">description</text:p>
          </table:table-cell>
          <table:covered-table-cell/>
        </table:table-row>
        <table:table-row table:style-name="Table175.1">
          <table:table-cell table:style-name="Table175.A2" office:value-type="string">
            <text:p text:style-name="P15">Code</text:p>
          </table:table-cell>
          <table:table-cell table:style-name="Table175.B2" office:value-type="string">
            <text:p text:style-name="P15">Result</text:p>
          </table:table-cell>
        </table:table-row>
        <table:table-row table:style-name="Table175.1">
          <table:table-cell table:style-name="Table175.A2" office:value-type="string">
            <text:p text:style-name="Snippet"/>
          </table:table-cell>
          <table:table-cell table:style-name="Table175.B2" office:value-type="string">
            <text:p text:style-name="P2"/>
          </table:table-cell>
        </table:table-row>
      </table:table>
      <text:p text:style-name="Text_20_body"><text:change-end text:change-id="ct219845104"/><text:change text:change-id="ct219845208"/><text:change-start text:change-id="ct219845312"/></text:p>
      <table:table table:name="Table176" table:style-name="Table176">
        <table:table-column table:style-name="Table176.A"/>
        <table:table-column table:style-name="Table176.B"/>
        <table:table-row table:style-name="Table176.1">
          <table:table-cell table:style-name="Table176.A1" table:number-columns-spanned="2" office:value-type="string">
            <text:p text:style-name="P2">[a_numeric] .sqrt [a_numeric]</text:p>
            <text:p text:style-name="Text_20_body">Routing:</text:p>
            <text:p text:style-name="P1">description</text:p>
          </table:table-cell>
          <table:covered-table-cell/>
        </table:table-row>
        <table:table-row table:style-name="Table176.1">
          <table:table-cell table:style-name="Table176.A2" office:value-type="string">
            <text:p text:style-name="P15">Code</text:p>
          </table:table-cell>
          <table:table-cell table:style-name="Table176.B2" office:value-type="string">
            <text:p text:style-name="P15">Result</text:p>
          </table:table-cell>
        </table:table-row>
        <table:table-row table:style-name="Table176.1">
          <table:table-cell table:style-name="Table176.A2" office:value-type="string">
            <text:p text:style-name="Snippet"/>
          </table:table-cell>
          <table:table-cell table:style-name="Table176.B2" office:value-type="string">
            <text:p text:style-name="P2"/>
          </table:table-cell>
        </table:table-row>
      </table:table>
      <text:p text:style-name="Text_20_body"><text:change-end text:change-id="ct219845312"/><text:change text:change-id="ct219845416"/><text:change-start text:change-id="ct219845520"/></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p text:style-name="P2">[a_numeric] .tan [a_numeric]</text:p>
            <text:p text:style-name="Text_20_body">Routing:</text:p>
            <text:p text:style-name="P1">description</text:p>
          </table:table-cell>
          <table:covered-table-cell/>
        </table:table-row>
        <table:table-row table:style-name="Table177.1">
          <table:table-cell table:style-name="Table177.A2" office:value-type="string">
            <text:p text:style-name="P15">Code</text:p>
          </table:table-cell>
          <table:table-cell table:style-name="Table177.B2" office:value-type="string">
            <text:p text:style-name="P15">Result</text:p>
          </table:table-cell>
        </table:table-row>
        <table:table-row table:style-name="Table177.1">
          <table:table-cell table:style-name="Table177.A2" office:value-type="string">
            <text:p text:style-name="Snippet"/>
          </table:table-cell>
          <table:table-cell table:style-name="Table177.B2" office:value-type="string">
            <text:p text:style-name="P2"/>
          </table:table-cell>
        </table:table-row>
      </table:table>
      <text:p text:style-name="Text_20_body"><text:change-end text:change-id="ct219845520"/><text:change text:change-id="ct219845624"/><text:change-start text:change-id="ct219845728"/></text:p>
      <table:table table:name="Table178" table:style-name="Table178">
        <table:table-column table:style-name="Table178.A"/>
        <table:table-column table:style-name="Table178.B"/>
        <table:table-row table:style-name="Table178.1">
          <table:table-cell table:style-name="Table178.A1" table:number-columns-spanned="2" office:value-type="string">
            <text:p text:style-name="P2">[a_numeric] .tanh [a_numeric]</text:p>
            <text:p text:style-name="Text_20_body">Routing:</text:p>
            <text:p text:style-name="P1">description</text:p>
          </table:table-cell>
          <table:covered-table-cell/>
        </table:table-row>
        <table:table-row table:style-name="Table178.1">
          <table:table-cell table:style-name="Table178.A2" office:value-type="string">
            <text:p text:style-name="P15">Code</text:p>
          </table:table-cell>
          <table:table-cell table:style-name="Table178.B2" office:value-type="string">
            <text:p text:style-name="P15">Result</text:p>
          </table:table-cell>
        </table:table-row>
        <table:table-row table:style-name="Table178.1">
          <table:table-cell table:style-name="Table178.A2" office:value-type="string">
            <text:p text:style-name="Snippet"/>
          </table:table-cell>
          <table:table-cell table:style-name="Table178.B2" office:value-type="string">
            <text:p text:style-name="P2"/>
          </table:table-cell>
        </table:table-row>
      </table:table>
      <text:p text:style-name="Text_20_body"><text:change-end text:change-id="ct219845728"/><text:change text:change-id="ct219845832"/><text:change-start text:change-id="ct219845936"/></text:p>
      <table:table table:name="Table179" table:style-name="Table179">
        <table:table-column table:style-name="Table179.A"/>
        <table:table-column table:style-name="Table179.B"/>
        <table:table-row table:style-name="Table179.1">
          <table:table-cell table:style-name="Table179.A1" table:number-columns-spanned="2" office:value-type="string">
            <text:p text:style-name="P2">[a_numeric a_numeric] / [a_numeric]</text:p>
            <text:p text:style-name="Text_20_body">Routing:</text:p>
            <text:p text:style-name="P1">description</text:p>
          </table:table-cell>
          <table:covered-table-cell/>
        </table:table-row>
        <table:table-row table:style-name="Table179.1">
          <table:table-cell table:style-name="Table179.A2" office:value-type="string">
            <text:p text:style-name="P15">Code</text:p>
          </table:table-cell>
          <table:table-cell table:style-name="Table179.B2" office:value-type="string">
            <text:p text:style-name="P15">Result</text:p>
          </table:table-cell>
        </table:table-row>
        <table:table-row table:style-name="Table179.1">
          <table:table-cell table:style-name="Table179.A2" office:value-type="string">
            <text:p text:style-name="Snippet"/>
          </table:table-cell>
          <table:table-cell table:style-name="Table179.B2" office:value-type="string">
            <text:p text:style-name="P2"/>
          </table:table-cell>
        </table:table-row>
      </table:table>
      <text:p text:style-name="Text_20_body"><text:change-end text:change-id="ct219845936"/><text:change text:change-id="ct219846040"/><text:change-start text:change-id="ct219846144"/></text:p>
      <table:table table:name="Table180" table:style-name="Table180">
        <table:table-column table:style-name="Table180.A"/>
        <table:table-column table:style-name="Table180.B"/>
        <table:table-row table:style-name="Table180.1">
          <table:table-cell table:style-name="Table180.A1" table:number-columns-spanned="2" office:value-type="string">
            <text:p text:style-name="P2">[a_numeric] 0&lt; [a_boolean]</text:p>
            <text:p text:style-name="Text_20_body">Routing:</text:p>
            <text:p text:style-name="P1">description</text:p>
          </table:table-cell>
          <table:covered-table-cell/>
        </table:table-row>
        <table:table-row table:style-name="Table180.1">
          <table:table-cell table:style-name="Table180.A2" office:value-type="string">
            <text:p text:style-name="P15">Code</text:p>
          </table:table-cell>
          <table:table-cell table:style-name="Table180.B2" office:value-type="string">
            <text:p text:style-name="P15">Result</text:p>
          </table:table-cell>
        </table:table-row>
        <table:table-row table:style-name="Table180.1">
          <table:table-cell table:style-name="Table180.A2" office:value-type="string">
            <text:p text:style-name="Snippet"/>
          </table:table-cell>
          <table:table-cell table:style-name="Table180.B2" office:value-type="string">
            <text:p text:style-name="P2"/>
          </table:table-cell>
        </table:table-row>
      </table:table>
      <text:p text:style-name="Text_20_body"><text:change-end text:change-id="ct219846144"/><text:change text:change-id="ct219846248"/><text:change-start text:change-id="ct219846352"/></text:p>
      <table:table table:name="Table181" table:style-name="Table181">
        <table:table-column table:style-name="Table181.A"/>
        <table:table-column table:style-name="Table181.B"/>
        <table:table-row table:style-name="Table181.1">
          <table:table-cell table:style-name="Table181.A1" table:number-columns-spanned="2" office:value-type="string">
            <text:p text:style-name="P2">[a_numeric] 0&lt;= [a_boolean]</text:p>
            <text:p text:style-name="Text_20_body">Routing:</text:p>
            <text:p text:style-name="P1">description</text:p>
          </table:table-cell>
          <table:covered-table-cell/>
        </table:table-row>
        <table:table-row table:style-name="Table181.1">
          <table:table-cell table:style-name="Table181.A2" office:value-type="string">
            <text:p text:style-name="P15">Code</text:p>
          </table:table-cell>
          <table:table-cell table:style-name="Table181.B2" office:value-type="string">
            <text:p text:style-name="P15">Result</text:p>
          </table:table-cell>
        </table:table-row>
        <table:table-row table:style-name="Table181.1">
          <table:table-cell table:style-name="Table181.A2" office:value-type="string">
            <text:p text:style-name="Snippet"/>
          </table:table-cell>
          <table:table-cell table:style-name="Table181.B2" office:value-type="string">
            <text:p text:style-name="P2"/>
          </table:table-cell>
        </table:table-row>
      </table:table>
      <text:p text:style-name="Text_20_body"><text:change-end text:change-id="ct219846352"/><text:change text:change-id="ct219846456"/><text:change-start text:change-id="ct21984656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p text:style-name="P2">[a_numeric] 0&lt;=&gt; [a_boolean]</text:p>
            <text:p text:style-name="Text_20_body">Routing:</text:p>
            <text:p text:style-name="P1">description</text:p>
          </table:table-cell>
          <table:covered-table-cell/>
        </table:table-row>
        <table:table-row table:style-name="Table182.1">
          <table:table-cell table:style-name="Table182.A2" office:value-type="string">
            <text:p text:style-name="P15">Code</text:p>
          </table:table-cell>
          <table:table-cell table:style-name="Table182.B2" office:value-type="string">
            <text:p text:style-name="P15">Result</text:p>
          </table:table-cell>
        </table:table-row>
        <table:table-row table:style-name="Table182.1">
          <table:table-cell table:style-name="Table182.A2" office:value-type="string">
            <text:p text:style-name="Snippet"/>
          </table:table-cell>
          <table:table-cell table:style-name="Table182.B2" office:value-type="string">
            <text:p text:style-name="P2"/>
          </table:table-cell>
        </table:table-row>
      </table:table>
      <text:p text:style-name="Text_20_body"><text:change-end text:change-id="ct219846560"/><text:change text:change-id="ct219850816"/><text:change text:change-id="ct219846664"/><text:change-start text:change-id="ct219850920"/></text:p>
      <table:table table:name="Table183" table:style-name="Table183">
        <table:table-column table:style-name="Table183.A"/>
        <table:table-column table:style-name="Table183.B"/>
        <table:table-row table:style-name="Table183.1">
          <table:table-cell table:style-name="Table183.A1" table:number-columns-spanned="2" office:value-type="string">
            <text:p text:style-name="P2">[a_numeric] 0&lt;&gt; [a_boolean]</text:p>
            <text:p text:style-name="Text_20_body">Routing:</text:p>
            <text:p text:style-name="P1">description</text:p>
          </table:table-cell>
          <table:covered-table-cell/>
        </table:table-row>
        <table:table-row table:style-name="Table183.1">
          <table:table-cell table:style-name="Table183.A2" office:value-type="string">
            <text:p text:style-name="P15">Code</text:p>
          </table:table-cell>
          <table:table-cell table:style-name="Table183.B2" office:value-type="string">
            <text:p text:style-name="P15">Result</text:p>
          </table:table-cell>
        </table:table-row>
        <table:table-row table:style-name="Table183.1">
          <table:table-cell table:style-name="Table183.A2" office:value-type="string">
            <text:p text:style-name="Snippet"/>
          </table:table-cell>
          <table:table-cell table:style-name="Table183.B2" office:value-type="string">
            <text:p text:style-name="P2"/>
          </table:table-cell>
        </table:table-row>
      </table:table>
      <text:p text:style-name="Text_20_body"><text:change-end text:change-id="ct219850920"/><text:change text:change-id="ct219851024"/><text:change-start text:change-id="ct219851128"/></text:p>
      <table:table table:name="Table184" table:style-name="Table184">
        <table:table-column table:style-name="Table184.A"/>
        <table:table-column table:style-name="Table184.B"/>
        <table:table-row table:style-name="Table184.1">
          <table:table-cell table:style-name="Table184.A1" table:number-columns-spanned="2" office:value-type="string">
            <text:p text:style-name="P2">[a_numeric] 0= [a_boolean]</text:p>
            <text:p text:style-name="Text_20_body">Routing:</text:p>
            <text:p text:style-name="P1">description</text:p>
          </table:table-cell>
          <table:covered-table-cell/>
        </table:table-row>
        <table:table-row table:style-name="Table184.1">
          <table:table-cell table:style-name="Table184.A2" office:value-type="string">
            <text:p text:style-name="P15">Code</text:p>
          </table:table-cell>
          <table:table-cell table:style-name="Table184.B2" office:value-type="string">
            <text:p text:style-name="P15">Result</text:p>
          </table:table-cell>
        </table:table-row>
        <table:table-row table:style-name="Table184.1">
          <table:table-cell table:style-name="Table184.A2" office:value-type="string">
            <text:p text:style-name="Snippet"/>
          </table:table-cell>
          <table:table-cell table:style-name="Table184.B2" office:value-type="string">
            <text:p text:style-name="P2"/>
          </table:table-cell>
        </table:table-row>
      </table:table>
      <text:p text:style-name="Text_20_body"><text:change-end text:change-id="ct219851128"/><text:change text:change-id="ct219851232"/><text:change-start text:change-id="ct219851336"/></text:p>
      <table:table table:name="Table185" table:style-name="Table185">
        <table:table-column table:style-name="Table185.A"/>
        <table:table-column table:style-name="Table185.B"/>
        <table:table-row table:style-name="Table185.1">
          <table:table-cell table:style-name="Table185.A1" table:number-columns-spanned="2" office:value-type="string">
            <text:p text:style-name="P2">[a_numeric] 0&gt; [a_boolean]</text:p>
            <text:p text:style-name="Text_20_body">Routing:</text:p>
            <text:p text:style-name="P1">description</text:p>
          </table:table-cell>
          <table:covered-table-cell/>
        </table:table-row>
        <table:table-row table:style-name="Table185.1">
          <table:table-cell table:style-name="Table185.A2" office:value-type="string">
            <text:p text:style-name="P15">Code</text:p>
          </table:table-cell>
          <table:table-cell table:style-name="Table185.B2" office:value-type="string">
            <text:p text:style-name="P15">Result</text:p>
          </table:table-cell>
        </table:table-row>
        <table:table-row table:style-name="Table185.1">
          <table:table-cell table:style-name="Table185.A2" office:value-type="string">
            <text:p text:style-name="Snippet"/>
          </table:table-cell>
          <table:table-cell table:style-name="Table185.B2" office:value-type="string">
            <text:p text:style-name="P2"/>
          </table:table-cell>
        </table:table-row>
      </table:table>
      <text:p text:style-name="Text_20_body"><text:change-end text:change-id="ct219851336"/><text:change text:change-id="ct219851440"/><text:change-start text:change-id="ct219851544"/></text:p>
      <table:table table:name="Table186" table:style-name="Table186">
        <table:table-column table:style-name="Table186.A"/>
        <table:table-column table:style-name="Table186.B"/>
        <table:table-row table:style-name="Table186.1">
          <table:table-cell table:style-name="Table186.A1" table:number-columns-spanned="2" office:value-type="string">
            <text:p text:style-name="P2">[a_numeric] 0&gt;= [a_boolean]</text:p>
            <text:p text:style-name="Text_20_body">Routing:</text:p>
            <text:p text:style-name="P1">description</text:p>
          </table:table-cell>
          <table:covered-table-cell/>
        </table:table-row>
        <table:table-row table:style-name="Table186.1">
          <table:table-cell table:style-name="Table186.A2" office:value-type="string">
            <text:p text:style-name="P15">Code</text:p>
          </table:table-cell>
          <table:table-cell table:style-name="Table186.B2" office:value-type="string">
            <text:p text:style-name="P15">Result</text:p>
          </table:table-cell>
        </table:table-row>
        <table:table-row table:style-name="Table186.1">
          <table:table-cell table:style-name="Table186.A2" office:value-type="string">
            <text:p text:style-name="Snippet"/>
          </table:table-cell>
          <table:table-cell table:style-name="Table186.B2" office:value-type="string">
            <text:p text:style-name="P2"/>
          </table:table-cell>
        </table:table-row>
      </table:table>
      <text:p text:style-name="Text_20_body"><text:change-end text:change-id="ct219851544"/><text:change text:change-id="ct219851648"/><text:change-start text:change-id="ct219851752"/></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p text:style-name="P2">[a_numeric] 1+ [a_numeric]</text:p>
            <text:p text:style-name="Text_20_body">Routing:</text:p>
            <text:p text:style-name="P1">description</text:p>
          </table:table-cell>
          <table:covered-table-cell/>
        </table:table-row>
        <table:table-row table:style-name="Table187.1">
          <table:table-cell table:style-name="Table187.A2" office:value-type="string">
            <text:p text:style-name="P15">Code</text:p>
          </table:table-cell>
          <table:table-cell table:style-name="Table187.B2" office:value-type="string">
            <text:p text:style-name="P15">Result</text:p>
          </table:table-cell>
        </table:table-row>
        <table:table-row table:style-name="Table187.1">
          <table:table-cell table:style-name="Table187.A2" office:value-type="string">
            <text:p text:style-name="Snippet"/>
          </table:table-cell>
          <table:table-cell table:style-name="Table187.B2" office:value-type="string">
            <text:p text:style-name="P2"/>
          </table:table-cell>
        </table:table-row>
      </table:table>
      <text:p text:style-name="Text_20_body"><text:change-end text:change-id="ct219851752"/><text:change text:change-id="ct219851856"/><text:change-start text:change-id="ct219851960"/></text:p>
      <table:table table:name="Table188" table:style-name="Table188">
        <table:table-column table:style-name="Table188.A"/>
        <table:table-column table:style-name="Table188.B"/>
        <table:table-row table:style-name="Table188.1">
          <table:table-cell table:style-name="Table188.A1" table:number-columns-spanned="2" office:value-type="string">
            <text:p text:style-name="P2">[a_numeric] 1- [a_numeric]</text:p>
            <text:p text:style-name="Text_20_body">Routing:</text:p>
            <text:p text:style-name="P1">description</text:p>
          </table:table-cell>
          <table:covered-table-cell/>
        </table:table-row>
        <table:table-row table:style-name="Table188.1">
          <table:table-cell table:style-name="Table188.A2" office:value-type="string">
            <text:p text:style-name="P15">Code</text:p>
          </table:table-cell>
          <table:table-cell table:style-name="Table188.B2" office:value-type="string">
            <text:p text:style-name="P15">Result</text:p>
          </table:table-cell>
        </table:table-row>
        <table:table-row table:style-name="Table188.1">
          <table:table-cell table:style-name="Table188.A2" office:value-type="string">
            <text:p text:style-name="Snippet"/>
          </table:table-cell>
          <table:table-cell table:style-name="Table188.B2" office:value-type="string">
            <text:p text:style-name="P2"/>
          </table:table-cell>
        </table:table-row>
      </table:table>
      <text:p text:style-name="Text_20_body"><text:change-end text:change-id="ct219851960"/><text:change text:change-id="ct219852064"/><text:change-start text:change-id="ct219852168"/></text:p>
      <table:table table:name="Table189" table:style-name="Table189">
        <table:table-column table:style-name="Table189.A"/>
        <table:table-column table:style-name="Table189.B"/>
        <table:table-row table:style-name="Table189.1">
          <table:table-cell table:style-name="Table189.A1" table:number-columns-spanned="2" office:value-type="string">
            <text:p text:style-name="P2">[a_numeric] 2* [a_numeric]</text:p>
            <text:p text:style-name="Text_20_body">Routing:</text:p>
            <text:p text:style-name="P1">description</text:p>
          </table:table-cell>
          <table:covered-table-cell/>
        </table:table-row>
        <table:table-row table:style-name="Table189.1">
          <table:table-cell table:style-name="Table189.A2" office:value-type="string">
            <text:p text:style-name="P15">Code</text:p>
          </table:table-cell>
          <table:table-cell table:style-name="Table189.B2" office:value-type="string">
            <text:p text:style-name="P15">Result</text:p>
          </table:table-cell>
        </table:table-row>
        <table:table-row table:style-name="Table189.1">
          <table:table-cell table:style-name="Table189.A2" office:value-type="string">
            <text:p text:style-name="Snippet"/>
          </table:table-cell>
          <table:table-cell table:style-name="Table189.B2" office:value-type="string">
            <text:p text:style-name="P2"/>
          </table:table-cell>
        </table:table-row>
      </table:table>
      <text:p text:style-name="Text_20_body"><text:change-end text:change-id="ct219852168"/><text:change text:change-id="ct219852272"/><text:change-start text:change-id="ct219852376"/></text:p>
      <table:table table:name="Table190" table:style-name="Table190">
        <table:table-column table:style-name="Table190.A"/>
        <table:table-column table:style-name="Table190.B"/>
        <table:table-row table:style-name="Table190.1">
          <table:table-cell table:style-name="Table190.A1" table:number-columns-spanned="2" office:value-type="string">
            <text:p text:style-name="P2">[a_numeric] 2+ [a_numeric]</text:p>
            <text:p text:style-name="Text_20_body">Routing:</text:p>
            <text:p text:style-name="P1">description</text:p>
          </table:table-cell>
          <table:covered-table-cell/>
        </table:table-row>
        <table:table-row table:style-name="Table190.1">
          <table:table-cell table:style-name="Table190.A2" office:value-type="string">
            <text:p text:style-name="P15">Code</text:p>
          </table:table-cell>
          <table:table-cell table:style-name="Table190.B2" office:value-type="string">
            <text:p text:style-name="P15">Result</text:p>
          </table:table-cell>
        </table:table-row>
        <table:table-row table:style-name="Table190.1">
          <table:table-cell table:style-name="Table190.A2" office:value-type="string">
            <text:p text:style-name="Snippet"/>
          </table:table-cell>
          <table:table-cell table:style-name="Table190.B2" office:value-type="string">
            <text:p text:style-name="P2"/>
          </table:table-cell>
        </table:table-row>
      </table:table>
      <text:p text:style-name="Text_20_body"><text:change-end text:change-id="ct219852376"/><text:change text:change-id="ct219852480"/><text:change-start text:change-id="ct219852584"/></text:p>
      <table:table table:name="Table191" table:style-name="Table191">
        <table:table-column table:style-name="Table191.A"/>
        <table:table-column table:style-name="Table191.B"/>
        <table:table-row table:style-name="Table191.1">
          <table:table-cell table:style-name="Table191.A1" table:number-columns-spanned="2" office:value-type="string">
            <text:p text:style-name="P2">[a_numeric] 2- [a_numeric]</text:p>
            <text:p text:style-name="Text_20_body">Routing:</text:p>
            <text:p text:style-name="P1">description</text:p>
          </table:table-cell>
          <table:covered-table-cell/>
        </table:table-row>
        <table:table-row table:style-name="Table191.1">
          <table:table-cell table:style-name="Table191.A2" office:value-type="string">
            <text:p text:style-name="P15">Code</text:p>
          </table:table-cell>
          <table:table-cell table:style-name="Table191.B2" office:value-type="string">
            <text:p text:style-name="P15">Result</text:p>
          </table:table-cell>
        </table:table-row>
        <table:table-row table:style-name="Table191.1">
          <table:table-cell table:style-name="Table191.A2" office:value-type="string">
            <text:p text:style-name="Snippet"/>
          </table:table-cell>
          <table:table-cell table:style-name="Table191.B2" office:value-type="string">
            <text:p text:style-name="P2"/>
          </table:table-cell>
        </table:table-row>
      </table:table>
      <text:p text:style-name="Text_20_body"><text:change-end text:change-id="ct219852584"/><text:change text:change-id="ct219852688"/><text:change-start text:change-id="ct219852792"/></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p text:style-name="P2">[a_numeric] 2/ [a_numeric]</text:p>
            <text:p text:style-name="Text_20_body">Routing:</text:p>
            <text:p text:style-name="P1">description</text:p>
          </table:table-cell>
          <table:covered-table-cell/>
        </table:table-row>
        <table:table-row table:style-name="Table192.1">
          <table:table-cell table:style-name="Table192.A2" office:value-type="string">
            <text:p text:style-name="P15">Code</text:p>
          </table:table-cell>
          <table:table-cell table:style-name="Table192.B2" office:value-type="string">
            <text:p text:style-name="P15">Result</text:p>
          </table:table-cell>
        </table:table-row>
        <table:table-row table:style-name="Table192.1">
          <table:table-cell table:style-name="Table192.A2" office:value-type="string">
            <text:p text:style-name="Snippet"/>
          </table:table-cell>
          <table:table-cell table:style-name="Table192.B2" office:value-type="string">
            <text:p text:style-name="P2"/>
          </table:table-cell>
        </table:table-row>
      </table:table>
      <text:p text:style-name="Text_20_body"><text:change-end text:change-id="ct219852792"/><text:change text:change-id="ct219852896"/></text:p>
      <table:table table:name="Table193" table:style-name="Table193">
        <table:table-column table:style-name="Table193.A"/>
        <table:table-column table:style-name="Table193.B"/>
        <table:table-row table:style-name="Table193.1">
          <table:table-cell table:style-name="Table193.A1" table:number-columns-spanned="2" office:value-type="string">
            <text:p text:style-name="P2"><text:change-start text:change-id="ct253345400"/>[a_numeric<text:change-end text:change-id="ct253345400"/> a_numeric<text:change-start text:change-id="ct219853000"/>] &lt; [a_boolean]</text:p>
            <text:p text:style-name="Text_20_body">Routing:</text:p>
            <text:p text:style-name="P1">description<text:change-end text:change-id="ct219853000"/></text:p>
          </table:table-cell>
          <table:covered-table-cell/>
        </table:table-row>
        <table:table-row table:style-name="Table193.1">
          <table:table-cell table:style-name="Table193.A2" office:value-type="string">
            <text:p text:style-name="P15"><text:change-start text:change-id="ct253110848"/>Code<text:change-end text:change-id="ct253110848"/></text:p>
          </table:table-cell>
          <table:table-cell table:style-name="Table193.B2" office:value-type="string">
            <text:p text:style-name="P15"><text:change-start text:change-id="ct253111264"/>Result<text:change-end text:change-id="ct253111264"/></text:p>
          </table:table-cell>
        </table:table-row>
        <table:table-row table:style-name="Table193.1">
          <table:table-cell table:style-name="Table193.A2" office:value-type="string">
            <text:p text:style-name="Snippet"/>
          </table:table-cell>
          <table:table-cell table:style-name="Table193.B2" office:value-type="string">
            <text:p text:style-name="P2"/>
          </table:table-cell>
        </table:table-row>
      </table:table>
      <text:p text:style-name="Text_20_body"><text:change text:change-id="ct219853104"/></text:p>
      <table:table table:name="Table194" table:style-name="Table194">
        <table:table-column table:style-name="Table194.A"/>
        <table:table-column table:style-name="Table194.B"/>
        <table:table-row table:style-name="Table194.1">
          <table:table-cell table:style-name="Table194.A1" table:number-columns-spanned="2" office:value-type="string">
            <text:p text:style-name="P2"><text:change-start text:change-id="ct253335520"/>[a_numeric<text:change-end text:change-id="ct253335520"/> a_numeric<text:change-start text:change-id="ct219853208"/>] &lt;= [a_boolean]</text:p>
            <text:p text:style-name="Text_20_body">Routing:</text:p>
            <text:p text:style-name="P1">description<text:change-end text:change-id="ct219853208"/></text:p>
          </table:table-cell>
          <table:covered-table-cell/>
        </table:table-row>
        <table:table-row table:style-name="Table194.1">
          <table:table-cell table:style-name="Table194.A2" office:value-type="string">
            <text:p text:style-name="P15"><text:change-start text:change-id="ct253110952"/>Code<text:change-end text:change-id="ct253110952"/></text:p>
          </table:table-cell>
          <table:table-cell table:style-name="Table194.B2" office:value-type="string">
            <text:p text:style-name="P15"><text:change-start text:change-id="ct253111056"/>Result<text:change-end text:change-id="ct253111056"/></text:p>
          </table:table-cell>
        </table:table-row>
        <table:table-row table:style-name="Table194.1">
          <table:table-cell table:style-name="Table194.A2" office:value-type="string">
            <text:p text:style-name="Snippet"/>
          </table:table-cell>
          <table:table-cell table:style-name="Table194.B2" office:value-type="string">
            <text:p text:style-name="P2"/>
          </table:table-cell>
        </table:table-row>
      </table:table>
      <text:p text:style-name="Text_20_body"><text:change text:change-id="ct219853312"/></text:p>
      <table:table table:name="Table195" table:style-name="Table195">
        <table:table-column table:style-name="Table195.A"/>
        <table:table-column table:style-name="Table195.B"/>
        <table:table-row table:style-name="Table195.1">
          <table:table-cell table:style-name="Table195.A1" table:number-columns-spanned="2" office:value-type="string">
            <text:p text:style-name="P2"><text:change-start text:change-id="ct219853416"/><text:span text:style-name="T12">[a_numeric</text:span><text:change-end text:change-id="ct219853416"/><text:span text:style-name="T12"> a_numeric</text:span><text:change-start text:change-id="ct253346960"/><text:span text:style-name="T12">]</text:span> &lt;=&gt; [-1, 0, or 1]</text:p>
            <text:p text:style-name="Text_20_body">Routing:</text:p>
            <text:p text:style-name="P1">description<text:change-end text:change-id="ct253346960"/></text:p>
          </table:table-cell>
          <table:covered-table-cell/>
        </table:table-row>
        <table:table-row table:style-name="Table195.1">
          <table:table-cell table:style-name="Table195.A2" office:value-type="string">
            <text:p text:style-name="P15"><text:change-start text:change-id="ct219853520"/>Code<text:change-end text:change-id="ct219853520"/></text:p>
          </table:table-cell>
          <table:table-cell table:style-name="Table195.B2" office:value-type="string">
            <text:p text:style-name="P15"><text:change-start text:change-id="ct219853624"/>Result<text:change-end text:change-id="ct219853624"/></text:p>
          </table:table-cell>
        </table:table-row>
        <table:table-row table:style-name="Table195.1">
          <table:table-cell table:style-name="Table195.A2" office:value-type="string">
            <text:p text:style-name="Snippet"/>
          </table:table-cell>
          <table:table-cell table:style-name="Table195.B2" office:value-type="string">
            <text:p text:style-name="P2"/>
          </table:table-cell>
        </table:table-row>
      </table:table>
      <text:p text:style-name="Text_20_body"><text:change text:change-id="ct219853832"/><text:change text:change-id="ct219853728"/></text:p>
      <table:table table:name="Table196" table:style-name="Table196">
        <table:table-column table:style-name="Table196.A"/>
        <table:table-column table:style-name="Table196.B"/>
        <table:table-row table:style-name="Table196.1">
          <table:table-cell table:style-name="Table196.A1" table:number-columns-spanned="2" office:value-type="string">
            <text:p text:style-name="P2"><text:change-start text:change-id="ct253346752"/>[a_numeric<text:change-end text:change-id="ct253346752"/> a_numeric<text:change-start text:change-id="ct219853936"/>] &gt; [a_boolean]</text:p>
            <text:p text:style-name="Text_20_body">Routing:</text:p>
            <text:p text:style-name="P1">description<text:change-end text:change-id="ct219853936"/></text:p>
          </table:table-cell>
          <table:covered-table-cell/>
        </table:table-row>
        <table:table-row table:style-name="Table196.1">
          <table:table-cell table:style-name="Table196.A2" office:value-type="string">
            <text:p text:style-name="P15"><text:change-start text:change-id="ct253110640"/>Code<text:change-end text:change-id="ct253110640"/></text:p>
          </table:table-cell>
          <table:table-cell table:style-name="Table196.B2" office:value-type="string">
            <text:p text:style-name="P15"><text:change-start text:change-id="ct253110744"/>Result<text:change-end text:change-id="ct253110744"/></text:p>
          </table:table-cell>
        </table:table-row>
        <table:table-row table:style-name="Table196.1">
          <table:table-cell table:style-name="Table196.A2" office:value-type="string">
            <text:p text:style-name="Snippet"/>
          </table:table-cell>
          <table:table-cell table:style-name="Table196.B2" office:value-type="string">
            <text:p text:style-name="P2"/>
          </table:table-cell>
        </table:table-row>
      </table:table>
      <text:p text:style-name="Text_20_body"><text:change text:change-id="ct219854040"/></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p text:style-name="P2"><text:change-start text:change-id="ct253347480"/>[a_numeric<text:change-end text:change-id="ct253347480"/> a_numeric<text:change-start text:change-id="ct219854144"/>] &gt;= [a_boolean]</text:p>
            <text:p text:style-name="Text_20_body">Routing:</text:p>
            <text:p text:style-name="P1">description<text:change-end text:change-id="ct219854144"/></text:p>
          </table:table-cell>
          <table:covered-table-cell/>
        </table:table-row>
        <table:table-row table:style-name="Table197.1">
          <table:table-cell table:style-name="Table197.A2" office:value-type="string">
            <text:p text:style-name="P15"><text:change-start text:change-id="ct253111160"/>Code<text:change-end text:change-id="ct253111160"/></text:p>
          </table:table-cell>
          <table:table-cell table:style-name="Table197.B2" office:value-type="string">
            <text:p text:style-name="P15"><text:change-start text:change-id="ct253111368"/>Result<text:change-end text:change-id="ct253111368"/></text:p>
          </table:table-cell>
        </table:table-row>
        <table:table-row table:style-name="Table197.1">
          <table:table-cell table:style-name="Table197.A2" office:value-type="string">
            <text:p text:style-name="Snippet"/>
          </table:table-cell>
          <table:table-cell table:style-name="Table197.B2" office:value-type="string">
            <text:p text:style-name="P2"/>
          </table:table-cell>
        </table:table-row>
      </table:table>
      <text:p text:style-name="Text_20_body"><text:change text:change-id="ct219854248"/><text:change-start text:change-id="ct219854352"/></text:p>
      <table:table table:name="Table198" table:style-name="Table198">
        <table:table-column table:style-name="Table198.A"/>
        <table:table-column table:style-name="Table198.B"/>
        <table:table-row table:style-name="Table198.1">
          <table:table-cell table:style-name="Table198.A1" table:number-columns-spanned="2" office:value-type="string">
            <text:p text:style-name="P2">[a_numeric a_numeric] mod [a_numeric]</text:p>
            <text:p text:style-name="Text_20_body">Routing:</text:p>
            <text:p text:style-name="P1">description</text:p>
          </table:table-cell>
          <table:covered-table-cell/>
        </table:table-row>
        <table:table-row table:style-name="Table198.1">
          <table:table-cell table:style-name="Table198.A2" office:value-type="string">
            <text:p text:style-name="P15">Code</text:p>
          </table:table-cell>
          <table:table-cell table:style-name="Table198.B2" office:value-type="string">
            <text:p text:style-name="P15">Result</text:p>
          </table:table-cell>
        </table:table-row>
        <table:table-row table:style-name="Table198.1">
          <table:table-cell table:style-name="Table198.A2" office:value-type="string">
            <text:p text:style-name="Snippet"/>
          </table:table-cell>
          <table:table-cell table:style-name="Table198.B2" office:value-type="string">
            <text:p text:style-name="P2"/>
          </table:table-cell>
        </table:table-row>
      </table:table>
      <text:p text:style-name="Text_20_body"><text:change-end text:change-id="ct219854352"/><text:change text:change-id="ct219854456"/><text:change-start text:change-id="ct219854560"/></text:p>
      <table:table table:name="Table199" table:style-name="Table199">
        <table:table-column table:style-name="Table199.A"/>
        <table:table-column table:style-name="Table199.B"/>
        <table:table-row table:style-name="Table199.1">
          <table:table-cell table:style-name="Table199.A1" table:number-columns-spanned="2" office:value-type="string">
            <text:p text:style-name="P2">[a_numeric] neg [a_numeric]</text:p>
            <text:p text:style-name="Text_20_body">Routing:</text:p>
            <text:p text:style-name="P1">description</text:p>
          </table:table-cell>
          <table:covered-table-cell/>
        </table:table-row>
        <table:table-row table:style-name="Table199.1">
          <table:table-cell table:style-name="Table199.A2" office:value-type="string">
            <text:p text:style-name="P15">Code</text:p>
          </table:table-cell>
          <table:table-cell table:style-name="Table199.B2" office:value-type="string">
            <text:p text:style-name="P15">Result</text:p>
          </table:table-cell>
        </table:table-row>
        <table:table-row table:style-name="Table199.1">
          <table:table-cell table:style-name="Table199.A2" office:value-type="string">
            <text:p text:style-name="Snippet"/>
          </table:table-cell>
          <table:table-cell table:style-name="Table199.B2" office:value-type="string">
            <text:p text:style-name="P2"/>
          </table:table-cell>
        </table:table-row>
      </table:table>
      <text:p text:style-name="Text_20_body"><text:change-end text:change-id="ct219854560"/></text:p>
      <text:h text:style-name="Heading_20_2" text:outline-level="2">See Also</text:h>
      <text:p text:style-name="Text_20_body"/>
      <text:p text:style-name="Text_20_body"/>
      <text:h text:style-name="Heading_20_1" text:outline-level="1"><text:alphabetical-index-mark-start text:id="IMark139740500"/>Object<text:alphabetical-index-mark-end text:id="IMark139740500"/></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39742468"/>&amp;&amp;<text:alphabetical-index-mark-end text:id="IMark139742468"/>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
          </table:table-cell>
          <table:table-cell table:style-name="Table29.B2" office:value-type="string">
            <text:p text:style-name="P2"/>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39742468"/>)methods<text:alphabetical-index-mark-end text:id="IMark13974246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de</text:p>
          </table:table-cell>
          <table:table-cell table:style-name="Table10.B2" office:value-type="string">
            <text:p text:style-name="P15">Result</text:p>
          </table:table-cell>
        </table:table-row>
        <table:table-row table:style-name="Table10.2">
          <table:table-cell table:style-name="Table10.A2" office:value-type="string">
            <text:p text:style-name="Snippet"/>
          </table:table-cell>
          <table:table-cell table:style-name="Table10.B2" office:value-type="string">
            <text:p text:style-name="P2"/>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39742468"/>.<text:alphabetical-index-mark-end text:id="IMark13974246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39742468"/>.class<text:alphabetical-index-mark-end text:id="IMark139742468"/>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
          </table:table-cell>
          <table:table-cell table:style-name="Table12.B2" office:value-type="string">
            <text:p text:style-name="P2"/>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39742468"/>.clone<text:alphabetical-index-mark-end text:id="IMark139742468"/>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
          </table:table-cell>
          <table:table-cell table:style-name="Table14.B2" office:value-type="string">
            <text:p text:style-name="P2"/>
          </table:table-cell>
        </table:table-row>
      </table:table>
      <text:p text:style-name="Text_20_body"/>
      <text:p text:style-name="Text_20_body">.clone_exclude</text:p>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39742468"/>.copy<text:alphabetical-index-mark-end text:id="IMark139742468"/>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
          </table:table-cell>
          <table:table-cell table:style-name="Table15.B2" office:value-type="string">
            <text:p text:style-name="P2"/>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39742468"/>.init<text:alphabetical-index-mark-end text:id="IMark139742468"/>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text:p>
          </table:table-cell>
          <table:table-cell table:style-name="Table16.B2" office:value-type="string">
            <text:p text:style-name="P15">Result</text:p>
          </table:table-cell>
        </table:table-row>
        <table:table-row table:style-name="Table16.2">
          <table:table-cell table:style-name="Table16.A2" office:value-type="string">
            <text:p text:style-name="Snippet"/>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39742468"/>.is_class?<text:alphabetical-index-mark-end text:id="IMark13974246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
          </table:table-cell>
          <table:table-cell table:style-name="Table17.B2" office:value-type="string">
            <text:p text:style-name="P2"/>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39742468"/>.name<text:alphabetical-index-mark-end text:id="IMark139742468"/>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39742468"/>.strlen<text:alphabetical-index-mark-end text:id="IMark13974246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39742468"/>.to_f<text:alphabetical-index-mark-end text:id="IMark139742468"/>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39742468"/>.to_f!<text:alphabetical-index-mark-end text:id="IMark139742468"/>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39742468"/>.to_i<text:alphabetical-index-mark-end text:id="IMark139742468"/>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39742468"/>.to_i!<text:alphabetical-index-mark-end text:id="IMark139742468"/> [an_integer]</text:h>
            <text:p text:style-name="P1"><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39742468"/>.to_n<text:alphabetical-index-mark-end text:id="IMark139742468"/>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5">Code</text:p>
          </table:table-cell>
          <table:table-cell table:style-name="Table36.B2" office:value-type="string">
            <text:p text:style-name="P15">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39742468"/>.to_n!<text:alphabetical-index-mark-end text:id="IMark139742468"/>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39742468"/>.to_r<text:alphabetical-index-mark-end text:id="IMark139742468"/>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table-cell table:style-name="Table38.A2" office:value-type="string">
            <text:p text:style-name="P15">Code</text:p>
          </table:table-cell>
          <table:table-cell table:style-name="Table38.B2" office:value-type="string">
            <text:p text:style-name="P15">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39742468"/>.to_r!<text:alphabetical-index-mark-end text:id="IMark139742468"/>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39742468"/>.to_s<text:alphabetical-index-mark-end text:id="IMark139742468"/>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39742468"/>.to_x<text:alphabetical-index-mark-end text:id="IMark139742468"/>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table-cell table:style-name="Table41.A2" office:value-type="string">
            <text:p text:style-name="P15">Code</text:p>
          </table:table-cell>
          <table:table-cell table:style-name="Table41.B2" office:value-type="string">
            <text:p text:style-name="P15">Result</text:p>
          </table:table-cell>
        </table:table-row>
        <table:table-row>
          <table:table-cell table:style-name="Table41.A2" office:value-type="string">
            <text:p text:style-name="Snippet">5 .to_x</text:p>
          </table:table-cell>
          <table:table-cell table:style-name="Table41.B2" office:value-type="string">
            <text:p text:style-name="P2">5+0i</text:p>
          </table:table-cell>
        </table:table-row>
        <table:table-row>
          <table:table-cell table:style-name="Table41.A2" office:value-type="string">
            <text:p text:style-name="Snippet">5.2 .to_x</text:p>
          </table:table-cell>
          <table:table-cell table:style-name="Table41.B2" office:value-type="string">
            <text:p text:style-name="P2">5.2+0i</text:p>
          </table:table-cell>
        </table:table-row>
        <table:table-row>
          <table:table-cell table:style-name="Table41.A2" office:value-type="string">
            <text:p text:style-name="Snippet">“5” .to_x</text:p>
          </table:table-cell>
          <table:table-cell table:style-name="Table41.B2" office:value-type="string">
            <text:p text:style-name="P2">5+0i</text:p>
          </table:table-cell>
        </table:table-row>
        <table:table-row>
          <table:table-cell table:style-name="Table41.A2" office:value-type="string">
            <text:p text:style-name="Snippet">1+2i .to_x</text:p>
          </table:table-cell>
          <table:table-cell table:style-name="Table41.B2" office:value-type="string">
            <text:p text:style-name="P2">1+2i</text:p>
          </table:table-cell>
        </table:table-row>
        <table:table-row>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39742468"/>.to_x!<text:alphabetical-index-mark-end text:id="IMark139742468"/>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39742468"/>&lt;&gt;<text:alphabetical-index-mark-end text:id="IMark139742468"/>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
          </table:table-cell>
          <table:table-cell table:style-name="Table23.B2" office:value-type="string">
            <text:p text:style-name="P2"/>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39742468"/>=<text:alphabetical-index-mark-end text:id="IMark139742468"/>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
          </table:table-cell>
          <table:table-cell table:style-name="Table43.B2" office:value-type="string">
            <text:p text:style-name="P2"/>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39742468"/>^^<text:alphabetical-index-mark-end text:id="IMark139742468"/>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
          </table:table-cell>
          <table:table-cell table:style-name="Table44.B2" office:value-type="string">
            <text:p text:style-name="P2"/>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39742468"/>distinct?<text:alphabetical-index-mark-end text:id="IMark13974246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39742468"/>identical?<text:alphabetical-index-mark-end text:id="IMark13974246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39742468"/>max<text:alphabetical-index-mark-end text:id="IMark13974246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39742468"/>min<text:alphabetical-index-mark-end text:id="IMark13974246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39742468"/>nil&lt;&gt;<text:alphabetical-index-mark-end text:id="IMark13974246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
          </table:table-cell>
          <table:table-cell table:style-name="Table45.B2" office:value-type="string">
            <text:p text:style-name="P2"/>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39742468"/>nil=<text:alphabetical-index-mark-end text:id="IMark13974246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
          </table:table-cell>
          <table:table-cell table:style-name="Table50.B2" office:value-type="string">
            <text:p text:style-name="P2"/>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39742468"/>not<text:alphabetical-index-mark-end text:id="IMark13974246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
          </table:table-cell>
          <table:table-cell table:style-name="Table51.B2" office:value-type="string">
            <text:p text:style-name="P2"/>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39742468"/>||<text:alphabetical-index-mark-end text:id="IMark139742468"/>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
          </table:table-cell>
          <table:table-cell table:style-name="Table52.B2" office:value-type="string">
            <text:p text:style-name="P2"/>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39740500"/>OutStream<text:alphabetical-index-mark-end text:id="IMark13974050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39740500"/>Procedure<text:alphabetical-index-mark-end text:id="IMark13974050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39740500"/>Queue<text:alphabetical-index-mark-end text:id="IMark13974050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39740500"/>Rational<text:alphabetical-index-mark-end text:id="IMark13974050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4">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3">1/2</text:p>
          </table:table-cell>
        </table:table-row>
        <table:table-row>
          <table:table-cell table:style-name="Table6.A2" office:value-type="string">
            <text:p text:style-name="P23">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39740644"/>.split<text:alphabetical-index-mark-end text:id="IMark13974064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39741652"/>Stack<text:alphabetical-index-mark-end text:id="IMark139741652"/></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39741652"/>String<text:alphabetical-index-mark-end text:id="IMark139741652"/></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39741652"/>Thread<text:alphabetical-index-mark-end text:id="IMark139741652"/></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39741652"/><text:alphabetical-index-mark-start text:id="IMark139741412"/><text:alphabetical-index-mark-start text:id="IMark139741172"/>TrueClass<text:alphabetical-index-mark-end text:id="IMark139741172"/><text:alphabetical-index-mark-end text:id="IMark139741412"/><text:alphabetical-index-mark-end text:id="IMark139741652"/></text:h>
      <text:p text:style-name="P1"/>
      <text:p text:style-name="P1">Inheritance: TrueClass <text:span text:style-name="T9">←</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139741652"/>VirtualMachine<text:alphabetical-index-mark-end text:id="IMark139741652"/></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39740644"/>.:<text:alphabetical-index-mark-end text:id="IMark139740644"/>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39740644"/>super<text:alphabetical-index-mark-end text:id="IMark139740644"/> [undefined]</text:h>
            <text:p text:style-name="Text_20_body">Routing:<text:span text:style-name="T12">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39740644"/>val:<text:alphabetical-index-mark-end text:id="IMark139740644"/> local_name []</text:h>
            <text:p text:style-name="Text_20_body">Routing:<text:span text:style-name="T12">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39740644"/>var:<text:alphabetical-index-mark-end text:id="IMark139740644"/> local_name []</text:h>
            <text:p text:style-name="Text_20_body">Routing:<text:span text:style-name="T12">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39740644"/>val@:<text:alphabetical-index-mark-end text:id="IMark139740644"/>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39740644"/>var@:<text:alphabetical-index-mark-end text:id="IMark139740644"/>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39740644"/>;<text:alphabetical-index-mark-end text:id="IMark139740644"/> []</text:h>
            <text:p text:style-name="Text_20_body">Routing:<text:span text:style-name="T12">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39740644"/>.::<text:alphabetical-index-mark-end text:id="IMark139740644"/>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39740644"/>inst:<text:alphabetical-index-mark-end text:id="IMark139740644"/>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39740644"/>local:<text:alphabetical-index-mark-end text:id="IMark139740644"/>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139740644"/>super<text:alphabetical-index-mark-end text:id="IMark139740644"/>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39740644"/>;<text:alphabetical-index-mark-end text:id="IMark13974064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39741652"/>Commands<text:alphabetical-index-mark-end text:id="IMark139741652"/></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139741652"/>)entries<text:alphabetical-index-mark-end text:id="IMark139741652"/>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3" text:note-class="footnote"><text:note-citation>7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19">.</text:p>
          </table:table-cell>
          <table:table-cell table:style-name="Table4.B2" office:value-type="string">
            <text:p text:style-name="P2">Any character except newline</text:p>
          </table:table-cell>
        </table:table-row>
        <table:table-row>
          <table:table-cell table:style-name="Table4.A2" office:value-type="string">
            <text:p text:style-name="P19">[A-Z]</text:p>
          </table:table-cell>
          <table:table-cell table:style-name="Table4.B2" office:value-type="string">
            <text:p text:style-name="P2">Any uppercase alphabetical character.</text:p>
          </table:table-cell>
        </table:table-row>
        <table:table-row>
          <table:table-cell table:style-name="Table4.A2" office:value-type="string">
            <text:p text:style-name="P19">[A-Za-z0-9_]</text:p>
          </table:table-cell>
          <table:table-cell table:style-name="Table4.B2" office:value-type="string">
            <text:p text:style-name="P2">Any alphanumeric or underscore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d</text:p>
          </table:table-cell>
          <table:table-cell table:style-name="Table4.B2" office:value-type="string">
            <text:p text:style-name="P2">A digit (0..9)</text:p>
          </table:table-cell>
        </table:table-row>
        <table:table-row>
          <table:table-cell table:style-name="Table4.A2" office:value-type="string">
            <text:p text:style-name="P19">X*</text:p>
          </table:table-cell>
          <table:table-cell table:style-name="Table4.B2" office:value-type="string">
            <text:p text:style-name="P2">0 or more repetitions of the X expression.</text:p>
          </table:table-cell>
        </table:table-row>
        <table:table-row>
          <table:table-cell table:style-name="Table4.A2" office:value-type="string">
            <text:p text:style-name="P19">X+</text:p>
          </table:table-cell>
          <table:table-cell table:style-name="Table4.B2" office:value-type="string">
            <text:p text:style-name="P2">1 or more repetitions of the X expression.</text:p>
          </table:table-cell>
        </table:table-row>
        <table:table-row>
          <table:table-cell table:style-name="Table4.A2" office:value-type="string">
            <text:p text:style-name="P19">^</text:p>
          </table:table-cell>
          <table:table-cell table:style-name="Table4.B2" office:value-type="string">
            <text:p text:style-name="P2">The beginning of the line or string.</text:p>
          </table:table-cell>
        </table:table-row>
        <table:table-row>
          <table:table-cell table:style-name="Table4.A2" office:value-type="string">
            <text:p text:style-name="P19">$</text:p>
          </table:table-cell>
          <table:table-cell table:style-name="Table4.B2" office:value-type="string">
            <text:p text:style-name="P2">The end of the line or string</text:p>
          </table:table-cell>
        </table:table-row>
        <table:table-row>
          <table:table-cell table:style-name="Table4.A2" office:value-type="string">
            <text:p text:style-name="P17">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6">2</text:p>
          <text:p text:style-name="P65">2*<text:tab/>88</text:p>
          <text:p text:style-name="P65">2/<text:tab/>88</text:p>
          <text:p text:style-name="P66">A</text:p>
          <text:p text:style-name="P65">again<text:tab/>25</text:p>
          <text:p text:style-name="P65">and<text:tab/>89</text:p>
          <text:p text:style-name="P65">Archive<text:tab/>12</text:p>
          <text:p text:style-name="P65">Array<text:tab/>60</text:p>
          <text:p text:style-name="P66">B</text:p>
          <text:p text:style-name="P65">begin<text:tab/>25</text:p>
          <text:p text:style-name="P65">Boolean<text:tab/>58</text:p>
          <text:p text:style-name="P65">bounce<text:tab/>36, 38</text:p>
          <text:p text:style-name="P66">C</text:p>
          <text:p text:style-name="P65">catch<text:tab/>35, 38</text:p>
          <text:p text:style-name="P65">Class<text:tab/>71</text:p>
          <text:p text:style-name="P65">Classes<text:tab/>47</text:p>
          <text:p text:style-name="P65">clone<text:tab/>30</text:p>
          <text:p text:style-name="P65">com<text:tab/>89</text:p>
          <text:p text:style-name="P65">Commands<text:tab/>72, 138</text:p>
          <text:p text:style-name="P65">Complex<text:tab/>74</text:p>
          <text:p text:style-name="P65">copy<text:tab/>30</text:p>
          <text:p text:style-name="P66">D</text:p>
          <text:p text:style-name="P65">Declarations<text:tab/>26</text:p>
          <text:p text:style-name="P65">Demo.rb<text:tab/>11</text:p>
          <text:p text:style-name="P65">distinct?<text:tab/>119</text:p>
          <text:p text:style-name="P65">do<text:tab/>23</text:p>
          <text:p text:style-name="P65">do_map_name<text:tab/>54</text:p>
          <text:p text:style-name="P65">dpr<text:tab/>93</text:p>
          <text:p text:style-name="P65">drop<text:tab/>19</text:p>
          <text:p text:style-name="P65">Duck Typing<text:tab/>26</text:p>
          <text:p text:style-name="P65">dup<text:tab/>19, 30</text:p>
          <text:p text:style-name="P66">E</text:p>
          <text:p text:style-name="P65">e<text:tab/>93</text:p>
          <text:p text:style-name="P65">else<text:tab/>21</text:p>
          <text:p text:style-name="P66">F</text:p>
          <text:p text:style-name="P65">FalseClass<text:tab/>58, 77</text:p>
          <text:p text:style-name="P65">finally<text:tab/>37p.</text:p>
          <text:p text:style-name="P65">Float<text:tab/>79</text:p>
          <text:p text:style-name="P66">H</text:p>
          <text:p text:style-name="P65">Hash<text:tab/>80</text:p>
          <text:p text:style-name="P66">I</text:p>
          <text:p text:style-name="P65">i<text:tab/>23</text:p>
          <text:p text:style-name="P65">identical?<text:tab/>119</text:p>
          <text:p text:style-name="P65">if<text:tab/>21</text:p>
          <text:p text:style-name="P65">Inheritance<text:tab/>48</text:p>
          <text:p text:style-name="P65">inst:<text:tab/>136</text:p>
          <text:p text:style-name="P65">InStream<text:tab/>83</text:p>
          <text:p text:style-name="P65">Integer<text:tab/>86</text:p>
          <text:p text:style-name="P66">J</text:p>
          <text:p text:style-name="P65">j<text:tab/>23</text:p>
          <text:p text:style-name="P66">K</text:p>
          <text:p text:style-name="P65">Known Issues<text:tab/>11</text:p>
          <text:p text:style-name="P66">L</text:p>
          <text:p text:style-name="P65">Late Binding<text:tab/>48</text:p>
          <text:p text:style-name="P65">local:<text:tab/>136</text:p>
          <text:p text:style-name="P65">loop<text:tab/>23</text:p>
          <text:p text:style-name="P66">M</text:p>
          <text:p text:style-name="P65">max<text:tab/>120</text:p>
          <text:p text:style-name="P65">Method Mapping<text:tab/>49</text:p>
          <text:p text:style-name="P65">Methods<text:tab/>48</text:p>
          <text:p text:style-name="P65">min<text:tab/>120</text:p>
          <text:p text:style-name="P65">Mutation<text:tab/>28</text:p>
          <text:p text:style-name="P66">N</text:p>
          <text:p text:style-name="P65">nil&lt;&gt;<text:tab/>120</text:p>
          <text:p text:style-name="P65">nil=<text:tab/>121</text:p>
          <text:p text:style-name="P65">NilClass<text:tab/>58, 91</text:p>
          <text:p text:style-name="P65">nip<text:tab/>19</text:p>
          <text:p text:style-name="P65">not<text:tab/>121</text:p>
          <text:p text:style-name="P65">Numeric<text:tab/>59, 93</text:p>
          <text:p text:style-name="P66">O</text:p>
          <text:p text:style-name="P65">Object<text:tab/>58, 112</text:p>
          <text:p text:style-name="P65">or<text:tab/>90</text:p>
          <text:p text:style-name="P65">OutStream<text:tab/>122</text:p>
          <text:p text:style-name="P65">over<text:tab/>19</text:p>
          <text:p text:style-name="P66">P</text:p>
          <text:p text:style-name="P65">pi<text:tab/>94</text:p>
          <text:p text:style-name="P65">pick<text:tab/>19</text:p>
          <text:p text:style-name="P65">Polymorphism<text:tab/>48</text:p>
          <text:p text:style-name="P65">Procedure<text:tab/>124</text:p>
          <text:p text:style-name="P65">Prototypes<text:tab/>48</text:p>
          <text:p text:style-name="P66">Q</text:p>
          <text:p text:style-name="P65">Queue<text:tab/>125</text:p>
          <text:p text:style-name="P66">R</text:p>
          <text:p text:style-name="P65">Rake<text:tab/>11</text:p>
          <text:p text:style-name="P65">Rational<text:tab/>126</text:p>
          <text:p text:style-name="P65">Referencing<text:tab/>27</text:p>
          <text:p text:style-name="P65">repeat<text:tab/>25</text:p>
          <text:p text:style-name="P65">Routing<text:tab/>51</text:p>
          <text:p text:style-name="P66">S</text:p>
          <text:p text:style-name="P65">Scoping<text:tab/>26</text:p>
          <text:p text:style-name="P65">self<text:tab/>56</text:p>
          <text:p text:style-name="P65">Stack<text:tab/>128</text:p>
          <text:p text:style-name="P65">String<text:tab/>129</text:p>
          <text:p text:style-name="P65">super<text:tab/>134, 136</text:p>
          <text:p text:style-name="P65">swap<text:tab/>20</text:p>
          <text:p text:style-name="P65">switch<text:tab/>21</text:p>
          <text:p text:style-name="P65">SymbolMap<text:tab/>49</text:p>
          <text:p text:style-name="P66">T</text:p>
          <text:p text:style-name="P65">Testing<text:tab/>11</text:p>
          <text:p text:style-name="P65">Thanks<text:tab/>8</text:p>
          <text:p text:style-name="P65">then<text:tab/>21</text:p>
          <text:p text:style-name="P65">Thread<text:tab/>131</text:p>
          <text:p text:style-name="P65">throw"<text:tab/>39</text:p>
          <text:p text:style-name="P65">TrueClass<text:tab/>58, 132</text:p>
          <text:p text:style-name="P65">try<text:tab/>35, 38</text:p>
          <text:p text:style-name="P65">tuck<text:tab/>20</text:p>
          <text:p text:style-name="P65">Typing<text:tab/>26</text:p>
          <text:p text:style-name="P66">U</text:p>
          <text:p text:style-name="P65">until<text:tab/>25</text:p>
          <text:p text:style-name="P66">V</text:p>
          <text:p text:style-name="P65">val:<text:tab/>26, 134</text:p>
          <text:p text:style-name="P65">val@:<text:tab/>27, 135</text:p>
          <text:p text:style-name="P65">val#:<text:tab/>27</text:p>
          <text:p text:style-name="P65">val$:<text:tab/>27</text:p>
          <text:p text:style-name="P65">var:<text:tab/>26, 135</text:p>
          <text:p text:style-name="P65">var@:<text:tab/>27, 135</text:p>
          <text:p text:style-name="P65">var#:<text:tab/>27</text:p>
          <text:p text:style-name="P65">var$:<text:tab/>27</text:p>
          <text:p text:style-name="P65">VirtualMachine<text:tab/>133</text:p>
          <text:p text:style-name="P66">X</text:p>
          <text:p text:style-name="P65">x<text:tab/>61</text:p>
          <text:p text:style-name="P65">xor<text:tab/>90</text:p>
          <text:p text:style-name="P66">^</text:p>
          <text:p text:style-name="P65">^^<text:tab/>78, 91, 119</text:p>
          <text:p text:style-name="P66">-</text:p>
          <text:p text:style-name="P65">-<text:tab/>95</text:p>
          <text:p text:style-name="P65">-&gt;<text:tab/>80</text:p>
          <text:p text:style-name="P65">-i<text:tab/>23</text:p>
          <text:p text:style-name="P65">-j<text:tab/>23</text:p>
          <text:p text:style-name="P66">;</text:p>
          <text:p text:style-name="P65">;<text:tab/>135p.</text:p>
          <text:p text:style-name="P66">:</text:p>
          <text:p text:style-name="P65">:<text:tab/>53</text:p>
          <text:p text:style-name="P66">!</text:p>
          <text:p text:style-name="P65">!<text:tab/>63</text:p>
          <text:p text:style-name="P66">?</text:p>
          <text:p text:style-name="P65">?"<text:tab/>36, 38</text:p>
          <text:p text:style-name="P66">.</text:p>
          <text:p text:style-name="P65">.<text:tab/>112</text:p>
          <text:p text:style-name="P65">.-left<text:tab/>64</text:p>
          <text:p text:style-name="P65">.-mid<text:tab/>65</text:p>
          <text:p text:style-name="P65">.-midlr<text:tab/>65</text:p>
          <text:p text:style-name="P65">.-right<text:tab/>65</text:p>
          <text:p text:style-name="P65">.:<text:tab/>53, 134</text:p>
          <text:p text:style-name="P65">.::<text:tab/>53, 135</text:p>
          <text:p text:style-name="P65">.[]!<text:tab/>65, 81</text:p>
          <text:p text:style-name="P65">.[]@<text:tab/>66, 81</text:p>
          <text:p text:style-name="P65">.+left<text:tab/>63</text:p>
          <text:p text:style-name="P65">.+mid<text:tab/>64</text:p>
          <text:p text:style-name="P65">.+midlr<text:tab/>64</text:p>
          <text:p text:style-name="P65">.+right<text:tab/>64</text:p>
          <text:p text:style-name="P65">.1/x<text:tab/>95</text:p>
          <text:p text:style-name="P65">.10**<text:tab/>96</text:p>
          <text:p text:style-name="P65">.2**<text:tab/>96</text:p>
          <text:p text:style-name="P65">.abs<text:tab/>96</text:p>
          <text:p text:style-name="P65">.acos<text:tab/>97</text:p>
          <text:p text:style-name="P65">.acosh<text:tab/>97</text:p>
          <text:p text:style-name="P65">.angle<text:tab/>97</text:p>
          <text:p text:style-name="P65">.asin<text:tab/>98</text:p>
          <text:p text:style-name="P65"><text:soft-page-break/>.asinh<text:tab/>98</text:p>
          <text:p text:style-name="P65">.atan<text:tab/>98</text:p>
          <text:p text:style-name="P65">.atan2<text:tab/>98</text:p>
          <text:p text:style-name="P65">.atanh<text:tab/>99</text:p>
          <text:p text:style-name="P65">.c2p<text:tab/>99</text:p>
          <text:p text:style-name="P65">.cbrt<text:tab/>75, 99</text:p>
          <text:p text:style-name="P65">.ceil<text:tab/>100</text:p>
          <text:p text:style-name="P65">.class<text:tab/>113</text:p>
          <text:p text:style-name="P65">.clone<text:tab/>30, 113</text:p>
          <text:p text:style-name="P65">.clone_exclude<text:tab/>32</text:p>
          <text:p text:style-name="P65">.close<text:tab/>84</text:p>
          <text:p text:style-name="P65">.conjugate<text:tab/>100</text:p>
          <text:p text:style-name="P65">.copy<text:tab/>30, 113</text:p>
          <text:p text:style-name="P65">.cos<text:tab/>100</text:p>
          <text:p text:style-name="P65">.cosh<text:tab/>100</text:p>
          <text:p text:style-name="P65">.cube<text:tab/>101</text:p>
          <text:p text:style-name="P65">.d2r<text:tab/>101</text:p>
          <text:p text:style-name="P65">.denominator<text:tab/>101</text:p>
          <text:p text:style-name="P65">.e**<text:tab/>75, 101</text:p>
          <text:p text:style-name="P65">.emit<text:tab/>102</text:p>
          <text:p text:style-name="P65">.even?<text:tab/>87</text:p>
          <text:p text:style-name="P65">.floor<text:tab/>102</text:p>
          <text:p text:style-name="P65">.gcd<text:tab/>87</text:p>
          <text:p text:style-name="P65">.get_all<text:tab/>83</text:p>
          <text:p text:style-name="P65">.getc<text:tab/>84</text:p>
          <text:p text:style-name="P65">.gets<text:tab/>84</text:p>
          <text:p text:style-name="P65">.hypot<text:tab/>102</text:p>
          <text:p text:style-name="P65">.imaginary<text:tab/>102</text:p>
          <text:p text:style-name="P65">.init<text:tab/>27, 114</text:p>
          <text:p text:style-name="P65">.is_class?<text:tab/>71, 114</text:p>
          <text:p text:style-name="P65">.keys<text:tab/>81</text:p>
          <text:p text:style-name="P65">.lcm<text:tab/>87</text:p>
          <text:p text:style-name="P65">.left<text:tab/>66</text:p>
          <text:p text:style-name="P65">.length<text:tab/>66</text:p>
          <text:p text:style-name="P65">.ln<text:tab/>103</text:p>
          <text:p text:style-name="P65">.log10<text:tab/>103</text:p>
          <text:p text:style-name="P65">.log2<text:tab/>103</text:p>
          <text:p text:style-name="P65">.magnitude<text:tab/>104</text:p>
          <text:p text:style-name="P65">.max<text:tab/>67</text:p>
          <text:p text:style-name="P65">.mid<text:tab/>67</text:p>
          <text:p text:style-name="P65">.midlr<text:tab/>67</text:p>
          <text:p text:style-name="P65">.min<text:tab/>68</text:p>
          <text:p text:style-name="P65">.name<text:tab/>114</text:p>
          <text:p text:style-name="P65">.new<text:tab/>61, 71</text:p>
          <text:p text:style-name="P65">.new_size<text:tab/>62</text:p>
          <text:p text:style-name="P65">.new_value<text:tab/>62</text:p>
          <text:p text:style-name="P65">.new_values<text:tab/>62</text:p>
          <text:p text:style-name="P65">.new{<text:tab/>61</text:p>
          <text:p text:style-name="P65">.numerator<text:tab/>104</text:p>
          <text:p text:style-name="P65">.odd?<text:tab/>87</text:p>
          <text:p text:style-name="P65">.open<text:tab/>83</text:p>
          <text:p text:style-name="P65">.open{<text:tab/>84</text:p>
          <text:p text:style-name="P65">.p2c<text:tab/>104</text:p>
          <text:p text:style-name="P65">.parent_class<text:tab/>72</text:p>
          <text:p text:style-name="P65">.polar<text:tab/>105</text:p>
          <text:p text:style-name="P65">.pp<text:tab/>68, 81</text:p>
          <text:p text:style-name="P65">.r2d<text:tab/>105</text:p>
          <text:p text:style-name="P65">.reverse<text:tab/>68</text:p>
          <text:p text:style-name="P65">.right<text:tab/>68</text:p>
          <text:p text:style-name="P65">.shuffle<text:tab/>69</text:p>
          <text:p text:style-name="P65">.sort<text:tab/>69</text:p>
          <text:p text:style-name="P65">.split<text:tab/>75, 126</text:p>
          <text:p text:style-name="P65">.sqrt<text:tab/>75</text:p>
          <text:p text:style-name="P65">.strlen<text:tab/>114</text:p>
          <text:p text:style-name="P65">.strmax<text:tab/>69</text:p>
          <text:p text:style-name="P65">.strmax2<text:tab/>82</text:p>
          <text:p text:style-name="P65">.subclass:<text:tab/>72</text:p>
          <text:p text:style-name="P65">.throw<text:tab/>39</text:p>
          <text:p text:style-name="P65">.to_f<text:tab/>115</text:p>
          <text:p text:style-name="P65">.to_f!<text:tab/>115</text:p>
          <text:p text:style-name="P65">.to_i<text:tab/>115</text:p>
          <text:p text:style-name="P65">.to_i!<text:tab/>115</text:p>
          <text:p text:style-name="P65">.to_n<text:tab/>116</text:p>
          <text:p text:style-name="P65">.to_n!<text:tab/>116</text:p>
          <text:p text:style-name="P65">.to_r<text:tab/>117</text:p>
          <text:p text:style-name="P65">.to_r!<text:tab/>117</text:p>
          <text:p text:style-name="P65">.to_s<text:tab/>72, 117</text:p>
          <text:p text:style-name="P65">.to_x<text:tab/>118</text:p>
          <text:p text:style-name="P65">.to_x!<text:tab/>118</text:p>
          <text:p text:style-name="P65">.values<text:tab/>82</text:p>
          <text:p text:style-name="P65">.with{<text:tab/>57</text:p>
          <text:p text:style-name="P66">)</text:p>
          <text:p text:style-name="P65">)entries<text:tab/>140</text:p>
          <text:p text:style-name="P65">)methods<text:tab/>73, 112</text:p>
          <text:p text:style-name="P65">)stubs<text:tab/>73</text:p>
          <text:p text:style-name="P66">{</text:p>
          <text:p text:style-name="P65">{<text:tab/>80</text:p>
          <text:p text:style-name="P66">}</text:p>
          <text:p text:style-name="P65">}<text:tab/>61, 80</text:p>
          <text:p text:style-name="P66">@</text:p>
          <text:p text:style-name="P65">@<text:tab/>70</text:p>
          <text:p text:style-name="P66">*</text:p>
          <text:p text:style-name="P65">*<text:tab/>94</text:p>
          <text:p text:style-name="P65">**<text:tab/>94</text:p>
          <text:p text:style-name="P66">&amp;</text:p>
          <text:p text:style-name="P65">&amp;&amp;<text:tab/>77, 91, 112</text:p>
          <text:p text:style-name="P66">+</text:p>
          <text:p text:style-name="P65">+<text:tab/>63, 95</text:p>
          <text:p text:style-name="P65">+loop<text:tab/>23</text:p>
          <text:p text:style-name="P66">&lt;</text:p>
          <text:p text:style-name="P65">&lt;&lt;<text:tab/>70, 88</text:p>
          <text:p text:style-name="P65">&lt;&gt;<text:tab/>118</text:p>
          <text:p text:style-name="P66">=</text:p>
          <text:p text:style-name="P65">=<text:tab/>119</text:p>
          <text:p text:style-name="P66">&gt;</text:p>
          <text:p text:style-name="P65">&gt;&gt;<text:tab/>89</text:p>
          <text:p text:style-name="P66">|</text:p>
          <text:p text:style-name="P65">||<text:tab/>78, 92, 121</text:p>
          <text:p text:style-name="P66">~</text:p>
          <text:p text:style-name="P65">~getc<text:tab/>85</text:p>
          <text:p text:style-name="P65">~gets<text:tab/>85</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19854664"/></text:p>
            <text:p text:style-name="Text_20_body">Routing:</text:p>
            <text:p text:style-name="P1">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2"> Compiler Context.</text:span></text:p>
            <text:p text:style-name="P1">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14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7DT13H51M1S</meta:editing-duration>
    <meta:editing-cycles>2075</meta:editing-cycles>
    <meta:generator>OpenOffice/4.1.1$Win32 OpenOffice.org_project/411m6$Build-9775</meta:generator>
    <dc:date>2015-04-26T18:29:37.03</dc:date>
    <dc:creator>Peter Camilleri</dc:creator>
    <meta:printed-by>Peter Camilleri</meta:printed-by>
    <meta:print-date>2015-02-10T10:49:15.76</meta:print-date>
    <meta:document-statistic meta:table-count="202" meta:image-count="0" meta:object-count="0" meta:page-count="145" meta:paragraph-count="4670" meta:word-count="26418" meta:character-count="152829"/>
    <meta:template xlink:type="simple" xlink:actuate="onRequest" xlink:title="MyDefault" xlink:href="../../../../OpenOffice.org/3/user/template/MyDefault.ott" meta:date="2014-06-26T22:09:00.24"/>
  </office:meta>
</office:document-meta>
</file>